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6.542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.789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8.012cm"/>
    </style:style>
    <style:style style:name="co9" style:family="table-column">
      <style:table-column-properties fo:break-before="auto" style:column-width="3.087cm"/>
    </style:style>
    <style:style style:name="co10" style:family="table-column">
      <style:table-column-properties fo:break-before="auto" style:column-width="1.496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3.455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14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6cm" fo:break-before="auto" style:use-optimal-row-height="false"/>
    </style:style>
    <style:style style:name="ro5" style:family="table-row">
      <style:table-row-properties style:row-height="1.238cm" fo:break-before="auto" style:use-optimal-row-height="false"/>
    </style:style>
    <style:style style:name="ro6" style:family="table-row">
      <style:table-row-properties style:row-height="1.362cm" fo:break-before="auto" style:use-optimal-row-height="false"/>
    </style:style>
    <style:style style:name="ro7" style:family="table-row">
      <style:table-row-properties style:row-height="0.898cm" fo:break-before="auto" style:use-optimal-row-height="false"/>
    </style:style>
    <style:style style:name="ro8" style:family="table-row">
      <style:table-row-properties style:row-height="1.145cm" fo:break-before="auto" style:use-optimal-row-height="false"/>
    </style:style>
    <style:style style:name="ta1" style:family="table" style:master-page-name="PageStyle_5f_Resumen">
      <style:table-properties table:display="true" style:writing-mode="lr-tb"/>
    </style:style>
    <style:style style:name="ta2" style:family="table" style:master-page-name="PageStyle_5f_Estimados">
      <style:table-properties table:display="true" style:writing-mode="lr-tb"/>
    </style:style>
    <style:style style:name="ta3" style:family="table" style:master-page-name="PageStyle_5f_Departamentos">
      <style:table-properties table:display="true" style:writing-mode="lr-tb"/>
    </style:style>
    <style:style style:name="ta4" style:family="table" style:master-page-name="PageStyle_5f_Dificultades">
      <style:table-properties table:display="true" style:writing-mode="lr-tb"/>
    </style:style>
    <style:style style:name="ta5" style:family="table" style:master-page-name="PageStyle_5f_Responsables">
      <style:table-properties table:display="true" style:writing-mode="lr-tb"/>
    </style:style>
    <style:style style:name="ta6" style:family="table" style:master-page-name="PageStyle_5f_Incertidumbre_20__26__20_Holgura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ea433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4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34a85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Resumen.B8"/>
    </style:style>
    <style:style style:name="ce4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Resumen.D8"/>
    </style:style>
    <style:style style:name="ce15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" style:family="table-cell" style:parent-style-name="Default">
      <style:table-cell-properties fo:background-color="#4285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consolata" fo:font-size="40pt" fo:font-style="normal" fo:text-shadow="none" style:text-underline-style="none" fo:font-weight="normal" style:font-size-asian="40pt" style:font-style-asian="normal" style:font-weight-asian="normal" style:font-name-complex="Inconsolata" style:font-size-complex="40pt" style:font-style-complex="normal" style:font-weight-complex="normal"/>
    </style:style>
    <style:style style:name="ce23" style:family="table-cell" style:parent-style-name="Default">
      <style:table-cell-properties fo:background-color="#ff99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Resumen.H8"/>
    </style:style>
    <style:style style:name="ce25" style:family="table-cell" style:parent-style-name="Default" style:data-style-name="N111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Resumen.J8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LEN(TRIM([.G2]))&gt;0)" style:apply-style-name="ConditionalStyle_5f_1" style:base-cell-address="Estimados.G2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epartamentos.$A$1:.$A$1000])" table:allow-empty-cell="true" table:display-list="unsorted" table:base-cell-address="Estimados.D2">
          <table:error-message table:message-type="stop" table:display="true"/>
        </table:content-validation>
        <table:content-validation table:name="val2" table:condition="of:cell-content-is-in-list([$Responsables.$A$1:.$A$1048576])" table:allow-empty-cell="true" table:display-list="unsorted" table:base-cell-address="Estimados.E2">
          <table:error-message table:message-type="stop" table:display="true"/>
        </table:content-validation>
        <table:content-validation table:name="val3" table:condition="of:cell-content-is-in-list([$Dificultades.$A$1:.$A$1048576])" table:allow-empty-cell="true" table:display-list="unsorted" table:base-cell-address="Estimados.F2">
          <table:error-message table:message-type="stop" table:display="true"/>
        </table:content-validation>
        <table:content-validation table:name="val4" table:condition="of:cell-content-is-in-list([$'Incertidumbre &amp; Holguras'.$A$1:.$A$1048576])" table:allow-empty-cell="true" table:display-list="unsorted" table:base-cell-address="Estimados.I2">
          <table:error-message table:message-type="stop" table:display="true"/>
        </table:content-validation>
      </table:content-validations>
      <table:table table:name="Resum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yect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Versión estimado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Productor</text:p>
          </table:table-cell>
          <table:covered-table-cell table:number-columns-repeated="2" table:style-name="ce9"/>
          <table:table-cell table:style-name="ce42" office:value-type="string" calcext:value-type="string" table:number-columns-spanned="2" table:number-rows-spanned="1">
            <text:p>Fecha</text:p>
          </table:table-cell>
          <table:covered-table-cell table:style-name="ce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Duelos de gloria.</text:p>
          </table:table-cell>
          <table:covered-table-cell table:number-columns-repeated="2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"/>
          <table:table-cell table:style-name="ce2" office:value-type="string" calcext:value-type="string" table:number-columns-spanned="3" table:number-rows-spanned="1">
            <text:p>AC</text:p>
          </table:table-cell>
          <table:covered-table-cell table:number-columns-repeated="2" table:style-name="ce9"/>
          <table:table-cell table:style-name="ce25" office:value-type="date" office:date-value="2022-10-27" calcext:value-type="date" table:number-columns-spanned="2" table:number-rows-spanned="1">
            <text:p>27-10-2022</text:p>
          </table:table-cell>
          <table:covered-table-cell table:style-name="ce9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13" table:number-columns-repeated="5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5" table:number-rows-spanned="1">
            <text:p>Tiempo Total de Desarrollo</text:p>
          </table:table-cell>
          <table:covered-table-cell table:number-columns-repeated="4" table:style-name="ce9"/>
          <table:table-cell table:style-name="ce13"/>
          <table:table-cell table:style-name="ce18" office:value-type="string" calcext:value-type="string" table:number-columns-spanned="5" table:number-rows-spanned="1">
            <text:p>Tamaño de Equipo</text:p>
          </table:table-cell>
          <table:covered-table-cell table:number-columns-repeated="4" table:style-name="ce9"/>
          <table:table-cell table:number-columns-repeated="1013"/>
        </table:table-row>
        <table:table-row table:style-name="ro2">
          <table:table-cell table:style-name="ce5" table:formula="of:=SUMIF([$Estimados.J$1:.J$1048576];&quot;&gt;0&quot;)" office:value-type="float" office:value="228.3" calcext:value-type="float" table:number-columns-spanned="4" table:number-rows-spanned="1">
            <text:p>228.3</text:p>
          </table:table-cell>
          <table:covered-table-cell table:number-columns-repeated="3" table:style-name="ce9"/>
          <table:table-cell table:style-name="ce15" table:formula="of:=ifs([.A5]=1;&quot;hr&quot;; [.A5]&gt;1;&quot;hrs&quot;;[.A5]&lt;1;&quot;&quot;)" office:value-type="string" office:string-value="" calcext:value-type="error">
            <text:p>#¿NOMBRE?</text:p>
          </table:table-cell>
          <table:table-cell table:style-name="ce17"/>
          <table:table-cell table:style-name="ce19" table:formula="of:=COUNTA([$Responsables.A$1:.A$1048576])" office:value-type="float" office:value="3" calcext:value-type="float">
            <text:p>3</text:p>
          </table:table-cell>
          <table:table-cell table:style-name="ce22" table:formula="of:=ifs([.G5]=1;&quot;persona&quot;; [.G5]&gt;1;&quot;personas&quot;;[.G5]&lt;1;&quot;&quot;)" office:value-type="string" office:string-value="" calcext:value-type="error" table:number-columns-spanned="4" table:number-rows-spanned="1">
            <text:p>#¿NOMBRE?</text:p>
          </table:table-cell>
          <table:covered-table-cell table:number-columns-repeated="3" table:style-name="ce9"/>
          <table:table-cell table:number-columns-repeated="1013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7" office:value-type="string" calcext:value-type="string">
            <text:p>Departamento</text:p>
          </table:table-cell>
          <table:table-cell table:style-name="ce10" office:value-type="string" calcext:value-type="string" table:number-columns-spanned="2" table:number-rows-spanned="1">
            <text:p>Tiempo Total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Días Laborales (8hrs)</text:p>
          </table:table-cell>
          <table:covered-table-cell table:style-name="ce9"/>
          <table:table-cell table:style-name="ce6"/>
          <table:table-cell table:style-name="ce20" office:value-type="string" calcext:value-type="string">
            <text:p>Miembros del Equipo</text:p>
          </table:table-cell>
          <table:table-cell table:style-name="ce23" office:value-type="string" calcext:value-type="string" table:number-columns-spanned="2" table:number-rows-spanned="1">
            <text:p>Tiempo Total 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Días Laborales (8hrs)</text:p>
          </table:table-cell>
          <table:covered-table-cell table:style-name="ce9"/>
          <table:table-cell table:number-columns-repeated="1013"/>
        </table:table-row>
        <table:table-row table:style-name="ro1">
          <table:table-cell table:style-name="ce8" table:formula="of:=[$Departamentos.A1]" office:value-type="string" office:string-value="Code" calcext:value-type="string">
            <text:p>Code</text:p>
          </table:table-cell>
          <table:table-cell table:style-name="ce11" table:formula="of:=SUMIF([$Estimados.D$1:.D$1048576];[.A8];[$Estimados.J$1:.J$1048576])" office:value-type="float" office:value="56.5" calcext:value-type="float">
            <text:p>56.5</text:p>
          </table:table-cell>
          <table:table-cell table:style-name="ce8" table:formula="of:=ifs([.B8]=1;&quot;hr&quot;; [.B8]&gt;1;&quot;hrs&quot;;[.B8]&lt;1;&quot;&quot;)" office:value-type="string" office:string-value="" calcext:value-type="error">
            <text:p>#¿NOMBRE?</text:p>
          </table:table-cell>
          <table:table-cell table:style-name="ce14" table:formula="of:=[.B8]/8" office:value-type="float" office:value="7.0625" calcext:value-type="float">
            <text:p>7.0625</text:p>
          </table:table-cell>
          <table:table-cell table:style-name="ce16" table:formula="of:=ifs([.D8]=1;&quot;Día&quot;; [.D8]&gt;1;&quot;Días&quot;;[.D8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]" office:value-type="string" office:string-value="Cristi" calcext:value-type="string">
            <text:p>Cristi</text:p>
          </table:table-cell>
          <table:table-cell table:style-name="ce24" table:formula="of:=SUMIF([$Estimados.E$1:.E$1048576];[.G8];[$Estimados.J$1:.J$1048576])" office:value-type="float" office:value="66.5" calcext:value-type="float">
            <text:p>66.5</text:p>
          </table:table-cell>
          <table:table-cell table:style-name="ce21" table:formula="of:=ifs([.H8]=1;&quot;hr&quot;; [.H8]&gt;1;&quot;hrs&quot;;[.H8]&lt;1;&quot;&quot;)" office:value-type="string" office:string-value="" calcext:value-type="error">
            <text:p>#¿NOMBRE?</text:p>
          </table:table-cell>
          <table:table-cell table:style-name="ce26" table:formula="of:=[.H8]/8" office:value-type="float" office:value="8.3125" calcext:value-type="float">
            <text:p>8.3125</text:p>
          </table:table-cell>
          <table:table-cell table:style-name="ce21" table:formula="of:=ifs([.J8]=1;&quot;Día&quot;; [.J8]&gt;1;&quot;Días&quot;;[.J8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]" office:value-type="string" office:string-value="Art" calcext:value-type="string">
            <text:p>Art</text:p>
          </table:table-cell>
          <table:table-cell table:style-name="ce11" table:formula="of:=SUMIF([$Estimados.D$1:.D$1048576];[.A9];[$Estimados.J$1:.J$1048576])" office:value-type="float" office:value="93.8" calcext:value-type="float">
            <text:p>93.8</text:p>
          </table:table-cell>
          <table:table-cell table:style-name="ce8" table:formula="of:=ifs([.B9]=1;&quot;hr&quot;; [.B9]&gt;1;&quot;hrs&quot;;[.B9]&lt;1;&quot;&quot;)" office:value-type="string" office:string-value="" calcext:value-type="error">
            <text:p>#¿NOMBRE?</text:p>
          </table:table-cell>
          <table:table-cell table:style-name="ce14" table:formula="of:=[.B9]/8" office:value-type="float" office:value="11.725" calcext:value-type="float">
            <text:p>11.725</text:p>
          </table:table-cell>
          <table:table-cell table:style-name="ce16" table:formula="of:=ifs([.D9]=1;&quot;Día&quot;; [.D9]&gt;1;&quot;Días&quot;;[.D9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]" office:value-type="string" office:string-value="Angie" calcext:value-type="string">
            <text:p>Angie</text:p>
          </table:table-cell>
          <table:table-cell table:style-name="ce24" table:formula="of:=SUMIF([$Estimados.E$1:.E$1048576];[.G9];[$Estimados.J$1:.J$1048576])" office:value-type="float" office:value="85.8" calcext:value-type="float">
            <text:p>85.8</text:p>
          </table:table-cell>
          <table:table-cell table:style-name="ce21" table:formula="of:=ifs([.H9]=1;&quot;hr&quot;; [.H9]&gt;1;&quot;hrs&quot;;[.H9]&lt;1;&quot;&quot;)" office:value-type="string" office:string-value="" calcext:value-type="error">
            <text:p>#¿NOMBRE?</text:p>
          </table:table-cell>
          <table:table-cell table:style-name="ce26" table:formula="of:=[.H9]/8" office:value-type="float" office:value="10.725" calcext:value-type="float">
            <text:p>10.725</text:p>
          </table:table-cell>
          <table:table-cell table:style-name="ce21" table:formula="of:=ifs([.J9]=1;&quot;Día&quot;; [.J9]&gt;1;&quot;Días&quot;;[.J9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3]" office:value-type="string" office:string-value="Game Design" calcext:value-type="string">
            <text:p>Game Design</text:p>
          </table:table-cell>
          <table:table-cell table:style-name="ce11" table:formula="of:=SUMIF([$Estimados.D$1:.D$1048576];[.A10];[$Estimados.J$1:.J$1048576])" office:value-type="float" office:value="78" calcext:value-type="float">
            <text:p>78</text:p>
          </table:table-cell>
          <table:table-cell table:style-name="ce8" table:formula="of:=ifs([.B10]=1;&quot;hr&quot;; [.B10]&gt;1;&quot;hrs&quot;;[.B10]&lt;1;&quot;&quot;)" office:value-type="string" office:string-value="" calcext:value-type="error">
            <text:p>#¿NOMBRE?</text:p>
          </table:table-cell>
          <table:table-cell table:style-name="ce14" table:formula="of:=[.B10]/8" office:value-type="float" office:value="9.75" calcext:value-type="float">
            <text:p>9.75</text:p>
          </table:table-cell>
          <table:table-cell table:style-name="ce16" table:formula="of:=ifs([.D10]=1;&quot;Día&quot;; [.D10]&gt;1;&quot;Días&quot;;[.D10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3]" office:value-type="string" office:string-value="AC" calcext:value-type="string">
            <text:p>AC</text:p>
          </table:table-cell>
          <table:table-cell table:style-name="ce24" table:formula="of:=SUMIF([$Estimados.E$1:.E$1048576];[.G10];[$Estimados.J$1:.J$1048576])" office:value-type="float" office:value="76" calcext:value-type="float">
            <text:p>76</text:p>
          </table:table-cell>
          <table:table-cell table:style-name="ce21" table:formula="of:=ifs([.H10]=1;&quot;hr&quot;; [.H10]&gt;1;&quot;hrs&quot;;[.H10]&lt;1;&quot;&quot;)" office:value-type="string" office:string-value="" calcext:value-type="error">
            <text:p>#¿NOMBRE?</text:p>
          </table:table-cell>
          <table:table-cell table:style-name="ce26" table:formula="of:=[.H10]/8" office:value-type="float" office:value="9.5" calcext:value-type="float">
            <text:p>9.5</text:p>
          </table:table-cell>
          <table:table-cell table:style-name="ce21" table:formula="of:=ifs([.J10]=1;&quot;Día&quot;; [.J10]&gt;1;&quot;Días&quot;;[.J10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4]" office:value-type="float" office:value="0" calcext:value-type="float">
            <text:p>0</text:p>
          </table:table-cell>
          <table:table-cell table:style-name="ce11" table:formula="of:=SUMIF([$Estimados.D$1:.D$1048576];[.A11];[$Estimados.J$1:.J$1048576])" office:value-type="float" office:value="0" calcext:value-type="float">
            <text:p>0</text:p>
          </table:table-cell>
          <table:table-cell table:style-name="ce8" table:formula="of:=ifs([.B11]=1;&quot;hr&quot;; [.B11]&gt;1;&quot;hrs&quot;;[.B11]&lt;1;&quot;&quot;)" office:value-type="string" office:string-value="" calcext:value-type="error">
            <text:p>#¿NOMBRE?</text:p>
          </table:table-cell>
          <table:table-cell table:style-name="ce14" table:formula="of:=[.B11]/8" office:value-type="float" office:value="0" calcext:value-type="float">
            <text:p>0</text:p>
          </table:table-cell>
          <table:table-cell table:style-name="ce16" table:formula="of:=ifs([.D11]=1;&quot;Día&quot;; [.D11]&gt;1;&quot;Días&quot;;[.D11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4]" office:value-type="float" office:value="0" calcext:value-type="float">
            <text:p>0</text:p>
          </table:table-cell>
          <table:table-cell table:style-name="ce24" table:formula="of:=SUMIF([$Estimados.E$1:.E$1048576];[.G11];[$Estimados.J$1:.J$1048576])" office:value-type="float" office:value="0" calcext:value-type="float">
            <text:p>0</text:p>
          </table:table-cell>
          <table:table-cell table:style-name="ce21" table:formula="of:=ifs([.H11]=1;&quot;hr&quot;; [.H11]&gt;1;&quot;hrs&quot;;[.H11]&lt;1;&quot;&quot;)" office:value-type="string" office:string-value="" calcext:value-type="error">
            <text:p>#¿NOMBRE?</text:p>
          </table:table-cell>
          <table:table-cell table:style-name="ce26" table:formula="of:=[.H11]/8" office:value-type="float" office:value="0" calcext:value-type="float">
            <text:p>0</text:p>
          </table:table-cell>
          <table:table-cell table:style-name="ce21" table:formula="of:=ifs([.J11]=1;&quot;Día&quot;; [.J11]&gt;1;&quot;Días&quot;;[.J11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5]" office:value-type="float" office:value="0" calcext:value-type="float">
            <text:p>0</text:p>
          </table:table-cell>
          <table:table-cell table:style-name="ce11" table:formula="of:=SUMIF([$Estimados.D$1:.D$1048576];[.A12];[$Estimados.J$1:.J$1048576])" office:value-type="float" office:value="0" calcext:value-type="float">
            <text:p>0</text:p>
          </table:table-cell>
          <table:table-cell table:style-name="ce8" table:formula="of:=ifs([.B12]=1;&quot;hr&quot;; [.B12]&gt;1;&quot;hrs&quot;;[.B12]&lt;1;&quot;&quot;)" office:value-type="string" office:string-value="" calcext:value-type="error">
            <text:p>#¿NOMBRE?</text:p>
          </table:table-cell>
          <table:table-cell table:style-name="ce14" table:formula="of:=[.B12]/8" office:value-type="float" office:value="0" calcext:value-type="float">
            <text:p>0</text:p>
          </table:table-cell>
          <table:table-cell table:style-name="ce16" table:formula="of:=ifs([.D12]=1;&quot;Día&quot;; [.D12]&gt;1;&quot;Días&quot;;[.D12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5]" office:value-type="float" office:value="0" calcext:value-type="float">
            <text:p>0</text:p>
          </table:table-cell>
          <table:table-cell table:style-name="ce24" table:formula="of:=SUMIF([$Estimados.E$1:.E$1048576];[.G12];[$Estimados.J$1:.J$1048576])" office:value-type="float" office:value="0" calcext:value-type="float">
            <text:p>0</text:p>
          </table:table-cell>
          <table:table-cell table:style-name="ce21" table:formula="of:=ifs([.H12]=1;&quot;hr&quot;; [.H12]&gt;1;&quot;hrs&quot;;[.H12]&lt;1;&quot;&quot;)" office:value-type="string" office:string-value="" calcext:value-type="error">
            <text:p>#¿NOMBRE?</text:p>
          </table:table-cell>
          <table:table-cell table:style-name="ce26" table:formula="of:=[.H12]/8" office:value-type="float" office:value="0" calcext:value-type="float">
            <text:p>0</text:p>
          </table:table-cell>
          <table:table-cell table:style-name="ce21" table:formula="of:=ifs([.J12]=1;&quot;Día&quot;; [.J12]&gt;1;&quot;Días&quot;;[.J12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6]" office:value-type="float" office:value="0" calcext:value-type="float">
            <text:p>0</text:p>
          </table:table-cell>
          <table:table-cell table:style-name="ce11" table:formula="of:=SUMIF([$Estimados.D$1:.D$1048576];[.A13];[$Estimados.J$1:.J$1048576])" office:value-type="float" office:value="0" calcext:value-type="float">
            <text:p>0</text:p>
          </table:table-cell>
          <table:table-cell table:style-name="ce8" table:formula="of:=ifs([.B13]=1;&quot;hr&quot;; [.B13]&gt;1;&quot;hrs&quot;;[.B13]&lt;1;&quot;&quot;)" office:value-type="string" office:string-value="" calcext:value-type="error">
            <text:p>#¿NOMBRE?</text:p>
          </table:table-cell>
          <table:table-cell table:style-name="ce14" table:formula="of:=[.B13]/8" office:value-type="float" office:value="0" calcext:value-type="float">
            <text:p>0</text:p>
          </table:table-cell>
          <table:table-cell table:style-name="ce16" table:formula="of:=ifs([.D13]=1;&quot;Día&quot;; [.D13]&gt;1;&quot;Días&quot;;[.D13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6]" office:value-type="float" office:value="0" calcext:value-type="float">
            <text:p>0</text:p>
          </table:table-cell>
          <table:table-cell table:style-name="ce24" table:formula="of:=SUMIF([$Estimados.E$1:.E$1048576];[.G13];[$Estimados.J$1:.J$1048576])" office:value-type="float" office:value="0" calcext:value-type="float">
            <text:p>0</text:p>
          </table:table-cell>
          <table:table-cell table:style-name="ce21" table:formula="of:=ifs([.H13]=1;&quot;hr&quot;; [.H13]&gt;1;&quot;hrs&quot;;[.H13]&lt;1;&quot;&quot;)" office:value-type="string" office:string-value="" calcext:value-type="error">
            <text:p>#¿NOMBRE?</text:p>
          </table:table-cell>
          <table:table-cell table:style-name="ce26" table:formula="of:=[.H13]/8" office:value-type="float" office:value="0" calcext:value-type="float">
            <text:p>0</text:p>
          </table:table-cell>
          <table:table-cell table:style-name="ce21" table:formula="of:=ifs([.J13]=1;&quot;Día&quot;; [.J13]&gt;1;&quot;Días&quot;;[.J13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7]" office:value-type="float" office:value="0" calcext:value-type="float">
            <text:p>0</text:p>
          </table:table-cell>
          <table:table-cell table:style-name="ce11" table:formula="of:=SUMIF([$Estimados.D$1:.D$1048576];[.A14];[$Estimados.J$1:.J$1048576])" office:value-type="float" office:value="0" calcext:value-type="float">
            <text:p>0</text:p>
          </table:table-cell>
          <table:table-cell table:style-name="ce8" table:formula="of:=ifs([.B14]=1;&quot;hr&quot;; [.B14]&gt;1;&quot;hrs&quot;;[.B14]&lt;1;&quot;&quot;)" office:value-type="string" office:string-value="" calcext:value-type="error">
            <text:p>#¿NOMBRE?</text:p>
          </table:table-cell>
          <table:table-cell table:style-name="ce14" table:formula="of:=[.B14]/8" office:value-type="float" office:value="0" calcext:value-type="float">
            <text:p>0</text:p>
          </table:table-cell>
          <table:table-cell table:style-name="ce16" table:formula="of:=ifs([.D14]=1;&quot;Día&quot;; [.D14]&gt;1;&quot;Días&quot;;[.D14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7]" office:value-type="float" office:value="0" calcext:value-type="float">
            <text:p>0</text:p>
          </table:table-cell>
          <table:table-cell table:style-name="ce24" table:formula="of:=SUMIF([$Estimados.E$1:.E$1048576];[.G14];[$Estimados.J$1:.J$1048576])" office:value-type="float" office:value="0" calcext:value-type="float">
            <text:p>0</text:p>
          </table:table-cell>
          <table:table-cell table:style-name="ce21" table:formula="of:=ifs([.H14]=1;&quot;hr&quot;; [.H14]&gt;1;&quot;hrs&quot;;[.H14]&lt;1;&quot;&quot;)" office:value-type="string" office:string-value="" calcext:value-type="error">
            <text:p>#¿NOMBRE?</text:p>
          </table:table-cell>
          <table:table-cell table:style-name="ce26" table:formula="of:=[.H14]/8" office:value-type="float" office:value="0" calcext:value-type="float">
            <text:p>0</text:p>
          </table:table-cell>
          <table:table-cell table:style-name="ce21" table:formula="of:=ifs([.J14]=1;&quot;Día&quot;; [.J14]&gt;1;&quot;Días&quot;;[.J14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8]" office:value-type="float" office:value="0" calcext:value-type="float">
            <text:p>0</text:p>
          </table:table-cell>
          <table:table-cell table:style-name="ce11" table:formula="of:=SUMIF([$Estimados.D$1:.D$1048576];[.A15];[$Estimados.J$1:.J$1048576])" office:value-type="float" office:value="0" calcext:value-type="float">
            <text:p>0</text:p>
          </table:table-cell>
          <table:table-cell table:style-name="ce8" table:formula="of:=ifs([.B15]=1;&quot;hr&quot;; [.B15]&gt;1;&quot;hrs&quot;;[.B15]&lt;1;&quot;&quot;)" office:value-type="string" office:string-value="" calcext:value-type="error">
            <text:p>#¿NOMBRE?</text:p>
          </table:table-cell>
          <table:table-cell table:style-name="ce14" table:formula="of:=[.B15]/8" office:value-type="float" office:value="0" calcext:value-type="float">
            <text:p>0</text:p>
          </table:table-cell>
          <table:table-cell table:style-name="ce16" table:formula="of:=ifs([.D15]=1;&quot;Día&quot;; [.D15]&gt;1;&quot;Días&quot;;[.D15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8]" office:value-type="float" office:value="0" calcext:value-type="float">
            <text:p>0</text:p>
          </table:table-cell>
          <table:table-cell table:style-name="ce24" table:formula="of:=SUMIF([$Estimados.E$1:.E$1048576];[.G15];[$Estimados.J$1:.J$1048576])" office:value-type="float" office:value="0" calcext:value-type="float">
            <text:p>0</text:p>
          </table:table-cell>
          <table:table-cell table:style-name="ce21" table:formula="of:=ifs([.H15]=1;&quot;hr&quot;; [.H15]&gt;1;&quot;hrs&quot;;[.H15]&lt;1;&quot;&quot;)" office:value-type="string" office:string-value="" calcext:value-type="error">
            <text:p>#¿NOMBRE?</text:p>
          </table:table-cell>
          <table:table-cell table:style-name="ce26" table:formula="of:=[.H15]/8" office:value-type="float" office:value="0" calcext:value-type="float">
            <text:p>0</text:p>
          </table:table-cell>
          <table:table-cell table:style-name="ce21" table:formula="of:=ifs([.J15]=1;&quot;Día&quot;; [.J15]&gt;1;&quot;Días&quot;;[.J15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9]" office:value-type="float" office:value="0" calcext:value-type="float">
            <text:p>0</text:p>
          </table:table-cell>
          <table:table-cell table:style-name="ce11" table:formula="of:=SUMIF([$Estimados.D$1:.D$1048576];[.A16];[$Estimados.J$1:.J$1048576])" office:value-type="float" office:value="0" calcext:value-type="float">
            <text:p>0</text:p>
          </table:table-cell>
          <table:table-cell table:style-name="ce8" table:formula="of:=ifs([.B16]=1;&quot;hr&quot;; [.B16]&gt;1;&quot;hrs&quot;;[.B16]&lt;1;&quot;&quot;)" office:value-type="string" office:string-value="" calcext:value-type="error">
            <text:p>#¿NOMBRE?</text:p>
          </table:table-cell>
          <table:table-cell table:style-name="ce14" table:formula="of:=[.B16]/8" office:value-type="float" office:value="0" calcext:value-type="float">
            <text:p>0</text:p>
          </table:table-cell>
          <table:table-cell table:style-name="ce16" table:formula="of:=ifs([.D16]=1;&quot;Día&quot;; [.D16]&gt;1;&quot;Días&quot;;[.D16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9]" office:value-type="float" office:value="0" calcext:value-type="float">
            <text:p>0</text:p>
          </table:table-cell>
          <table:table-cell table:style-name="ce24" table:formula="of:=SUMIF([$Estimados.E$1:.E$1048576];[.G16];[$Estimados.J$1:.J$1048576])" office:value-type="float" office:value="0" calcext:value-type="float">
            <text:p>0</text:p>
          </table:table-cell>
          <table:table-cell table:style-name="ce21" table:formula="of:=ifs([.H16]=1;&quot;hr&quot;; [.H16]&gt;1;&quot;hrs&quot;;[.H16]&lt;1;&quot;&quot;)" office:value-type="string" office:string-value="" calcext:value-type="error">
            <text:p>#¿NOMBRE?</text:p>
          </table:table-cell>
          <table:table-cell table:style-name="ce26" table:formula="of:=[.H16]/8" office:value-type="float" office:value="0" calcext:value-type="float">
            <text:p>0</text:p>
          </table:table-cell>
          <table:table-cell table:style-name="ce21" table:formula="of:=ifs([.J16]=1;&quot;Día&quot;; [.J16]&gt;1;&quot;Días&quot;;[.J16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0]" office:value-type="float" office:value="0" calcext:value-type="float">
            <text:p>0</text:p>
          </table:table-cell>
          <table:table-cell table:style-name="ce11" table:formula="of:=SUMIF([$Estimados.D$1:.D$1048576];[.A17];[$Estimados.J$1:.J$1048576])" office:value-type="float" office:value="0" calcext:value-type="float">
            <text:p>0</text:p>
          </table:table-cell>
          <table:table-cell table:style-name="ce8" table:formula="of:=ifs([.B17]=1;&quot;hr&quot;; [.B17]&gt;1;&quot;hrs&quot;;[.B17]&lt;1;&quot;&quot;)" office:value-type="string" office:string-value="" calcext:value-type="error">
            <text:p>#¿NOMBRE?</text:p>
          </table:table-cell>
          <table:table-cell table:style-name="ce14" table:formula="of:=[.B17]/8" office:value-type="float" office:value="0" calcext:value-type="float">
            <text:p>0</text:p>
          </table:table-cell>
          <table:table-cell table:style-name="ce16" table:formula="of:=ifs([.D17]=1;&quot;Día&quot;; [.D17]&gt;1;&quot;Días&quot;;[.D17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0]" office:value-type="float" office:value="0" calcext:value-type="float">
            <text:p>0</text:p>
          </table:table-cell>
          <table:table-cell table:style-name="ce24" table:formula="of:=SUMIF([$Estimados.E$1:.E$1048576];[.G17];[$Estimados.J$1:.J$1048576])" office:value-type="float" office:value="0" calcext:value-type="float">
            <text:p>0</text:p>
          </table:table-cell>
          <table:table-cell table:style-name="ce21" table:formula="of:=ifs([.H17]=1;&quot;hr&quot;; [.H17]&gt;1;&quot;hrs&quot;;[.H17]&lt;1;&quot;&quot;)" office:value-type="string" office:string-value="" calcext:value-type="error">
            <text:p>#¿NOMBRE?</text:p>
          </table:table-cell>
          <table:table-cell table:style-name="ce26" table:formula="of:=[.H17]/8" office:value-type="float" office:value="0" calcext:value-type="float">
            <text:p>0</text:p>
          </table:table-cell>
          <table:table-cell table:style-name="ce21" table:formula="of:=ifs([.J17]=1;&quot;Día&quot;; [.J17]&gt;1;&quot;Días&quot;;[.J17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1]" office:value-type="float" office:value="0" calcext:value-type="float">
            <text:p>0</text:p>
          </table:table-cell>
          <table:table-cell table:style-name="ce11" table:formula="of:=SUMIF([$Estimados.D$1:.D$1048576];[.A18];[$Estimados.J$1:.J$1048576])" office:value-type="float" office:value="0" calcext:value-type="float">
            <text:p>0</text:p>
          </table:table-cell>
          <table:table-cell table:style-name="ce8" table:formula="of:=ifs([.B18]=1;&quot;hr&quot;; [.B18]&gt;1;&quot;hrs&quot;;[.B18]&lt;1;&quot;&quot;)" office:value-type="string" office:string-value="" calcext:value-type="error">
            <text:p>#¿NOMBRE?</text:p>
          </table:table-cell>
          <table:table-cell table:style-name="ce14" table:formula="of:=[.B18]/8" office:value-type="float" office:value="0" calcext:value-type="float">
            <text:p>0</text:p>
          </table:table-cell>
          <table:table-cell table:style-name="ce16" table:formula="of:=ifs([.D18]=1;&quot;Día&quot;; [.D18]&gt;1;&quot;Días&quot;;[.D18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1]" office:value-type="float" office:value="0" calcext:value-type="float">
            <text:p>0</text:p>
          </table:table-cell>
          <table:table-cell table:style-name="ce24" table:formula="of:=SUMIF([$Estimados.E$1:.E$1048576];[.G18];[$Estimados.J$1:.J$1048576])" office:value-type="float" office:value="0" calcext:value-type="float">
            <text:p>0</text:p>
          </table:table-cell>
          <table:table-cell table:style-name="ce21" table:formula="of:=ifs([.H18]=1;&quot;hr&quot;; [.H18]&gt;1;&quot;hrs&quot;;[.H18]&lt;1;&quot;&quot;)" office:value-type="string" office:string-value="" calcext:value-type="error">
            <text:p>#¿NOMBRE?</text:p>
          </table:table-cell>
          <table:table-cell table:style-name="ce26" table:formula="of:=[.H18]/8" office:value-type="float" office:value="0" calcext:value-type="float">
            <text:p>0</text:p>
          </table:table-cell>
          <table:table-cell table:style-name="ce21" table:formula="of:=ifs([.J18]=1;&quot;Día&quot;; [.J18]&gt;1;&quot;Días&quot;;[.J18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2]" office:value-type="float" office:value="0" calcext:value-type="float">
            <text:p>0</text:p>
          </table:table-cell>
          <table:table-cell table:style-name="ce11" table:formula="of:=SUMIF([$Estimados.D$1:.D$1048576];[.A19];[$Estimados.J$1:.J$1048576])" office:value-type="float" office:value="0" calcext:value-type="float">
            <text:p>0</text:p>
          </table:table-cell>
          <table:table-cell table:style-name="ce8" table:formula="of:=ifs([.B19]=1;&quot;hr&quot;; [.B19]&gt;1;&quot;hrs&quot;;[.B19]&lt;1;&quot;&quot;)" office:value-type="string" office:string-value="" calcext:value-type="error">
            <text:p>#¿NOMBRE?</text:p>
          </table:table-cell>
          <table:table-cell table:style-name="ce14" table:formula="of:=[.B19]/8" office:value-type="float" office:value="0" calcext:value-type="float">
            <text:p>0</text:p>
          </table:table-cell>
          <table:table-cell table:style-name="ce16" table:formula="of:=ifs([.D19]=1;&quot;Día&quot;; [.D19]&gt;1;&quot;Días&quot;;[.D19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2]" office:value-type="float" office:value="0" calcext:value-type="float">
            <text:p>0</text:p>
          </table:table-cell>
          <table:table-cell table:style-name="ce24" table:formula="of:=SUMIF([$Estimados.E$1:.E$1048576];[.G19];[$Estimados.J$1:.J$1048576])" office:value-type="float" office:value="0" calcext:value-type="float">
            <text:p>0</text:p>
          </table:table-cell>
          <table:table-cell table:style-name="ce21" table:formula="of:=ifs([.H19]=1;&quot;hr&quot;; [.H19]&gt;1;&quot;hrs&quot;;[.H19]&lt;1;&quot;&quot;)" office:value-type="string" office:string-value="" calcext:value-type="error">
            <text:p>#¿NOMBRE?</text:p>
          </table:table-cell>
          <table:table-cell table:style-name="ce26" table:formula="of:=[.H19]/8" office:value-type="float" office:value="0" calcext:value-type="float">
            <text:p>0</text:p>
          </table:table-cell>
          <table:table-cell table:style-name="ce21" table:formula="of:=ifs([.J19]=1;&quot;Día&quot;; [.J19]&gt;1;&quot;Días&quot;;[.J19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3]" office:value-type="float" office:value="0" calcext:value-type="float">
            <text:p>0</text:p>
          </table:table-cell>
          <table:table-cell table:style-name="ce11" table:formula="of:=SUMIF([$Estimados.D$1:.D$1048576];[.A20];[$Estimados.J$1:.J$1048576])" office:value-type="float" office:value="0" calcext:value-type="float">
            <text:p>0</text:p>
          </table:table-cell>
          <table:table-cell table:style-name="ce8" table:formula="of:=ifs([.B20]=1;&quot;hr&quot;; [.B20]&gt;1;&quot;hrs&quot;;[.B20]&lt;1;&quot;&quot;)" office:value-type="string" office:string-value="" calcext:value-type="error">
            <text:p>#¿NOMBRE?</text:p>
          </table:table-cell>
          <table:table-cell table:style-name="ce14" table:formula="of:=[.B20]/8" office:value-type="float" office:value="0" calcext:value-type="float">
            <text:p>0</text:p>
          </table:table-cell>
          <table:table-cell table:style-name="ce16" table:formula="of:=ifs([.D20]=1;&quot;Día&quot;; [.D20]&gt;1;&quot;Días&quot;;[.D20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3]" office:value-type="float" office:value="0" calcext:value-type="float">
            <text:p>0</text:p>
          </table:table-cell>
          <table:table-cell table:style-name="ce24" table:formula="of:=SUMIF([$Estimados.E$1:.E$1048576];[.G20];[$Estimados.J$1:.J$1048576])" office:value-type="float" office:value="0" calcext:value-type="float">
            <text:p>0</text:p>
          </table:table-cell>
          <table:table-cell table:style-name="ce21" table:formula="of:=ifs([.H20]=1;&quot;hr&quot;; [.H20]&gt;1;&quot;hrs&quot;;[.H20]&lt;1;&quot;&quot;)" office:value-type="string" office:string-value="" calcext:value-type="error">
            <text:p>#¿NOMBRE?</text:p>
          </table:table-cell>
          <table:table-cell table:style-name="ce26" table:formula="of:=[.H20]/8" office:value-type="float" office:value="0" calcext:value-type="float">
            <text:p>0</text:p>
          </table:table-cell>
          <table:table-cell table:style-name="ce21" table:formula="of:=ifs([.J20]=1;&quot;Día&quot;; [.J20]&gt;1;&quot;Días&quot;;[.J20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4]" office:value-type="float" office:value="0" calcext:value-type="float">
            <text:p>0</text:p>
          </table:table-cell>
          <table:table-cell table:style-name="ce11" table:formula="of:=SUMIF([$Estimados.D$1:.D$1048576];[.A21];[$Estimados.J$1:.J$1048576])" office:value-type="float" office:value="0" calcext:value-type="float">
            <text:p>0</text:p>
          </table:table-cell>
          <table:table-cell table:style-name="ce8" table:formula="of:=ifs([.B21]=1;&quot;hr&quot;; [.B21]&gt;1;&quot;hrs&quot;;[.B21]&lt;1;&quot;&quot;)" office:value-type="string" office:string-value="" calcext:value-type="error">
            <text:p>#¿NOMBRE?</text:p>
          </table:table-cell>
          <table:table-cell table:style-name="ce14" table:formula="of:=[.B21]/8" office:value-type="float" office:value="0" calcext:value-type="float">
            <text:p>0</text:p>
          </table:table-cell>
          <table:table-cell table:style-name="ce16" table:formula="of:=ifs([.D21]=1;&quot;Día&quot;; [.D21]&gt;1;&quot;Días&quot;;[.D21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4]" office:value-type="float" office:value="0" calcext:value-type="float">
            <text:p>0</text:p>
          </table:table-cell>
          <table:table-cell table:style-name="ce24" table:formula="of:=SUMIF([$Estimados.E$1:.E$1048576];[.G21];[$Estimados.J$1:.J$1048576])" office:value-type="float" office:value="0" calcext:value-type="float">
            <text:p>0</text:p>
          </table:table-cell>
          <table:table-cell table:style-name="ce21" table:formula="of:=ifs([.H21]=1;&quot;hr&quot;; [.H21]&gt;1;&quot;hrs&quot;;[.H21]&lt;1;&quot;&quot;)" office:value-type="string" office:string-value="" calcext:value-type="error">
            <text:p>#¿NOMBRE?</text:p>
          </table:table-cell>
          <table:table-cell table:style-name="ce26" table:formula="of:=[.H21]/8" office:value-type="float" office:value="0" calcext:value-type="float">
            <text:p>0</text:p>
          </table:table-cell>
          <table:table-cell table:style-name="ce21" table:formula="of:=ifs([.J21]=1;&quot;Día&quot;; [.J21]&gt;1;&quot;Días&quot;;[.J21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5]" office:value-type="float" office:value="0" calcext:value-type="float">
            <text:p>0</text:p>
          </table:table-cell>
          <table:table-cell table:style-name="ce11" table:formula="of:=SUMIF([$Estimados.D$1:.D$1048576];[.A22];[$Estimados.J$1:.J$1048576])" office:value-type="float" office:value="0" calcext:value-type="float">
            <text:p>0</text:p>
          </table:table-cell>
          <table:table-cell table:style-name="ce8" table:formula="of:=ifs([.B22]=1;&quot;hr&quot;; [.B22]&gt;1;&quot;hrs&quot;;[.B22]&lt;1;&quot;&quot;)" office:value-type="string" office:string-value="" calcext:value-type="error">
            <text:p>#¿NOMBRE?</text:p>
          </table:table-cell>
          <table:table-cell table:style-name="ce14" table:formula="of:=[.B22]/8" office:value-type="float" office:value="0" calcext:value-type="float">
            <text:p>0</text:p>
          </table:table-cell>
          <table:table-cell table:style-name="ce16" table:formula="of:=ifs([.D22]=1;&quot;Día&quot;; [.D22]&gt;1;&quot;Días&quot;;[.D22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5]" office:value-type="float" office:value="0" calcext:value-type="float">
            <text:p>0</text:p>
          </table:table-cell>
          <table:table-cell table:style-name="ce24" table:formula="of:=SUMIF([$Estimados.E$1:.E$1048576];[.G22];[$Estimados.J$1:.J$1048576])" office:value-type="float" office:value="0" calcext:value-type="float">
            <text:p>0</text:p>
          </table:table-cell>
          <table:table-cell table:style-name="ce21" table:formula="of:=ifs([.H22]=1;&quot;hr&quot;; [.H22]&gt;1;&quot;hrs&quot;;[.H22]&lt;1;&quot;&quot;)" office:value-type="string" office:string-value="" calcext:value-type="error">
            <text:p>#¿NOMBRE?</text:p>
          </table:table-cell>
          <table:table-cell table:style-name="ce26" table:formula="of:=[.H22]/8" office:value-type="float" office:value="0" calcext:value-type="float">
            <text:p>0</text:p>
          </table:table-cell>
          <table:table-cell table:style-name="ce21" table:formula="of:=ifs([.J22]=1;&quot;Día&quot;; [.J22]&gt;1;&quot;Días&quot;;[.J22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6]" office:value-type="float" office:value="0" calcext:value-type="float">
            <text:p>0</text:p>
          </table:table-cell>
          <table:table-cell table:style-name="ce11" table:formula="of:=SUMIF([$Estimados.D$1:.D$1048576];[.A23];[$Estimados.J$1:.J$1048576])" office:value-type="float" office:value="0" calcext:value-type="float">
            <text:p>0</text:p>
          </table:table-cell>
          <table:table-cell table:style-name="ce8" table:formula="of:=ifs([.B23]=1;&quot;hr&quot;; [.B23]&gt;1;&quot;hrs&quot;;[.B23]&lt;1;&quot;&quot;)" office:value-type="string" office:string-value="" calcext:value-type="error">
            <text:p>#¿NOMBRE?</text:p>
          </table:table-cell>
          <table:table-cell table:style-name="ce14" table:formula="of:=[.B23]/8" office:value-type="float" office:value="0" calcext:value-type="float">
            <text:p>0</text:p>
          </table:table-cell>
          <table:table-cell table:style-name="ce16" table:formula="of:=ifs([.D23]=1;&quot;Día&quot;; [.D23]&gt;1;&quot;Días&quot;;[.D23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6]" office:value-type="float" office:value="0" calcext:value-type="float">
            <text:p>0</text:p>
          </table:table-cell>
          <table:table-cell table:style-name="ce24" table:formula="of:=SUMIF([$Estimados.E$1:.E$1048576];[.G23];[$Estimados.J$1:.J$1048576])" office:value-type="float" office:value="0" calcext:value-type="float">
            <text:p>0</text:p>
          </table:table-cell>
          <table:table-cell table:style-name="ce21" table:formula="of:=ifs([.H23]=1;&quot;hr&quot;; [.H23]&gt;1;&quot;hrs&quot;;[.H23]&lt;1;&quot;&quot;)" office:value-type="string" office:string-value="" calcext:value-type="error">
            <text:p>#¿NOMBRE?</text:p>
          </table:table-cell>
          <table:table-cell table:style-name="ce26" table:formula="of:=[.H23]/8" office:value-type="float" office:value="0" calcext:value-type="float">
            <text:p>0</text:p>
          </table:table-cell>
          <table:table-cell table:style-name="ce21" table:formula="of:=ifs([.J23]=1;&quot;Día&quot;; [.J23]&gt;1;&quot;Días&quot;;[.J23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7]" office:value-type="float" office:value="0" calcext:value-type="float">
            <text:p>0</text:p>
          </table:table-cell>
          <table:table-cell table:style-name="ce11" table:formula="of:=SUMIF([$Estimados.D$1:.D$1048576];[.A24];[$Estimados.J$1:.J$1048576])" office:value-type="float" office:value="0" calcext:value-type="float">
            <text:p>0</text:p>
          </table:table-cell>
          <table:table-cell table:style-name="ce8" table:formula="of:=ifs([.B24]=1;&quot;hr&quot;; [.B24]&gt;1;&quot;hrs&quot;;[.B24]&lt;1;&quot;&quot;)" office:value-type="string" office:string-value="" calcext:value-type="error">
            <text:p>#¿NOMBRE?</text:p>
          </table:table-cell>
          <table:table-cell table:style-name="ce14" table:formula="of:=[.B24]/8" office:value-type="float" office:value="0" calcext:value-type="float">
            <text:p>0</text:p>
          </table:table-cell>
          <table:table-cell table:style-name="ce16" table:formula="of:=ifs([.D24]=1;&quot;Día&quot;; [.D24]&gt;1;&quot;Días&quot;;[.D24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7]" office:value-type="float" office:value="0" calcext:value-type="float">
            <text:p>0</text:p>
          </table:table-cell>
          <table:table-cell table:style-name="ce24" table:formula="of:=SUMIF([$Estimados.E$1:.E$1048576];[.G24];[$Estimados.J$1:.J$1048576])" office:value-type="float" office:value="0" calcext:value-type="float">
            <text:p>0</text:p>
          </table:table-cell>
          <table:table-cell table:style-name="ce21" table:formula="of:=ifs([.H24]=1;&quot;hr&quot;; [.H24]&gt;1;&quot;hrs&quot;;[.H24]&lt;1;&quot;&quot;)" office:value-type="string" office:string-value="" calcext:value-type="error">
            <text:p>#¿NOMBRE?</text:p>
          </table:table-cell>
          <table:table-cell table:style-name="ce26" table:formula="of:=[.H24]/8" office:value-type="float" office:value="0" calcext:value-type="float">
            <text:p>0</text:p>
          </table:table-cell>
          <table:table-cell table:style-name="ce21" table:formula="of:=ifs([.J24]=1;&quot;Día&quot;; [.J24]&gt;1;&quot;Días&quot;;[.J24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8]" office:value-type="float" office:value="0" calcext:value-type="float">
            <text:p>0</text:p>
          </table:table-cell>
          <table:table-cell table:style-name="ce11" table:formula="of:=SUMIF([$Estimados.D$1:.D$1048576];[.A25];[$Estimados.J$1:.J$1048576])" office:value-type="float" office:value="0" calcext:value-type="float">
            <text:p>0</text:p>
          </table:table-cell>
          <table:table-cell table:style-name="ce8" table:formula="of:=ifs([.B25]=1;&quot;hr&quot;; [.B25]&gt;1;&quot;hrs&quot;;[.B25]&lt;1;&quot;&quot;)" office:value-type="string" office:string-value="" calcext:value-type="error">
            <text:p>#¿NOMBRE?</text:p>
          </table:table-cell>
          <table:table-cell table:style-name="ce14" table:formula="of:=[.B25]/8" office:value-type="float" office:value="0" calcext:value-type="float">
            <text:p>0</text:p>
          </table:table-cell>
          <table:table-cell table:style-name="ce16" table:formula="of:=ifs([.D25]=1;&quot;Día&quot;; [.D25]&gt;1;&quot;Días&quot;;[.D25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8]" office:value-type="float" office:value="0" calcext:value-type="float">
            <text:p>0</text:p>
          </table:table-cell>
          <table:table-cell table:style-name="ce24" table:formula="of:=SUMIF([$Estimados.E$1:.E$1048576];[.G25];[$Estimados.J$1:.J$1048576])" office:value-type="float" office:value="0" calcext:value-type="float">
            <text:p>0</text:p>
          </table:table-cell>
          <table:table-cell table:style-name="ce21" table:formula="of:=ifs([.H25]=1;&quot;hr&quot;; [.H25]&gt;1;&quot;hrs&quot;;[.H25]&lt;1;&quot;&quot;)" office:value-type="string" office:string-value="" calcext:value-type="error">
            <text:p>#¿NOMBRE?</text:p>
          </table:table-cell>
          <table:table-cell table:style-name="ce26" table:formula="of:=[.H25]/8" office:value-type="float" office:value="0" calcext:value-type="float">
            <text:p>0</text:p>
          </table:table-cell>
          <table:table-cell table:style-name="ce21" table:formula="of:=ifs([.J25]=1;&quot;Día&quot;; [.J25]&gt;1;&quot;Días&quot;;[.J25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19]" office:value-type="float" office:value="0" calcext:value-type="float">
            <text:p>0</text:p>
          </table:table-cell>
          <table:table-cell table:style-name="ce11" table:formula="of:=SUMIF([$Estimados.D$1:.D$1048576];[.A26];[$Estimados.J$1:.J$1048576])" office:value-type="float" office:value="0" calcext:value-type="float">
            <text:p>0</text:p>
          </table:table-cell>
          <table:table-cell table:style-name="ce8" table:formula="of:=ifs([.B26]=1;&quot;hr&quot;; [.B26]&gt;1;&quot;hrs&quot;;[.B26]&lt;1;&quot;&quot;)" office:value-type="string" office:string-value="" calcext:value-type="error">
            <text:p>#¿NOMBRE?</text:p>
          </table:table-cell>
          <table:table-cell table:style-name="ce14" table:formula="of:=[.B26]/8" office:value-type="float" office:value="0" calcext:value-type="float">
            <text:p>0</text:p>
          </table:table-cell>
          <table:table-cell table:style-name="ce16" table:formula="of:=ifs([.D26]=1;&quot;Día&quot;; [.D26]&gt;1;&quot;Días&quot;;[.D26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19]" office:value-type="float" office:value="0" calcext:value-type="float">
            <text:p>0</text:p>
          </table:table-cell>
          <table:table-cell table:style-name="ce24" table:formula="of:=SUMIF([$Estimados.E$1:.E$1048576];[.G26];[$Estimados.J$1:.J$1048576])" office:value-type="float" office:value="0" calcext:value-type="float">
            <text:p>0</text:p>
          </table:table-cell>
          <table:table-cell table:style-name="ce21" table:formula="of:=ifs([.H26]=1;&quot;hr&quot;; [.H26]&gt;1;&quot;hrs&quot;;[.H26]&lt;1;&quot;&quot;)" office:value-type="string" office:string-value="" calcext:value-type="error">
            <text:p>#¿NOMBRE?</text:p>
          </table:table-cell>
          <table:table-cell table:style-name="ce26" table:formula="of:=[.H26]/8" office:value-type="float" office:value="0" calcext:value-type="float">
            <text:p>0</text:p>
          </table:table-cell>
          <table:table-cell table:style-name="ce21" table:formula="of:=ifs([.J26]=1;&quot;Día&quot;; [.J26]&gt;1;&quot;Días&quot;;[.J26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0]" office:value-type="float" office:value="0" calcext:value-type="float">
            <text:p>0</text:p>
          </table:table-cell>
          <table:table-cell table:style-name="ce11" table:formula="of:=SUMIF([$Estimados.D$1:.D$1048576];[.A27];[$Estimados.J$1:.J$1048576])" office:value-type="float" office:value="0" calcext:value-type="float">
            <text:p>0</text:p>
          </table:table-cell>
          <table:table-cell table:style-name="ce8" table:formula="of:=ifs([.B27]=1;&quot;hr&quot;; [.B27]&gt;1;&quot;hrs&quot;;[.B27]&lt;1;&quot;&quot;)" office:value-type="string" office:string-value="" calcext:value-type="error">
            <text:p>#¿NOMBRE?</text:p>
          </table:table-cell>
          <table:table-cell table:style-name="ce14" table:formula="of:=[.B27]/8" office:value-type="float" office:value="0" calcext:value-type="float">
            <text:p>0</text:p>
          </table:table-cell>
          <table:table-cell table:style-name="ce16" table:formula="of:=ifs([.D27]=1;&quot;Día&quot;; [.D27]&gt;1;&quot;Días&quot;;[.D27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0]" office:value-type="float" office:value="0" calcext:value-type="float">
            <text:p>0</text:p>
          </table:table-cell>
          <table:table-cell table:style-name="ce24" table:formula="of:=SUMIF([$Estimados.E$1:.E$1048576];[.G27];[$Estimados.J$1:.J$1048576])" office:value-type="float" office:value="0" calcext:value-type="float">
            <text:p>0</text:p>
          </table:table-cell>
          <table:table-cell table:style-name="ce21" table:formula="of:=ifs([.H27]=1;&quot;hr&quot;; [.H27]&gt;1;&quot;hrs&quot;;[.H27]&lt;1;&quot;&quot;)" office:value-type="string" office:string-value="" calcext:value-type="error">
            <text:p>#¿NOMBRE?</text:p>
          </table:table-cell>
          <table:table-cell table:style-name="ce26" table:formula="of:=[.H27]/8" office:value-type="float" office:value="0" calcext:value-type="float">
            <text:p>0</text:p>
          </table:table-cell>
          <table:table-cell table:style-name="ce21" table:formula="of:=ifs([.J27]=1;&quot;Día&quot;; [.J27]&gt;1;&quot;Días&quot;;[.J27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1]" office:value-type="float" office:value="0" calcext:value-type="float">
            <text:p>0</text:p>
          </table:table-cell>
          <table:table-cell table:style-name="ce11" table:formula="of:=SUMIF([$Estimados.D$1:.D$1048576];[.A28];[$Estimados.J$1:.J$1048576])" office:value-type="float" office:value="0" calcext:value-type="float">
            <text:p>0</text:p>
          </table:table-cell>
          <table:table-cell table:style-name="ce8" table:formula="of:=ifs([.B28]=1;&quot;hr&quot;; [.B28]&gt;1;&quot;hrs&quot;;[.B28]&lt;1;&quot;&quot;)" office:value-type="string" office:string-value="" calcext:value-type="error">
            <text:p>#¿NOMBRE?</text:p>
          </table:table-cell>
          <table:table-cell table:style-name="ce14" table:formula="of:=[.B28]/8" office:value-type="float" office:value="0" calcext:value-type="float">
            <text:p>0</text:p>
          </table:table-cell>
          <table:table-cell table:style-name="ce16" table:formula="of:=ifs([.D28]=1;&quot;Día&quot;; [.D28]&gt;1;&quot;Días&quot;;[.D28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1]" office:value-type="float" office:value="0" calcext:value-type="float">
            <text:p>0</text:p>
          </table:table-cell>
          <table:table-cell table:style-name="ce24" table:formula="of:=SUMIF([$Estimados.E$1:.E$1048576];[.G28];[$Estimados.J$1:.J$1048576])" office:value-type="float" office:value="0" calcext:value-type="float">
            <text:p>0</text:p>
          </table:table-cell>
          <table:table-cell table:style-name="ce21" table:formula="of:=ifs([.H28]=1;&quot;hr&quot;; [.H28]&gt;1;&quot;hrs&quot;;[.H28]&lt;1;&quot;&quot;)" office:value-type="string" office:string-value="" calcext:value-type="error">
            <text:p>#¿NOMBRE?</text:p>
          </table:table-cell>
          <table:table-cell table:style-name="ce26" table:formula="of:=[.H28]/8" office:value-type="float" office:value="0" calcext:value-type="float">
            <text:p>0</text:p>
          </table:table-cell>
          <table:table-cell table:style-name="ce21" table:formula="of:=ifs([.J28]=1;&quot;Día&quot;; [.J28]&gt;1;&quot;Días&quot;;[.J28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2]" office:value-type="float" office:value="0" calcext:value-type="float">
            <text:p>0</text:p>
          </table:table-cell>
          <table:table-cell table:style-name="ce11" table:formula="of:=SUMIF([$Estimados.D$1:.D$1048576];[.A29];[$Estimados.J$1:.J$1048576])" office:value-type="float" office:value="0" calcext:value-type="float">
            <text:p>0</text:p>
          </table:table-cell>
          <table:table-cell table:style-name="ce8" table:formula="of:=ifs([.B29]=1;&quot;hr&quot;; [.B29]&gt;1;&quot;hrs&quot;;[.B29]&lt;1;&quot;&quot;)" office:value-type="string" office:string-value="" calcext:value-type="error">
            <text:p>#¿NOMBRE?</text:p>
          </table:table-cell>
          <table:table-cell table:style-name="ce14" table:formula="of:=[.B29]/8" office:value-type="float" office:value="0" calcext:value-type="float">
            <text:p>0</text:p>
          </table:table-cell>
          <table:table-cell table:style-name="ce16" table:formula="of:=ifs([.D29]=1;&quot;Día&quot;; [.D29]&gt;1;&quot;Días&quot;;[.D29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2]" office:value-type="float" office:value="0" calcext:value-type="float">
            <text:p>0</text:p>
          </table:table-cell>
          <table:table-cell table:style-name="ce24" table:formula="of:=SUMIF([$Estimados.E$1:.E$1048576];[.G29];[$Estimados.J$1:.J$1048576])" office:value-type="float" office:value="0" calcext:value-type="float">
            <text:p>0</text:p>
          </table:table-cell>
          <table:table-cell table:style-name="ce21" table:formula="of:=ifs([.H29]=1;&quot;hr&quot;; [.H29]&gt;1;&quot;hrs&quot;;[.H29]&lt;1;&quot;&quot;)" office:value-type="string" office:string-value="" calcext:value-type="error">
            <text:p>#¿NOMBRE?</text:p>
          </table:table-cell>
          <table:table-cell table:style-name="ce26" table:formula="of:=[.H29]/8" office:value-type="float" office:value="0" calcext:value-type="float">
            <text:p>0</text:p>
          </table:table-cell>
          <table:table-cell table:style-name="ce21" table:formula="of:=ifs([.J29]=1;&quot;Día&quot;; [.J29]&gt;1;&quot;Días&quot;;[.J29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3]" office:value-type="float" office:value="0" calcext:value-type="float">
            <text:p>0</text:p>
          </table:table-cell>
          <table:table-cell table:style-name="ce11" table:formula="of:=SUMIF([$Estimados.D$1:.D$1048576];[.A30];[$Estimados.J$1:.J$1048576])" office:value-type="float" office:value="0" calcext:value-type="float">
            <text:p>0</text:p>
          </table:table-cell>
          <table:table-cell table:style-name="ce8" table:formula="of:=ifs([.B30]=1;&quot;hr&quot;; [.B30]&gt;1;&quot;hrs&quot;;[.B30]&lt;1;&quot;&quot;)" office:value-type="string" office:string-value="" calcext:value-type="error">
            <text:p>#¿NOMBRE?</text:p>
          </table:table-cell>
          <table:table-cell table:style-name="ce14" table:formula="of:=[.B30]/8" office:value-type="float" office:value="0" calcext:value-type="float">
            <text:p>0</text:p>
          </table:table-cell>
          <table:table-cell table:style-name="ce16" table:formula="of:=ifs([.D30]=1;&quot;Día&quot;; [.D30]&gt;1;&quot;Días&quot;;[.D30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3]" office:value-type="float" office:value="0" calcext:value-type="float">
            <text:p>0</text:p>
          </table:table-cell>
          <table:table-cell table:style-name="ce24" table:formula="of:=SUMIF([$Estimados.E$1:.E$1048576];[.G30];[$Estimados.J$1:.J$1048576])" office:value-type="float" office:value="0" calcext:value-type="float">
            <text:p>0</text:p>
          </table:table-cell>
          <table:table-cell table:style-name="ce21" table:formula="of:=ifs([.H30]=1;&quot;hr&quot;; [.H30]&gt;1;&quot;hrs&quot;;[.H30]&lt;1;&quot;&quot;)" office:value-type="string" office:string-value="" calcext:value-type="error">
            <text:p>#¿NOMBRE?</text:p>
          </table:table-cell>
          <table:table-cell table:style-name="ce26" table:formula="of:=[.H30]/8" office:value-type="float" office:value="0" calcext:value-type="float">
            <text:p>0</text:p>
          </table:table-cell>
          <table:table-cell table:style-name="ce21" table:formula="of:=ifs([.J30]=1;&quot;Día&quot;; [.J30]&gt;1;&quot;Días&quot;;[.J30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4]" office:value-type="float" office:value="0" calcext:value-type="float">
            <text:p>0</text:p>
          </table:table-cell>
          <table:table-cell table:style-name="ce11" table:formula="of:=SUMIF([$Estimados.D$1:.D$1048576];[.A31];[$Estimados.J$1:.J$1048576])" office:value-type="float" office:value="0" calcext:value-type="float">
            <text:p>0</text:p>
          </table:table-cell>
          <table:table-cell table:style-name="ce8" table:formula="of:=ifs([.B31]=1;&quot;hr&quot;; [.B31]&gt;1;&quot;hrs&quot;;[.B31]&lt;1;&quot;&quot;)" office:value-type="string" office:string-value="" calcext:value-type="error">
            <text:p>#¿NOMBRE?</text:p>
          </table:table-cell>
          <table:table-cell table:style-name="ce14" table:formula="of:=[.B31]/8" office:value-type="float" office:value="0" calcext:value-type="float">
            <text:p>0</text:p>
          </table:table-cell>
          <table:table-cell table:style-name="ce16" table:formula="of:=ifs([.D31]=1;&quot;Día&quot;; [.D31]&gt;1;&quot;Días&quot;;[.D31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4]" office:value-type="float" office:value="0" calcext:value-type="float">
            <text:p>0</text:p>
          </table:table-cell>
          <table:table-cell table:style-name="ce24" table:formula="of:=SUMIF([$Estimados.E$1:.E$1048576];[.G31];[$Estimados.J$1:.J$1048576])" office:value-type="float" office:value="0" calcext:value-type="float">
            <text:p>0</text:p>
          </table:table-cell>
          <table:table-cell table:style-name="ce21" table:formula="of:=ifs([.H31]=1;&quot;hr&quot;; [.H31]&gt;1;&quot;hrs&quot;;[.H31]&lt;1;&quot;&quot;)" office:value-type="string" office:string-value="" calcext:value-type="error">
            <text:p>#¿NOMBRE?</text:p>
          </table:table-cell>
          <table:table-cell table:style-name="ce26" table:formula="of:=[.H31]/8" office:value-type="float" office:value="0" calcext:value-type="float">
            <text:p>0</text:p>
          </table:table-cell>
          <table:table-cell table:style-name="ce21" table:formula="of:=ifs([.J31]=1;&quot;Día&quot;; [.J31]&gt;1;&quot;Días&quot;;[.J31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5]" office:value-type="float" office:value="0" calcext:value-type="float">
            <text:p>0</text:p>
          </table:table-cell>
          <table:table-cell table:style-name="ce11" table:formula="of:=SUMIF([$Estimados.D$1:.D$1048576];[.A32];[$Estimados.J$1:.J$1048576])" office:value-type="float" office:value="0" calcext:value-type="float">
            <text:p>0</text:p>
          </table:table-cell>
          <table:table-cell table:style-name="ce8" table:formula="of:=ifs([.B32]=1;&quot;hr&quot;; [.B32]&gt;1;&quot;hrs&quot;;[.B32]&lt;1;&quot;&quot;)" office:value-type="string" office:string-value="" calcext:value-type="error">
            <text:p>#¿NOMBRE?</text:p>
          </table:table-cell>
          <table:table-cell table:style-name="ce14" table:formula="of:=[.B32]/8" office:value-type="float" office:value="0" calcext:value-type="float">
            <text:p>0</text:p>
          </table:table-cell>
          <table:table-cell table:style-name="ce16" table:formula="of:=ifs([.D32]=1;&quot;Día&quot;; [.D32]&gt;1;&quot;Días&quot;;[.D32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5]" office:value-type="float" office:value="0" calcext:value-type="float">
            <text:p>0</text:p>
          </table:table-cell>
          <table:table-cell table:style-name="ce24" table:formula="of:=SUMIF([$Estimados.E$1:.E$1048576];[.G32];[$Estimados.J$1:.J$1048576])" office:value-type="float" office:value="0" calcext:value-type="float">
            <text:p>0</text:p>
          </table:table-cell>
          <table:table-cell table:style-name="ce21" table:formula="of:=ifs([.H32]=1;&quot;hr&quot;; [.H32]&gt;1;&quot;hrs&quot;;[.H32]&lt;1;&quot;&quot;)" office:value-type="string" office:string-value="" calcext:value-type="error">
            <text:p>#¿NOMBRE?</text:p>
          </table:table-cell>
          <table:table-cell table:style-name="ce26" table:formula="of:=[.H32]/8" office:value-type="float" office:value="0" calcext:value-type="float">
            <text:p>0</text:p>
          </table:table-cell>
          <table:table-cell table:style-name="ce21" table:formula="of:=ifs([.J32]=1;&quot;Día&quot;; [.J32]&gt;1;&quot;Días&quot;;[.J32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6]" office:value-type="float" office:value="0" calcext:value-type="float">
            <text:p>0</text:p>
          </table:table-cell>
          <table:table-cell table:style-name="ce11" table:formula="of:=SUMIF([$Estimados.D$1:.D$1048576];[.A33];[$Estimados.J$1:.J$1048576])" office:value-type="float" office:value="0" calcext:value-type="float">
            <text:p>0</text:p>
          </table:table-cell>
          <table:table-cell table:style-name="ce8" table:formula="of:=ifs([.B33]=1;&quot;hr&quot;; [.B33]&gt;1;&quot;hrs&quot;;[.B33]&lt;1;&quot;&quot;)" office:value-type="string" office:string-value="" calcext:value-type="error">
            <text:p>#¿NOMBRE?</text:p>
          </table:table-cell>
          <table:table-cell table:style-name="ce14" table:formula="of:=[.B33]/8" office:value-type="float" office:value="0" calcext:value-type="float">
            <text:p>0</text:p>
          </table:table-cell>
          <table:table-cell table:style-name="ce16" table:formula="of:=ifs([.D33]=1;&quot;Día&quot;; [.D33]&gt;1;&quot;Días&quot;;[.D33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6]" office:value-type="float" office:value="0" calcext:value-type="float">
            <text:p>0</text:p>
          </table:table-cell>
          <table:table-cell table:style-name="ce24" table:formula="of:=SUMIF([$Estimados.E$1:.E$1048576];[.G33];[$Estimados.J$1:.J$1048576])" office:value-type="float" office:value="0" calcext:value-type="float">
            <text:p>0</text:p>
          </table:table-cell>
          <table:table-cell table:style-name="ce21" table:formula="of:=ifs([.H33]=1;&quot;hr&quot;; [.H33]&gt;1;&quot;hrs&quot;;[.H33]&lt;1;&quot;&quot;)" office:value-type="string" office:string-value="" calcext:value-type="error">
            <text:p>#¿NOMBRE?</text:p>
          </table:table-cell>
          <table:table-cell table:style-name="ce26" table:formula="of:=[.H33]/8" office:value-type="float" office:value="0" calcext:value-type="float">
            <text:p>0</text:p>
          </table:table-cell>
          <table:table-cell table:style-name="ce21" table:formula="of:=ifs([.J33]=1;&quot;Día&quot;; [.J33]&gt;1;&quot;Días&quot;;[.J33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7]" office:value-type="float" office:value="0" calcext:value-type="float">
            <text:p>0</text:p>
          </table:table-cell>
          <table:table-cell table:style-name="ce11" table:formula="of:=SUMIF([$Estimados.D$1:.D$1048576];[.A34];[$Estimados.J$1:.J$1048576])" office:value-type="float" office:value="0" calcext:value-type="float">
            <text:p>0</text:p>
          </table:table-cell>
          <table:table-cell table:style-name="ce8" table:formula="of:=ifs([.B34]=1;&quot;hr&quot;; [.B34]&gt;1;&quot;hrs&quot;;[.B34]&lt;1;&quot;&quot;)" office:value-type="string" office:string-value="" calcext:value-type="error">
            <text:p>#¿NOMBRE?</text:p>
          </table:table-cell>
          <table:table-cell table:style-name="ce14" table:formula="of:=[.B34]/8" office:value-type="float" office:value="0" calcext:value-type="float">
            <text:p>0</text:p>
          </table:table-cell>
          <table:table-cell table:style-name="ce16" table:formula="of:=ifs([.D34]=1;&quot;Día&quot;; [.D34]&gt;1;&quot;Días&quot;;[.D34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7]" office:value-type="float" office:value="0" calcext:value-type="float">
            <text:p>0</text:p>
          </table:table-cell>
          <table:table-cell table:style-name="ce24" table:formula="of:=SUMIF([$Estimados.E$1:.E$1048576];[.G34];[$Estimados.J$1:.J$1048576])" office:value-type="float" office:value="0" calcext:value-type="float">
            <text:p>0</text:p>
          </table:table-cell>
          <table:table-cell table:style-name="ce21" table:formula="of:=ifs([.H34]=1;&quot;hr&quot;; [.H34]&gt;1;&quot;hrs&quot;;[.H34]&lt;1;&quot;&quot;)" office:value-type="string" office:string-value="" calcext:value-type="error">
            <text:p>#¿NOMBRE?</text:p>
          </table:table-cell>
          <table:table-cell table:style-name="ce26" table:formula="of:=[.H34]/8" office:value-type="float" office:value="0" calcext:value-type="float">
            <text:p>0</text:p>
          </table:table-cell>
          <table:table-cell table:style-name="ce21" table:formula="of:=ifs([.J34]=1;&quot;Día&quot;; [.J34]&gt;1;&quot;Días&quot;;[.J34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8]" office:value-type="float" office:value="0" calcext:value-type="float">
            <text:p>0</text:p>
          </table:table-cell>
          <table:table-cell table:style-name="ce11" table:formula="of:=SUMIF([$Estimados.D$1:.D$1048576];[.A35];[$Estimados.J$1:.J$1048576])" office:value-type="float" office:value="0" calcext:value-type="float">
            <text:p>0</text:p>
          </table:table-cell>
          <table:table-cell table:style-name="ce8" table:formula="of:=ifs([.B35]=1;&quot;hr&quot;; [.B35]&gt;1;&quot;hrs&quot;;[.B35]&lt;1;&quot;&quot;)" office:value-type="string" office:string-value="" calcext:value-type="error">
            <text:p>#¿NOMBRE?</text:p>
          </table:table-cell>
          <table:table-cell table:style-name="ce14" table:formula="of:=[.B35]/8" office:value-type="float" office:value="0" calcext:value-type="float">
            <text:p>0</text:p>
          </table:table-cell>
          <table:table-cell table:style-name="ce16" table:formula="of:=ifs([.D35]=1;&quot;Día&quot;; [.D35]&gt;1;&quot;Días&quot;;[.D35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8]" office:value-type="float" office:value="0" calcext:value-type="float">
            <text:p>0</text:p>
          </table:table-cell>
          <table:table-cell table:style-name="ce24" table:formula="of:=SUMIF([$Estimados.E$1:.E$1048576];[.G35];[$Estimados.J$1:.J$1048576])" office:value-type="float" office:value="0" calcext:value-type="float">
            <text:p>0</text:p>
          </table:table-cell>
          <table:table-cell table:style-name="ce21" table:formula="of:=ifs([.H35]=1;&quot;hr&quot;; [.H35]&gt;1;&quot;hrs&quot;;[.H35]&lt;1;&quot;&quot;)" office:value-type="string" office:string-value="" calcext:value-type="error">
            <text:p>#¿NOMBRE?</text:p>
          </table:table-cell>
          <table:table-cell table:style-name="ce26" table:formula="of:=[.H35]/8" office:value-type="float" office:value="0" calcext:value-type="float">
            <text:p>0</text:p>
          </table:table-cell>
          <table:table-cell table:style-name="ce21" table:formula="of:=ifs([.J35]=1;&quot;Día&quot;; [.J35]&gt;1;&quot;Días&quot;;[.J35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29]" office:value-type="float" office:value="0" calcext:value-type="float">
            <text:p>0</text:p>
          </table:table-cell>
          <table:table-cell table:style-name="ce11" table:formula="of:=SUMIF([$Estimados.D$1:.D$1048576];[.A36];[$Estimados.J$1:.J$1048576])" office:value-type="float" office:value="0" calcext:value-type="float">
            <text:p>0</text:p>
          </table:table-cell>
          <table:table-cell table:style-name="ce8" table:formula="of:=ifs([.B36]=1;&quot;hr&quot;; [.B36]&gt;1;&quot;hrs&quot;;[.B36]&lt;1;&quot;&quot;)" office:value-type="string" office:string-value="" calcext:value-type="error">
            <text:p>#¿NOMBRE?</text:p>
          </table:table-cell>
          <table:table-cell table:style-name="ce14" table:formula="of:=[.B36]/8" office:value-type="float" office:value="0" calcext:value-type="float">
            <text:p>0</text:p>
          </table:table-cell>
          <table:table-cell table:style-name="ce16" table:formula="of:=ifs([.D36]=1;&quot;Día&quot;; [.D36]&gt;1;&quot;Días&quot;;[.D36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29]" office:value-type="float" office:value="0" calcext:value-type="float">
            <text:p>0</text:p>
          </table:table-cell>
          <table:table-cell table:style-name="ce24" table:formula="of:=SUMIF([$Estimados.E$1:.E$1048576];[.G36];[$Estimados.J$1:.J$1048576])" office:value-type="float" office:value="0" calcext:value-type="float">
            <text:p>0</text:p>
          </table:table-cell>
          <table:table-cell table:style-name="ce21" table:formula="of:=ifs([.H36]=1;&quot;hr&quot;; [.H36]&gt;1;&quot;hrs&quot;;[.H36]&lt;1;&quot;&quot;)" office:value-type="string" office:string-value="" calcext:value-type="error">
            <text:p>#¿NOMBRE?</text:p>
          </table:table-cell>
          <table:table-cell table:style-name="ce26" table:formula="of:=[.H36]/8" office:value-type="float" office:value="0" calcext:value-type="float">
            <text:p>0</text:p>
          </table:table-cell>
          <table:table-cell table:style-name="ce21" table:formula="of:=ifs([.J36]=1;&quot;Día&quot;; [.J36]&gt;1;&quot;Días&quot;;[.J36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>
          <table:table-cell table:style-name="ce8" table:formula="of:=[$Departamentos.A30]" office:value-type="float" office:value="0" calcext:value-type="float">
            <text:p>0</text:p>
          </table:table-cell>
          <table:table-cell table:style-name="ce11" table:formula="of:=SUMIF([$Estimados.D$1:.D$1048576];[.A37];[$Estimados.J$1:.J$1048576])" office:value-type="float" office:value="0" calcext:value-type="float">
            <text:p>0</text:p>
          </table:table-cell>
          <table:table-cell table:style-name="ce8" table:formula="of:=ifs([.B37]=1;&quot;hr&quot;; [.B37]&gt;1;&quot;hrs&quot;;[.B37]&lt;1;&quot;&quot;)" office:value-type="string" office:string-value="" calcext:value-type="error">
            <text:p>#¿NOMBRE?</text:p>
          </table:table-cell>
          <table:table-cell table:style-name="ce14" table:formula="of:=[.B37]/8" office:value-type="float" office:value="0" calcext:value-type="float">
            <text:p>0</text:p>
          </table:table-cell>
          <table:table-cell table:style-name="ce16" table:formula="of:=ifs([.D37]=1;&quot;Día&quot;; [.D37]&gt;1;&quot;Días&quot;;[.D37]&lt;1;&quot;&quot;)" office:value-type="string" office:string-value="" calcext:value-type="error">
            <text:p>#¿NOMBRE?</text:p>
          </table:table-cell>
          <table:table-cell table:style-name="ce6"/>
          <table:table-cell table:style-name="ce21" table:formula="of:=[$Responsables.A30]" office:value-type="float" office:value="0" calcext:value-type="float">
            <text:p>0</text:p>
          </table:table-cell>
          <table:table-cell table:style-name="ce24" table:formula="of:=SUMIF([$Estimados.E$1:.E$1048576];[.G37];[$Estimados.J$1:.J$1048576])" office:value-type="float" office:value="0" calcext:value-type="float">
            <text:p>0</text:p>
          </table:table-cell>
          <table:table-cell table:style-name="ce21" table:formula="of:=ifs([.H37]=1;&quot;hr&quot;; [.H37]&gt;1;&quot;hrs&quot;;[.H37]&lt;1;&quot;&quot;)" office:value-type="string" office:string-value="" calcext:value-type="error">
            <text:p>#¿NOMBRE?</text:p>
          </table:table-cell>
          <table:table-cell table:style-name="ce26" table:formula="of:=[.H37]/8" office:value-type="float" office:value="0" calcext:value-type="float">
            <text:p>0</text:p>
          </table:table-cell>
          <table:table-cell table:style-name="ce21" table:formula="of:=ifs([.J37]=1;&quot;Día&quot;; [.J37]&gt;1;&quot;Días&quot;;[.J37]&lt;1;&quot;&quot;)" office:value-type="string" office:string-value="" calcext:value-type="error">
            <text:p>#¿NOMBRE?</text:p>
          </table:table-cell>
          <table:table-cell table:number-columns-repeated="1013"/>
        </table:table-row>
        <table:table-row table:style-name="ro1" table:number-rows-repeated="96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sumen.B8:Resumen.B37">
            <calcext:condition calcext:apply-style-name="ConditionalStyle_1" calcext:value="&gt;0" calcext:base-cell-address="Resumen.B8"/>
          </calcext:conditional-format>
          <calcext:conditional-format calcext:target-range-address="Resumen.D8:Resumen.D37">
            <calcext:condition calcext:apply-style-name="ConditionalStyle_1" calcext:value="&gt;0" calcext:base-cell-address="Resumen.D8"/>
          </calcext:conditional-format>
          <calcext:conditional-format calcext:target-range-address="Resumen.H8:Resumen.H37">
            <calcext:condition calcext:apply-style-name="ConditionalStyle_1" calcext:value="&gt;0" calcext:base-cell-address="Resumen.H8"/>
          </calcext:conditional-format>
          <calcext:conditional-format calcext:target-range-address="Resumen.J8:Resumen.J37">
            <calcext:condition calcext:apply-style-name="ConditionalStyle_1" calcext:value="&gt;0" calcext:base-cell-address="Resumen.J8"/>
          </calcext:conditional-format>
        </calcext:conditional-formats>
      </table:table>
      <table:table table:name="Estimado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number-columns-repeated="21" table:default-cell-style-name="Default"/>
        <table:table-column table:style-name="co5" table:number-columns-repeated="998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Tarea</text:p>
          </table:table-cell>
          <table:table-cell table:style-name="ce27" office:value-type="string" calcext:value-type="string">
            <text:p>Descripción</text:p>
          </table:table-cell>
          <table:table-cell table:style-name="ce27" office:value-type="string" calcext:value-type="string">
            <text:p>Departamento</text:p>
          </table:table-cell>
          <table:table-cell table:style-name="ce27" office:value-type="string" calcext:value-type="string">
            <text:p>Responsable</text:p>
          </table:table-cell>
          <table:table-cell table:style-name="ce27" office:value-type="string" calcext:value-type="string">
            <text:p>Dificultad</text:p>
          </table:table-cell>
          <table:table-cell table:style-name="ce27" office:value-type="string" calcext:value-type="string">
            <text:p>Estimado base (Hrs)</text:p>
          </table:table-cell>
          <table:table-cell table:style-name="ce27" office:value-type="string" calcext:value-type="string">
            <text:p>Dependencias</text:p>
          </table:table-cell>
          <table:table-cell table:style-name="ce27" office:value-type="string" calcext:value-type="string">
            <text:p>Incertidumbre</text:p>
          </table:table-cell>
          <table:table-cell table:style-name="ce27" office:value-type="string" calcext:value-type="string">
            <text:p>Estimado Total (Hrs)</text:p>
          </table:table-cell>
          <table:table-cell table:number-columns-repeated="10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ocumentación Histórica</text:p>
          </table:table-cell>
          <table:table-cell table:style-name="ce28" office:value-type="string" calcext:value-type="string">
            <text:p>Relizar investigación de documentación histórica</text:p>
          </table:table-cell>
          <table:table-cell table:style-name="ce28" table:content-validation-name="val1" office:value-type="string" calcext:value-type="string">
            <text:p>Game Design</text:p>
          </table:table-cell>
          <table:table-cell office:value-type="string" calcext:value-type="string">
            <text:p>Angie</text:p>
          </table:table-cell>
          <table:table-cell table:style-name="ce28" table:content-validation-name="val3" office:value-type="string" calcext:value-type="string">
            <text:p>L</text:p>
          </table:table-cell>
          <table:table-cell table:style-name="ce29" table:number-matrix-columns-spanned="1" table:number-matrix-rows-spanned="1" table:formula="of:=INDEX([$Dificultades.B$1:.B$1048576];MATCH([.F2];[$Dificultades.A$1:.A$1048576];0);1)" office:value-type="float" office:value="20" calcext:value-type="float">
            <text:p>20</text:p>
          </table:table-cell>
          <table:table-cell table:style-name="ce28"/>
          <table:table-cell table:style-name="ce28" table:content-validation-name="val4" office:value-type="string" calcext:value-type="string">
            <text:p>Baja</text:p>
          </table:table-cell>
          <table:table-cell table:style-name="ce29" table:number-matrix-columns-spanned="1" table:number-matrix-rows-spanned="1" table:formula="of:=[.G2]+([.G2]*INDEX([$'Incertidumbre &amp; Holguras'.B$1:.B$1048576];MATCH([.I2];[$'Incertidumbre &amp; Holguras'.A$1:.A$1048576];0);1)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ncepto de arte</text:p>
          </table:table-cell>
          <table:table-cell table:style-name="ce28" office:value-type="string" calcext:value-type="string">
            <text:p>Busqueda de conceptos de arte a lo descrito</text:p>
          </table:table-cell>
          <table:table-cell table:style-name="ce28" table:content-validation-name="val1" office:value-type="string" calcext:value-type="string">
            <text:p>Art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S</text:p>
          </table:table-cell>
          <table:table-cell table:style-name="ce29" table:number-matrix-columns-spanned="1" table:number-matrix-rows-spanned="1" table:formula="of:=INDEX([$Dificultades.B$1:.B$1048576];MATCH([.F3];[$Dificultades.A$1:.A$1048576];0);1)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style-name="ce29" table:number-matrix-columns-spanned="1" table:number-matrix-rows-spanned="1" table:formula="of:=[.G3]+([.G3]*INDEX([$'Incertidumbre &amp; Holguras'.B$1:.B$1048576];MATCH([.I3];[$'Incertidumbre &amp; Holguras'.A$1:.A$1048576];0);1))" office:value-type="float" office:value="6.5" calcext:value-type="float">
            <text:p>6.5</text:p>
          </table:table-cell>
          <table:table-cell table:number-columns-repeated="1014"/>
        </table:table-row>
        <table:table-row table:style-name="ro4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ncepto de arte personajes</text:p>
          </table:table-cell>
          <table:table-cell table:style-name="ce28" office:value-type="string" calcext:value-type="string">
            <text:p>Utilizar la documentación de biografías y el arte para plantear arte para personajes</text:p>
          </table:table-cell>
          <table:table-cell table:style-name="ce28" table:content-validation-name="val1" office:value-type="string" calcext:value-type="string">
            <text:p>Art</text:p>
          </table:table-cell>
          <table:table-cell office:value-type="string" calcext:value-type="string">
            <text:p>Cristi</text:p>
          </table:table-cell>
          <table:table-cell office:value-type="string" calcext:value-type="string">
            <text:p>S</text:p>
          </table:table-cell>
          <table:table-cell table:style-name="ce29" table:formula="of:=INDEX([$Dificultades.B$1:.B$1048576];MATCH([.F4];[$Dificultades.A$1:.A$1048576];0)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style-name="ce29" table:formula="of:=[.G4]+([.G4]*INDEX([$'Incertidumbre &amp; Holguras'.B$1:.B$1048576];MATCH([.I4];[$'Incertidumbre &amp; Holguras'.A$1:.A$1048576];0);1))" office:value-type="float" office:value="6.5" calcext:value-type="float">
            <text:p>6.5</text:p>
          </table:table-cell>
          <table:table-cell table:number-columns-repeated="1014"/>
        </table:table-row>
        <table:table-row table:style-name="ro4"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Concepto de arte esenarios</text:p>
          </table:table-cell>
          <table:table-cell table:style-name="ce28" office:value-type="string" calcext:value-type="string">
            <text:p>Utilizar la documentación de biografías y el arte para plantear arte para esenarios.</text:p>
          </table:table-cell>
          <table:table-cell table:style-name="ce28" table:content-validation-name="val1" office:value-type="string" calcext:value-type="string">
            <text:p>Art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M</text:p>
          </table:table-cell>
          <table:table-cell table:style-name="ce29" table:formula="of:=INDEX([$Dificultades.B$1:.B$1048576];MATCH([.F5];[$Dificultades.A$1:.A$1048576];0);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style-name="ce29" table:formula="of:=[.G5]+([.G5]*INDEX([$'Incertidumbre &amp; Holguras'.B$1:.B$1048576];MATCH([.I5];[$'Incertidumbre &amp; Holguras'.A$1:.A$1048576];0);1))" office:value-type="float" office:value="10.4" calcext:value-type="float">
            <text:p>10.4</text:p>
          </table:table-cell>
          <table:table-cell table:number-columns-repeated="1014"/>
        </table:table-row>
        <table:table-row table:style-name="ro4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ocetos</text:p>
          </table:table-cell>
          <table:table-cell table:style-name="ce28" office:value-type="string" calcext:value-type="string">
            <text:p>Bocetos de los esenarios.</text:p>
          </table:table-cell>
          <table:table-cell table:style-name="ce28" table:content-validation-name="val1" office:value-type="string" calcext:value-type="string">
            <text:p>Art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M</text:p>
          </table:table-cell>
          <table:table-cell table:style-name="ce29" table:formula="of:=INDEX([$Dificultades.B$1:.B$1048576];MATCH([.F6];[$Dificultades.A$1:.A$1048576];0);1)" office:value-type="float" office:value="8" calcext:value-type="float">
            <text:p>8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Baja</text:p>
          </table:table-cell>
          <table:table-cell table:style-name="ce29" table:formula="of:=[.G6]+([.G6]*INDEX([$'Incertidumbre &amp; Holguras'.B$1:.B$1048576];MATCH([.I6];[$'Incertidumbre &amp; Holguras'.A$1:.A$1048576];0);1))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Bocetos</text:p>
          </table:table-cell>
          <table:table-cell table:style-name="ce28" office:value-type="string" calcext:value-type="string">
            <text:p>Bocetos con el arte seleccionado personajes</text:p>
          </table:table-cell>
          <table:table-cell table:style-name="ce28" table:content-validation-name="val1" office:value-type="string" calcext:value-type="string">
            <text:p>Art</text:p>
          </table:table-cell>
          <table:table-cell office:value-type="string" calcext:value-type="string">
            <text:p>Cristi</text:p>
          </table:table-cell>
          <table:table-cell office:value-type="string" calcext:value-type="string">
            <text:p>L</text:p>
          </table:table-cell>
          <table:table-cell table:style-name="ce29" table:formula="of:=INDEX([$Dificultades.B$1:.B$1048576];MATCH([.F7];[$Dificultades.A$1:.A$1048576];0);1)" office:value-type="float" office:value="20" calcext:value-type="float">
            <text:p>20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media</text:p>
          </table:table-cell>
          <table:table-cell table:style-name="ce29" table:formula="of:=[.G7]+([.G7]*INDEX([$'Incertidumbre &amp; Holguras'.B$1:.B$1048576];MATCH([.I7];[$'Incertidumbre &amp; Holguras'.A$1:.A$1048576];0);1))" office:value-type="float" office:value="30" calcext:value-type="float">
            <text:p>30</text:p>
          </table:table-cell>
          <table:table-cell table:number-columns-repeated="1014"/>
        </table:table-row>
        <table:table-row table:style-name="ro5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Resumen en gameplay</text:p>
          </table:table-cell>
          <table:table-cell table:style-name="ce28" office:value-type="string" calcext:value-type="string">
            <text:p>Redacción del gameplay basado en la documentación</text:p>
          </table:table-cell>
          <table:table-cell table:style-name="ce28" table:content-validation-name="val1" office:value-type="string" calcext:value-type="string">
            <text:p>Game Design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</text:p>
          </table:table-cell>
          <table:table-cell table:style-name="ce29" table:formula="of:=INDEX([$Dificultades.B$1:.B$1048576];MATCH([.F8];[$Dificultades.A$1:.A$1048576];0);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style-name="ce29" table:formula="of:=[.G8]+([.G8]*INDEX([$'Incertidumbre &amp; Holguras'.B$1:.B$1048576];MATCH([.I8];[$'Incertidumbre &amp; Holguras'.A$1:.A$1048576];0);1))" office:value-type="float" office:value="26" calcext:value-type="float">
            <text:p>26</text:p>
          </table:table-cell>
          <table:table-cell table:number-columns-repeated="1014"/>
        </table:table-row>
        <table:table-row table:style-name="ro6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lanteamiento de reglas del juego y del mundo</text:p>
          </table:table-cell>
          <table:table-cell table:style-name="ce28" office:value-type="string" calcext:value-type="string">
            <text:p>Con base en la documentación, plantear las reglas básicas</text:p>
          </table:table-cell>
          <table:table-cell table:style-name="ce28" table:content-validation-name="val1" office:value-type="string" calcext:value-type="string">
            <text:p>Game Design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</text:p>
          </table:table-cell>
          <table:table-cell table:style-name="ce29" table:formula="of:=INDEX([$Dificultades.B$1:.B$1048576];MATCH([.F9];[$Dificultades.A$1:.A$1048576];0)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ja</text:p>
          </table:table-cell>
          <table:table-cell table:style-name="ce29" table:formula="of:=[.G9]+([.G9]*INDEX([$'Incertidumbre &amp; Holguras'.B$1:.B$1048576];MATCH([.I9];[$'Incertidumbre &amp; Holguras'.A$1:.A$1048576];0);1))" office:value-type="float" office:value="26" calcext:value-type="float">
            <text:p>26</text:p>
          </table:table-cell>
          <table:table-cell table:number-columns-repeated="1014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Elementos gráficos del mundo</text:p>
          </table:table-cell>
          <table:table-cell table:style-name="ce28" office:value-type="string" calcext:value-type="string">
            <text:p>Con base a la documentación historica, diseño de arte</text:p>
          </table:table-cell>
          <table:table-cell table:style-name="ce28" table:content-validation-name="val1" office:value-type="string" calcext:value-type="string">
            <text:p>Art</text:p>
          </table:table-cell>
          <table:table-cell office:value-type="string" calcext:value-type="string">
            <text:p>Cristi</text:p>
          </table:table-cell>
          <table:table-cell office:value-type="string" calcext:value-type="string">
            <text:p>L</text:p>
          </table:table-cell>
          <table:table-cell table:style-name="ce29" table:formula="of:=INDEX([$Dificultades.B$1:.B$1048576];MATCH([.F10];[$Dificultades.A$1:.A$1048576];0);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a</text:p>
          </table:table-cell>
          <table:table-cell table:style-name="ce29" table:formula="of:=[.G10]+([.G10]*INDEX([$'Incertidumbre &amp; Holguras'.B$1:.B$1048576];MATCH([.I10];[$'Incertidumbre &amp; Holguras'.A$1:.A$1048576];0);1))" office:value-type="float" office:value="30" calcext:value-type="float">
            <text:p>30</text:p>
          </table:table-cell>
          <table:table-cell table:number-columns-repeated="1014"/>
        </table:table-row>
        <table:table-row table:style-name="ro8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Programación de reglas del mundo básicas</text:p>
          </table:table-cell>
          <table:table-cell table:style-name="ce28" office:value-type="string" calcext:value-type="string">
            <text:p>Reglas del mundo referentes a elementos de simulación física</text:p>
          </table:table-cell>
          <table:table-cell table:style-name="ce28" table:content-validation-name="val1" office:value-type="string" calcext:value-type="string">
            <text:p>Code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L</text:p>
          </table:table-cell>
          <table:table-cell table:style-name="ce29" table:formula="of:=INDEX([$Dificultades.B$1:.B$1048576];MATCH([.F11];[$Dificultades.A$1:.A$1048576];0);1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table:style-name="ce29" table:formula="of:=[.G11]+([.G11]*INDEX([$'Incertidumbre &amp; Holguras'.B$1:.B$1048576];MATCH([.I11];[$'Incertidumbre &amp; Holguras'.A$1:.A$1048576];0);1))" office:value-type="float" office:value="26" calcext:value-type="float">
            <text:p>26</text:p>
          </table:table-cell>
          <table:table-cell table:number-columns-repeated="1014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Animaciones básicas</text:p>
          </table:table-cell>
          <table:table-cell table:style-name="ce28" office:value-type="string" calcext:value-type="string">
            <text:p>Pruebas en el mundo simulado de animaciones básicas</text:p>
          </table:table-cell>
          <table:table-cell table:style-name="ce28" table:content-validation-name="val1" office:value-type="string" calcext:value-type="string">
            <text:p>Code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S</text:p>
          </table:table-cell>
          <table:table-cell table:style-name="ce29" table:formula="of:=INDEX([$Dificultades.B$1:.B$1048576];MATCH([.F12];[$Dificultades.A$1:.A$1048576];0);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ja</text:p>
          </table:table-cell>
          <table:table-cell table:style-name="ce29" table:formula="of:=[.G12]+([.G12]*INDEX([$'Incertidumbre &amp; Holguras'.B$1:.B$1048576];MATCH([.I12];[$'Incertidumbre &amp; Holguras'.A$1:.A$1048576];0);1))" office:value-type="float" office:value="6.5" calcext:value-type="float">
            <text:p>6.5</text:p>
          </table:table-cell>
          <table:table-cell table:number-columns-repeated="1014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Integración de elementos gráficos del mundo</text:p>
          </table:table-cell>
          <table:table-cell table:style-name="ce28" office:value-type="string" calcext:value-type="string">
            <text:p>Integración gráfica de elementos gráficos de los mundos</text:p>
          </table:table-cell>
          <table:table-cell table:style-name="ce28" table:content-validation-name="val1" office:value-type="string" calcext:value-type="string">
            <text:p>Cod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</text:p>
          </table:table-cell>
          <table:table-cell table:style-name="ce29" table:formula="of:=INDEX([$Dificultades.B$1:.B$1048576];MATCH([.F13];[$Dificultades.A$1:.A$1048576];0);1)" office:value-type="float" office:value="8" calcext:value-type="float">
            <text:p>8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media</text:p>
          </table:table-cell>
          <table:table-cell table:style-name="ce29" table:formula="of:=[.G13]+([.G13]*INDEX([$'Incertidumbre &amp; Holguras'.B$1:.B$1048576];MATCH([.I13];[$'Incertidumbre &amp; Holguras'.A$1:.A$1048576];0);1)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Reglas elementales del juego</text:p>
          </table:table-cell>
          <table:table-cell table:style-name="ce28" office:value-type="string" calcext:value-type="string">
            <text:p>Programación de habilidades básicas del personaje</text:p>
          </table:table-cell>
          <table:table-cell table:style-name="ce28" table:content-validation-name="val1" office:value-type="string" calcext:value-type="string">
            <text:p>Cod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</text:p>
          </table:table-cell>
          <table:table-cell table:style-name="ce29" table:formula="of:=INDEX([$Dificultades.B$1:.B$1048576];MATCH([.F14];[$Dificultades.A$1:.A$1048576];0)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style-name="ce29" table:formula="of:=[.G14]+([.G14]*INDEX([$'Incertidumbre &amp; Holguras'.B$1:.B$1048576];MATCH([.I14];[$'Incertidumbre &amp; Holguras'.A$1:.A$1048576];0);1)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28" table:number-columns-repeated="2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]+([.G15]*INDEX([$'Incertidumbre &amp; Holguras'.B$1:.B$1048576];MATCH([.I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]+([.G16]*INDEX([$'Incertidumbre &amp; Holguras'.B$1:.B$1048576];MATCH([.I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]+([.G17]*INDEX([$'Incertidumbre &amp; Holguras'.B$1:.B$1048576];MATCH([.I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]+([.G18]*INDEX([$'Incertidumbre &amp; Holguras'.B$1:.B$1048576];MATCH([.I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]+([.G19]*INDEX([$'Incertidumbre &amp; Holguras'.B$1:.B$1048576];MATCH([.I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]+([.G20]*INDEX([$'Incertidumbre &amp; Holguras'.B$1:.B$1048576];MATCH([.I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]+([.G21]*INDEX([$'Incertidumbre &amp; Holguras'.B$1:.B$1048576];MATCH([.I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]+([.G22]*INDEX([$'Incertidumbre &amp; Holguras'.B$1:.B$1048576];MATCH([.I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]+([.G23]*INDEX([$'Incertidumbre &amp; Holguras'.B$1:.B$1048576];MATCH([.I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]+([.G24]*INDEX([$'Incertidumbre &amp; Holguras'.B$1:.B$1048576];MATCH([.I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]+([.G25]*INDEX([$'Incertidumbre &amp; Holguras'.B$1:.B$1048576];MATCH([.I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]+([.G26]*INDEX([$'Incertidumbre &amp; Holguras'.B$1:.B$1048576];MATCH([.I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]+([.G27]*INDEX([$'Incertidumbre &amp; Holguras'.B$1:.B$1048576];MATCH([.I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]+([.G28]*INDEX([$'Incertidumbre &amp; Holguras'.B$1:.B$1048576];MATCH([.I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]+([.G29]*INDEX([$'Incertidumbre &amp; Holguras'.B$1:.B$1048576];MATCH([.I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]+([.G30]*INDEX([$'Incertidumbre &amp; Holguras'.B$1:.B$1048576];MATCH([.I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]+([.G31]*INDEX([$'Incertidumbre &amp; Holguras'.B$1:.B$1048576];MATCH([.I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]+([.G32]*INDEX([$'Incertidumbre &amp; Holguras'.B$1:.B$1048576];MATCH([.I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]+([.G33]*INDEX([$'Incertidumbre &amp; Holguras'.B$1:.B$1048576];MATCH([.I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]+([.G34]*INDEX([$'Incertidumbre &amp; Holguras'.B$1:.B$1048576];MATCH([.I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]+([.G35]*INDEX([$'Incertidumbre &amp; Holguras'.B$1:.B$1048576];MATCH([.I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]+([.G36]*INDEX([$'Incertidumbre &amp; Holguras'.B$1:.B$1048576];MATCH([.I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]+([.G37]*INDEX([$'Incertidumbre &amp; Holguras'.B$1:.B$1048576];MATCH([.I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]+([.G38]*INDEX([$'Incertidumbre &amp; Holguras'.B$1:.B$1048576];MATCH([.I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]+([.G39]*INDEX([$'Incertidumbre &amp; Holguras'.B$1:.B$1048576];MATCH([.I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]+([.G40]*INDEX([$'Incertidumbre &amp; Holguras'.B$1:.B$1048576];MATCH([.I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]+([.G41]*INDEX([$'Incertidumbre &amp; Holguras'.B$1:.B$1048576];MATCH([.I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]+([.G42]*INDEX([$'Incertidumbre &amp; Holguras'.B$1:.B$1048576];MATCH([.I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]+([.G43]*INDEX([$'Incertidumbre &amp; Holguras'.B$1:.B$1048576];MATCH([.I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]+([.G44]*INDEX([$'Incertidumbre &amp; Holguras'.B$1:.B$1048576];MATCH([.I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]+([.G45]*INDEX([$'Incertidumbre &amp; Holguras'.B$1:.B$1048576];MATCH([.I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]+([.G46]*INDEX([$'Incertidumbre &amp; Holguras'.B$1:.B$1048576];MATCH([.I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]+([.G47]*INDEX([$'Incertidumbre &amp; Holguras'.B$1:.B$1048576];MATCH([.I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]+([.G48]*INDEX([$'Incertidumbre &amp; Holguras'.B$1:.B$1048576];MATCH([.I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]+([.G49]*INDEX([$'Incertidumbre &amp; Holguras'.B$1:.B$1048576];MATCH([.I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]+([.G50]*INDEX([$'Incertidumbre &amp; Holguras'.B$1:.B$1048576];MATCH([.I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]+([.G51]*INDEX([$'Incertidumbre &amp; Holguras'.B$1:.B$1048576];MATCH([.I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]+([.G52]*INDEX([$'Incertidumbre &amp; Holguras'.B$1:.B$1048576];MATCH([.I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]+([.G53]*INDEX([$'Incertidumbre &amp; Holguras'.B$1:.B$1048576];MATCH([.I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]+([.G54]*INDEX([$'Incertidumbre &amp; Holguras'.B$1:.B$1048576];MATCH([.I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]+([.G55]*INDEX([$'Incertidumbre &amp; Holguras'.B$1:.B$1048576];MATCH([.I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]+([.G56]*INDEX([$'Incertidumbre &amp; Holguras'.B$1:.B$1048576];MATCH([.I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]+([.G57]*INDEX([$'Incertidumbre &amp; Holguras'.B$1:.B$1048576];MATCH([.I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]+([.G58]*INDEX([$'Incertidumbre &amp; Holguras'.B$1:.B$1048576];MATCH([.I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]+([.G59]*INDEX([$'Incertidumbre &amp; Holguras'.B$1:.B$1048576];MATCH([.I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]+([.G60]*INDEX([$'Incertidumbre &amp; Holguras'.B$1:.B$1048576];MATCH([.I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]+([.G61]*INDEX([$'Incertidumbre &amp; Holguras'.B$1:.B$1048576];MATCH([.I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]+([.G62]*INDEX([$'Incertidumbre &amp; Holguras'.B$1:.B$1048576];MATCH([.I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]+([.G63]*INDEX([$'Incertidumbre &amp; Holguras'.B$1:.B$1048576];MATCH([.I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]+([.G64]*INDEX([$'Incertidumbre &amp; Holguras'.B$1:.B$1048576];MATCH([.I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]+([.G65]*INDEX([$'Incertidumbre &amp; Holguras'.B$1:.B$1048576];MATCH([.I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]+([.G66]*INDEX([$'Incertidumbre &amp; Holguras'.B$1:.B$1048576];MATCH([.I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]+([.G67]*INDEX([$'Incertidumbre &amp; Holguras'.B$1:.B$1048576];MATCH([.I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]+([.G68]*INDEX([$'Incertidumbre &amp; Holguras'.B$1:.B$1048576];MATCH([.I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]+([.G69]*INDEX([$'Incertidumbre &amp; Holguras'.B$1:.B$1048576];MATCH([.I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]+([.G70]*INDEX([$'Incertidumbre &amp; Holguras'.B$1:.B$1048576];MATCH([.I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]+([.G71]*INDEX([$'Incertidumbre &amp; Holguras'.B$1:.B$1048576];MATCH([.I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]+([.G72]*INDEX([$'Incertidumbre &amp; Holguras'.B$1:.B$1048576];MATCH([.I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]+([.G73]*INDEX([$'Incertidumbre &amp; Holguras'.B$1:.B$1048576];MATCH([.I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]+([.G74]*INDEX([$'Incertidumbre &amp; Holguras'.B$1:.B$1048576];MATCH([.I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]+([.G75]*INDEX([$'Incertidumbre &amp; Holguras'.B$1:.B$1048576];MATCH([.I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]+([.G76]*INDEX([$'Incertidumbre &amp; Holguras'.B$1:.B$1048576];MATCH([.I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]+([.G77]*INDEX([$'Incertidumbre &amp; Holguras'.B$1:.B$1048576];MATCH([.I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]+([.G78]*INDEX([$'Incertidumbre &amp; Holguras'.B$1:.B$1048576];MATCH([.I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]+([.G79]*INDEX([$'Incertidumbre &amp; Holguras'.B$1:.B$1048576];MATCH([.I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]+([.G80]*INDEX([$'Incertidumbre &amp; Holguras'.B$1:.B$1048576];MATCH([.I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]+([.G81]*INDEX([$'Incertidumbre &amp; Holguras'.B$1:.B$1048576];MATCH([.I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]+([.G82]*INDEX([$'Incertidumbre &amp; Holguras'.B$1:.B$1048576];MATCH([.I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]+([.G83]*INDEX([$'Incertidumbre &amp; Holguras'.B$1:.B$1048576];MATCH([.I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]+([.G84]*INDEX([$'Incertidumbre &amp; Holguras'.B$1:.B$1048576];MATCH([.I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]+([.G85]*INDEX([$'Incertidumbre &amp; Holguras'.B$1:.B$1048576];MATCH([.I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]+([.G86]*INDEX([$'Incertidumbre &amp; Holguras'.B$1:.B$1048576];MATCH([.I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]+([.G87]*INDEX([$'Incertidumbre &amp; Holguras'.B$1:.B$1048576];MATCH([.I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]+([.G88]*INDEX([$'Incertidumbre &amp; Holguras'.B$1:.B$1048576];MATCH([.I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]+([.G89]*INDEX([$'Incertidumbre &amp; Holguras'.B$1:.B$1048576];MATCH([.I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]+([.G90]*INDEX([$'Incertidumbre &amp; Holguras'.B$1:.B$1048576];MATCH([.I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]+([.G91]*INDEX([$'Incertidumbre &amp; Holguras'.B$1:.B$1048576];MATCH([.I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]+([.G92]*INDEX([$'Incertidumbre &amp; Holguras'.B$1:.B$1048576];MATCH([.I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]+([.G93]*INDEX([$'Incertidumbre &amp; Holguras'.B$1:.B$1048576];MATCH([.I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]+([.G94]*INDEX([$'Incertidumbre &amp; Holguras'.B$1:.B$1048576];MATCH([.I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]+([.G95]*INDEX([$'Incertidumbre &amp; Holguras'.B$1:.B$1048576];MATCH([.I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]+([.G96]*INDEX([$'Incertidumbre &amp; Holguras'.B$1:.B$1048576];MATCH([.I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]+([.G97]*INDEX([$'Incertidumbre &amp; Holguras'.B$1:.B$1048576];MATCH([.I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]+([.G98]*INDEX([$'Incertidumbre &amp; Holguras'.B$1:.B$1048576];MATCH([.I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]+([.G99]*INDEX([$'Incertidumbre &amp; Holguras'.B$1:.B$1048576];MATCH([.I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0]+([.G100]*INDEX([$'Incertidumbre &amp; Holguras'.B$1:.B$1048576];MATCH([.I1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1]+([.G101]*INDEX([$'Incertidumbre &amp; Holguras'.B$1:.B$1048576];MATCH([.I1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2]+([.G102]*INDEX([$'Incertidumbre &amp; Holguras'.B$1:.B$1048576];MATCH([.I1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3]+([.G103]*INDEX([$'Incertidumbre &amp; Holguras'.B$1:.B$1048576];MATCH([.I1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4]+([.G104]*INDEX([$'Incertidumbre &amp; Holguras'.B$1:.B$1048576];MATCH([.I1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5]+([.G105]*INDEX([$'Incertidumbre &amp; Holguras'.B$1:.B$1048576];MATCH([.I1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6]+([.G106]*INDEX([$'Incertidumbre &amp; Holguras'.B$1:.B$1048576];MATCH([.I1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7]+([.G107]*INDEX([$'Incertidumbre &amp; Holguras'.B$1:.B$1048576];MATCH([.I1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8]+([.G108]*INDEX([$'Incertidumbre &amp; Holguras'.B$1:.B$1048576];MATCH([.I1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9]+([.G109]*INDEX([$'Incertidumbre &amp; Holguras'.B$1:.B$1048576];MATCH([.I1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0]+([.G110]*INDEX([$'Incertidumbre &amp; Holguras'.B$1:.B$1048576];MATCH([.I1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1]+([.G111]*INDEX([$'Incertidumbre &amp; Holguras'.B$1:.B$1048576];MATCH([.I1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2]+([.G112]*INDEX([$'Incertidumbre &amp; Holguras'.B$1:.B$1048576];MATCH([.I1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3]+([.G113]*INDEX([$'Incertidumbre &amp; Holguras'.B$1:.B$1048576];MATCH([.I1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4]+([.G114]*INDEX([$'Incertidumbre &amp; Holguras'.B$1:.B$1048576];MATCH([.I1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5]+([.G115]*INDEX([$'Incertidumbre &amp; Holguras'.B$1:.B$1048576];MATCH([.I1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6]+([.G116]*INDEX([$'Incertidumbre &amp; Holguras'.B$1:.B$1048576];MATCH([.I1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7]+([.G117]*INDEX([$'Incertidumbre &amp; Holguras'.B$1:.B$1048576];MATCH([.I1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8]+([.G118]*INDEX([$'Incertidumbre &amp; Holguras'.B$1:.B$1048576];MATCH([.I1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19]+([.G119]*INDEX([$'Incertidumbre &amp; Holguras'.B$1:.B$1048576];MATCH([.I1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0]+([.G120]*INDEX([$'Incertidumbre &amp; Holguras'.B$1:.B$1048576];MATCH([.I1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1]+([.G121]*INDEX([$'Incertidumbre &amp; Holguras'.B$1:.B$1048576];MATCH([.I1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2]+([.G122]*INDEX([$'Incertidumbre &amp; Holguras'.B$1:.B$1048576];MATCH([.I1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3]+([.G123]*INDEX([$'Incertidumbre &amp; Holguras'.B$1:.B$1048576];MATCH([.I1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4]+([.G124]*INDEX([$'Incertidumbre &amp; Holguras'.B$1:.B$1048576];MATCH([.I1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5]+([.G125]*INDEX([$'Incertidumbre &amp; Holguras'.B$1:.B$1048576];MATCH([.I1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6]+([.G126]*INDEX([$'Incertidumbre &amp; Holguras'.B$1:.B$1048576];MATCH([.I1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7]+([.G127]*INDEX([$'Incertidumbre &amp; Holguras'.B$1:.B$1048576];MATCH([.I1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8]+([.G128]*INDEX([$'Incertidumbre &amp; Holguras'.B$1:.B$1048576];MATCH([.I1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29]+([.G129]*INDEX([$'Incertidumbre &amp; Holguras'.B$1:.B$1048576];MATCH([.I1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0]+([.G130]*INDEX([$'Incertidumbre &amp; Holguras'.B$1:.B$1048576];MATCH([.I1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1]+([.G131]*INDEX([$'Incertidumbre &amp; Holguras'.B$1:.B$1048576];MATCH([.I1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2]+([.G132]*INDEX([$'Incertidumbre &amp; Holguras'.B$1:.B$1048576];MATCH([.I1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3]+([.G133]*INDEX([$'Incertidumbre &amp; Holguras'.B$1:.B$1048576];MATCH([.I1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4]+([.G134]*INDEX([$'Incertidumbre &amp; Holguras'.B$1:.B$1048576];MATCH([.I1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5]+([.G135]*INDEX([$'Incertidumbre &amp; Holguras'.B$1:.B$1048576];MATCH([.I1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6]+([.G136]*INDEX([$'Incertidumbre &amp; Holguras'.B$1:.B$1048576];MATCH([.I1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7]+([.G137]*INDEX([$'Incertidumbre &amp; Holguras'.B$1:.B$1048576];MATCH([.I1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8]+([.G138]*INDEX([$'Incertidumbre &amp; Holguras'.B$1:.B$1048576];MATCH([.I1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39]+([.G139]*INDEX([$'Incertidumbre &amp; Holguras'.B$1:.B$1048576];MATCH([.I1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0]+([.G140]*INDEX([$'Incertidumbre &amp; Holguras'.B$1:.B$1048576];MATCH([.I1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1]+([.G141]*INDEX([$'Incertidumbre &amp; Holguras'.B$1:.B$1048576];MATCH([.I1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2]+([.G142]*INDEX([$'Incertidumbre &amp; Holguras'.B$1:.B$1048576];MATCH([.I1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3]+([.G143]*INDEX([$'Incertidumbre &amp; Holguras'.B$1:.B$1048576];MATCH([.I1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4]+([.G144]*INDEX([$'Incertidumbre &amp; Holguras'.B$1:.B$1048576];MATCH([.I1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5]+([.G145]*INDEX([$'Incertidumbre &amp; Holguras'.B$1:.B$1048576];MATCH([.I1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6]+([.G146]*INDEX([$'Incertidumbre &amp; Holguras'.B$1:.B$1048576];MATCH([.I1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7]+([.G147]*INDEX([$'Incertidumbre &amp; Holguras'.B$1:.B$1048576];MATCH([.I1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8]+([.G148]*INDEX([$'Incertidumbre &amp; Holguras'.B$1:.B$1048576];MATCH([.I1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49]+([.G149]*INDEX([$'Incertidumbre &amp; Holguras'.B$1:.B$1048576];MATCH([.I1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0]+([.G150]*INDEX([$'Incertidumbre &amp; Holguras'.B$1:.B$1048576];MATCH([.I1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1]+([.G151]*INDEX([$'Incertidumbre &amp; Holguras'.B$1:.B$1048576];MATCH([.I1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2]+([.G152]*INDEX([$'Incertidumbre &amp; Holguras'.B$1:.B$1048576];MATCH([.I1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3]+([.G153]*INDEX([$'Incertidumbre &amp; Holguras'.B$1:.B$1048576];MATCH([.I1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4]+([.G154]*INDEX([$'Incertidumbre &amp; Holguras'.B$1:.B$1048576];MATCH([.I1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5]+([.G155]*INDEX([$'Incertidumbre &amp; Holguras'.B$1:.B$1048576];MATCH([.I1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6]+([.G156]*INDEX([$'Incertidumbre &amp; Holguras'.B$1:.B$1048576];MATCH([.I1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7]+([.G157]*INDEX([$'Incertidumbre &amp; Holguras'.B$1:.B$1048576];MATCH([.I1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8]+([.G158]*INDEX([$'Incertidumbre &amp; Holguras'.B$1:.B$1048576];MATCH([.I1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59]+([.G159]*INDEX([$'Incertidumbre &amp; Holguras'.B$1:.B$1048576];MATCH([.I1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0]+([.G160]*INDEX([$'Incertidumbre &amp; Holguras'.B$1:.B$1048576];MATCH([.I1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1]+([.G161]*INDEX([$'Incertidumbre &amp; Holguras'.B$1:.B$1048576];MATCH([.I1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2]+([.G162]*INDEX([$'Incertidumbre &amp; Holguras'.B$1:.B$1048576];MATCH([.I1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3]+([.G163]*INDEX([$'Incertidumbre &amp; Holguras'.B$1:.B$1048576];MATCH([.I1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4]+([.G164]*INDEX([$'Incertidumbre &amp; Holguras'.B$1:.B$1048576];MATCH([.I1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5]+([.G165]*INDEX([$'Incertidumbre &amp; Holguras'.B$1:.B$1048576];MATCH([.I1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6]+([.G166]*INDEX([$'Incertidumbre &amp; Holguras'.B$1:.B$1048576];MATCH([.I1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7]+([.G167]*INDEX([$'Incertidumbre &amp; Holguras'.B$1:.B$1048576];MATCH([.I1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8]+([.G168]*INDEX([$'Incertidumbre &amp; Holguras'.B$1:.B$1048576];MATCH([.I1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69]+([.G169]*INDEX([$'Incertidumbre &amp; Holguras'.B$1:.B$1048576];MATCH([.I1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0]+([.G170]*INDEX([$'Incertidumbre &amp; Holguras'.B$1:.B$1048576];MATCH([.I1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1]+([.G171]*INDEX([$'Incertidumbre &amp; Holguras'.B$1:.B$1048576];MATCH([.I1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2]+([.G172]*INDEX([$'Incertidumbre &amp; Holguras'.B$1:.B$1048576];MATCH([.I1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3]+([.G173]*INDEX([$'Incertidumbre &amp; Holguras'.B$1:.B$1048576];MATCH([.I1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4]+([.G174]*INDEX([$'Incertidumbre &amp; Holguras'.B$1:.B$1048576];MATCH([.I1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5]+([.G175]*INDEX([$'Incertidumbre &amp; Holguras'.B$1:.B$1048576];MATCH([.I1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6]+([.G176]*INDEX([$'Incertidumbre &amp; Holguras'.B$1:.B$1048576];MATCH([.I1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7]+([.G177]*INDEX([$'Incertidumbre &amp; Holguras'.B$1:.B$1048576];MATCH([.I1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8]+([.G178]*INDEX([$'Incertidumbre &amp; Holguras'.B$1:.B$1048576];MATCH([.I1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79]+([.G179]*INDEX([$'Incertidumbre &amp; Holguras'.B$1:.B$1048576];MATCH([.I1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0]+([.G180]*INDEX([$'Incertidumbre &amp; Holguras'.B$1:.B$1048576];MATCH([.I1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1]+([.G181]*INDEX([$'Incertidumbre &amp; Holguras'.B$1:.B$1048576];MATCH([.I1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2]+([.G182]*INDEX([$'Incertidumbre &amp; Holguras'.B$1:.B$1048576];MATCH([.I1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3]+([.G183]*INDEX([$'Incertidumbre &amp; Holguras'.B$1:.B$1048576];MATCH([.I1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4]+([.G184]*INDEX([$'Incertidumbre &amp; Holguras'.B$1:.B$1048576];MATCH([.I1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5]+([.G185]*INDEX([$'Incertidumbre &amp; Holguras'.B$1:.B$1048576];MATCH([.I1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6]+([.G186]*INDEX([$'Incertidumbre &amp; Holguras'.B$1:.B$1048576];MATCH([.I1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7]+([.G187]*INDEX([$'Incertidumbre &amp; Holguras'.B$1:.B$1048576];MATCH([.I1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8]+([.G188]*INDEX([$'Incertidumbre &amp; Holguras'.B$1:.B$1048576];MATCH([.I1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89]+([.G189]*INDEX([$'Incertidumbre &amp; Holguras'.B$1:.B$1048576];MATCH([.I1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0]+([.G190]*INDEX([$'Incertidumbre &amp; Holguras'.B$1:.B$1048576];MATCH([.I1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1]+([.G191]*INDEX([$'Incertidumbre &amp; Holguras'.B$1:.B$1048576];MATCH([.I1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2]+([.G192]*INDEX([$'Incertidumbre &amp; Holguras'.B$1:.B$1048576];MATCH([.I1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3]+([.G193]*INDEX([$'Incertidumbre &amp; Holguras'.B$1:.B$1048576];MATCH([.I1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4]+([.G194]*INDEX([$'Incertidumbre &amp; Holguras'.B$1:.B$1048576];MATCH([.I1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5]+([.G195]*INDEX([$'Incertidumbre &amp; Holguras'.B$1:.B$1048576];MATCH([.I1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6]+([.G196]*INDEX([$'Incertidumbre &amp; Holguras'.B$1:.B$1048576];MATCH([.I1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7]+([.G197]*INDEX([$'Incertidumbre &amp; Holguras'.B$1:.B$1048576];MATCH([.I1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8]+([.G198]*INDEX([$'Incertidumbre &amp; Holguras'.B$1:.B$1048576];MATCH([.I1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99]+([.G199]*INDEX([$'Incertidumbre &amp; Holguras'.B$1:.B$1048576];MATCH([.I1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0]+([.G200]*INDEX([$'Incertidumbre &amp; Holguras'.B$1:.B$1048576];MATCH([.I2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1]+([.G201]*INDEX([$'Incertidumbre &amp; Holguras'.B$1:.B$1048576];MATCH([.I2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2]+([.G202]*INDEX([$'Incertidumbre &amp; Holguras'.B$1:.B$1048576];MATCH([.I2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3]+([.G203]*INDEX([$'Incertidumbre &amp; Holguras'.B$1:.B$1048576];MATCH([.I2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4]+([.G204]*INDEX([$'Incertidumbre &amp; Holguras'.B$1:.B$1048576];MATCH([.I2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5]+([.G205]*INDEX([$'Incertidumbre &amp; Holguras'.B$1:.B$1048576];MATCH([.I2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6]+([.G206]*INDEX([$'Incertidumbre &amp; Holguras'.B$1:.B$1048576];MATCH([.I2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7]+([.G207]*INDEX([$'Incertidumbre &amp; Holguras'.B$1:.B$1048576];MATCH([.I2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8]+([.G208]*INDEX([$'Incertidumbre &amp; Holguras'.B$1:.B$1048576];MATCH([.I2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09]+([.G209]*INDEX([$'Incertidumbre &amp; Holguras'.B$1:.B$1048576];MATCH([.I2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0]+([.G210]*INDEX([$'Incertidumbre &amp; Holguras'.B$1:.B$1048576];MATCH([.I2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1]+([.G211]*INDEX([$'Incertidumbre &amp; Holguras'.B$1:.B$1048576];MATCH([.I2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2]+([.G212]*INDEX([$'Incertidumbre &amp; Holguras'.B$1:.B$1048576];MATCH([.I2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3]+([.G213]*INDEX([$'Incertidumbre &amp; Holguras'.B$1:.B$1048576];MATCH([.I2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4]+([.G214]*INDEX([$'Incertidumbre &amp; Holguras'.B$1:.B$1048576];MATCH([.I2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5]+([.G215]*INDEX([$'Incertidumbre &amp; Holguras'.B$1:.B$1048576];MATCH([.I2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6]+([.G216]*INDEX([$'Incertidumbre &amp; Holguras'.B$1:.B$1048576];MATCH([.I2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7]+([.G217]*INDEX([$'Incertidumbre &amp; Holguras'.B$1:.B$1048576];MATCH([.I2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8]+([.G218]*INDEX([$'Incertidumbre &amp; Holguras'.B$1:.B$1048576];MATCH([.I2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19]+([.G219]*INDEX([$'Incertidumbre &amp; Holguras'.B$1:.B$1048576];MATCH([.I2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0]+([.G220]*INDEX([$'Incertidumbre &amp; Holguras'.B$1:.B$1048576];MATCH([.I2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1]+([.G221]*INDEX([$'Incertidumbre &amp; Holguras'.B$1:.B$1048576];MATCH([.I2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2]+([.G222]*INDEX([$'Incertidumbre &amp; Holguras'.B$1:.B$1048576];MATCH([.I2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3]+([.G223]*INDEX([$'Incertidumbre &amp; Holguras'.B$1:.B$1048576];MATCH([.I2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4]+([.G224]*INDEX([$'Incertidumbre &amp; Holguras'.B$1:.B$1048576];MATCH([.I2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5]+([.G225]*INDEX([$'Incertidumbre &amp; Holguras'.B$1:.B$1048576];MATCH([.I2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6]+([.G226]*INDEX([$'Incertidumbre &amp; Holguras'.B$1:.B$1048576];MATCH([.I2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7]+([.G227]*INDEX([$'Incertidumbre &amp; Holguras'.B$1:.B$1048576];MATCH([.I2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8]+([.G228]*INDEX([$'Incertidumbre &amp; Holguras'.B$1:.B$1048576];MATCH([.I2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29]+([.G229]*INDEX([$'Incertidumbre &amp; Holguras'.B$1:.B$1048576];MATCH([.I2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0]+([.G230]*INDEX([$'Incertidumbre &amp; Holguras'.B$1:.B$1048576];MATCH([.I2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1]+([.G231]*INDEX([$'Incertidumbre &amp; Holguras'.B$1:.B$1048576];MATCH([.I2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2]+([.G232]*INDEX([$'Incertidumbre &amp; Holguras'.B$1:.B$1048576];MATCH([.I2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3]+([.G233]*INDEX([$'Incertidumbre &amp; Holguras'.B$1:.B$1048576];MATCH([.I2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4]+([.G234]*INDEX([$'Incertidumbre &amp; Holguras'.B$1:.B$1048576];MATCH([.I2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5]+([.G235]*INDEX([$'Incertidumbre &amp; Holguras'.B$1:.B$1048576];MATCH([.I2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6]+([.G236]*INDEX([$'Incertidumbre &amp; Holguras'.B$1:.B$1048576];MATCH([.I2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7]+([.G237]*INDEX([$'Incertidumbre &amp; Holguras'.B$1:.B$1048576];MATCH([.I2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8]+([.G238]*INDEX([$'Incertidumbre &amp; Holguras'.B$1:.B$1048576];MATCH([.I2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39]+([.G239]*INDEX([$'Incertidumbre &amp; Holguras'.B$1:.B$1048576];MATCH([.I2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0]+([.G240]*INDEX([$'Incertidumbre &amp; Holguras'.B$1:.B$1048576];MATCH([.I2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1]+([.G241]*INDEX([$'Incertidumbre &amp; Holguras'.B$1:.B$1048576];MATCH([.I2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2]+([.G242]*INDEX([$'Incertidumbre &amp; Holguras'.B$1:.B$1048576];MATCH([.I2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3]+([.G243]*INDEX([$'Incertidumbre &amp; Holguras'.B$1:.B$1048576];MATCH([.I2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4]+([.G244]*INDEX([$'Incertidumbre &amp; Holguras'.B$1:.B$1048576];MATCH([.I2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5]+([.G245]*INDEX([$'Incertidumbre &amp; Holguras'.B$1:.B$1048576];MATCH([.I2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6]+([.G246]*INDEX([$'Incertidumbre &amp; Holguras'.B$1:.B$1048576];MATCH([.I2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7]+([.G247]*INDEX([$'Incertidumbre &amp; Holguras'.B$1:.B$1048576];MATCH([.I2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8]+([.G248]*INDEX([$'Incertidumbre &amp; Holguras'.B$1:.B$1048576];MATCH([.I2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49]+([.G249]*INDEX([$'Incertidumbre &amp; Holguras'.B$1:.B$1048576];MATCH([.I2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0]+([.G250]*INDEX([$'Incertidumbre &amp; Holguras'.B$1:.B$1048576];MATCH([.I2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1]+([.G251]*INDEX([$'Incertidumbre &amp; Holguras'.B$1:.B$1048576];MATCH([.I2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2]+([.G252]*INDEX([$'Incertidumbre &amp; Holguras'.B$1:.B$1048576];MATCH([.I2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3]+([.G253]*INDEX([$'Incertidumbre &amp; Holguras'.B$1:.B$1048576];MATCH([.I2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4]+([.G254]*INDEX([$'Incertidumbre &amp; Holguras'.B$1:.B$1048576];MATCH([.I2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5]+([.G255]*INDEX([$'Incertidumbre &amp; Holguras'.B$1:.B$1048576];MATCH([.I2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6]+([.G256]*INDEX([$'Incertidumbre &amp; Holguras'.B$1:.B$1048576];MATCH([.I2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7]+([.G257]*INDEX([$'Incertidumbre &amp; Holguras'.B$1:.B$1048576];MATCH([.I2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8]+([.G258]*INDEX([$'Incertidumbre &amp; Holguras'.B$1:.B$1048576];MATCH([.I2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59]+([.G259]*INDEX([$'Incertidumbre &amp; Holguras'.B$1:.B$1048576];MATCH([.I2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0]+([.G260]*INDEX([$'Incertidumbre &amp; Holguras'.B$1:.B$1048576];MATCH([.I2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1]+([.G261]*INDEX([$'Incertidumbre &amp; Holguras'.B$1:.B$1048576];MATCH([.I2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2]+([.G262]*INDEX([$'Incertidumbre &amp; Holguras'.B$1:.B$1048576];MATCH([.I2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3]+([.G263]*INDEX([$'Incertidumbre &amp; Holguras'.B$1:.B$1048576];MATCH([.I2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4]+([.G264]*INDEX([$'Incertidumbre &amp; Holguras'.B$1:.B$1048576];MATCH([.I2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5]+([.G265]*INDEX([$'Incertidumbre &amp; Holguras'.B$1:.B$1048576];MATCH([.I2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6]+([.G266]*INDEX([$'Incertidumbre &amp; Holguras'.B$1:.B$1048576];MATCH([.I2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7]+([.G267]*INDEX([$'Incertidumbre &amp; Holguras'.B$1:.B$1048576];MATCH([.I2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8]+([.G268]*INDEX([$'Incertidumbre &amp; Holguras'.B$1:.B$1048576];MATCH([.I2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69]+([.G269]*INDEX([$'Incertidumbre &amp; Holguras'.B$1:.B$1048576];MATCH([.I2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0]+([.G270]*INDEX([$'Incertidumbre &amp; Holguras'.B$1:.B$1048576];MATCH([.I2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1]+([.G271]*INDEX([$'Incertidumbre &amp; Holguras'.B$1:.B$1048576];MATCH([.I2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2]+([.G272]*INDEX([$'Incertidumbre &amp; Holguras'.B$1:.B$1048576];MATCH([.I2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3]+([.G273]*INDEX([$'Incertidumbre &amp; Holguras'.B$1:.B$1048576];MATCH([.I2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4]+([.G274]*INDEX([$'Incertidumbre &amp; Holguras'.B$1:.B$1048576];MATCH([.I2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5]+([.G275]*INDEX([$'Incertidumbre &amp; Holguras'.B$1:.B$1048576];MATCH([.I2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6]+([.G276]*INDEX([$'Incertidumbre &amp; Holguras'.B$1:.B$1048576];MATCH([.I2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7]+([.G277]*INDEX([$'Incertidumbre &amp; Holguras'.B$1:.B$1048576];MATCH([.I2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8]+([.G278]*INDEX([$'Incertidumbre &amp; Holguras'.B$1:.B$1048576];MATCH([.I2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79]+([.G279]*INDEX([$'Incertidumbre &amp; Holguras'.B$1:.B$1048576];MATCH([.I2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0]+([.G280]*INDEX([$'Incertidumbre &amp; Holguras'.B$1:.B$1048576];MATCH([.I2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1]+([.G281]*INDEX([$'Incertidumbre &amp; Holguras'.B$1:.B$1048576];MATCH([.I2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2]+([.G282]*INDEX([$'Incertidumbre &amp; Holguras'.B$1:.B$1048576];MATCH([.I2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3]+([.G283]*INDEX([$'Incertidumbre &amp; Holguras'.B$1:.B$1048576];MATCH([.I2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4]+([.G284]*INDEX([$'Incertidumbre &amp; Holguras'.B$1:.B$1048576];MATCH([.I2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5]+([.G285]*INDEX([$'Incertidumbre &amp; Holguras'.B$1:.B$1048576];MATCH([.I2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6]+([.G286]*INDEX([$'Incertidumbre &amp; Holguras'.B$1:.B$1048576];MATCH([.I2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7]+([.G287]*INDEX([$'Incertidumbre &amp; Holguras'.B$1:.B$1048576];MATCH([.I2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8]+([.G288]*INDEX([$'Incertidumbre &amp; Holguras'.B$1:.B$1048576];MATCH([.I2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89]+([.G289]*INDEX([$'Incertidumbre &amp; Holguras'.B$1:.B$1048576];MATCH([.I2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0]+([.G290]*INDEX([$'Incertidumbre &amp; Holguras'.B$1:.B$1048576];MATCH([.I2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1]+([.G291]*INDEX([$'Incertidumbre &amp; Holguras'.B$1:.B$1048576];MATCH([.I2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2]+([.G292]*INDEX([$'Incertidumbre &amp; Holguras'.B$1:.B$1048576];MATCH([.I2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3]+([.G293]*INDEX([$'Incertidumbre &amp; Holguras'.B$1:.B$1048576];MATCH([.I2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4]+([.G294]*INDEX([$'Incertidumbre &amp; Holguras'.B$1:.B$1048576];MATCH([.I2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5]+([.G295]*INDEX([$'Incertidumbre &amp; Holguras'.B$1:.B$1048576];MATCH([.I2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6]+([.G296]*INDEX([$'Incertidumbre &amp; Holguras'.B$1:.B$1048576];MATCH([.I2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7]+([.G297]*INDEX([$'Incertidumbre &amp; Holguras'.B$1:.B$1048576];MATCH([.I2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8]+([.G298]*INDEX([$'Incertidumbre &amp; Holguras'.B$1:.B$1048576];MATCH([.I2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2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299]+([.G299]*INDEX([$'Incertidumbre &amp; Holguras'.B$1:.B$1048576];MATCH([.I2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0]+([.G300]*INDEX([$'Incertidumbre &amp; Holguras'.B$1:.B$1048576];MATCH([.I3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1]+([.G301]*INDEX([$'Incertidumbre &amp; Holguras'.B$1:.B$1048576];MATCH([.I3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2]+([.G302]*INDEX([$'Incertidumbre &amp; Holguras'.B$1:.B$1048576];MATCH([.I3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3]+([.G303]*INDEX([$'Incertidumbre &amp; Holguras'.B$1:.B$1048576];MATCH([.I3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4]+([.G304]*INDEX([$'Incertidumbre &amp; Holguras'.B$1:.B$1048576];MATCH([.I3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5]+([.G305]*INDEX([$'Incertidumbre &amp; Holguras'.B$1:.B$1048576];MATCH([.I3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6]+([.G306]*INDEX([$'Incertidumbre &amp; Holguras'.B$1:.B$1048576];MATCH([.I3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7]+([.G307]*INDEX([$'Incertidumbre &amp; Holguras'.B$1:.B$1048576];MATCH([.I3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8]+([.G308]*INDEX([$'Incertidumbre &amp; Holguras'.B$1:.B$1048576];MATCH([.I3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09]+([.G309]*INDEX([$'Incertidumbre &amp; Holguras'.B$1:.B$1048576];MATCH([.I3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0]+([.G310]*INDEX([$'Incertidumbre &amp; Holguras'.B$1:.B$1048576];MATCH([.I3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1]+([.G311]*INDEX([$'Incertidumbre &amp; Holguras'.B$1:.B$1048576];MATCH([.I3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2]+([.G312]*INDEX([$'Incertidumbre &amp; Holguras'.B$1:.B$1048576];MATCH([.I3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3]+([.G313]*INDEX([$'Incertidumbre &amp; Holguras'.B$1:.B$1048576];MATCH([.I3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4]+([.G314]*INDEX([$'Incertidumbre &amp; Holguras'.B$1:.B$1048576];MATCH([.I3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5]+([.G315]*INDEX([$'Incertidumbre &amp; Holguras'.B$1:.B$1048576];MATCH([.I3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6]+([.G316]*INDEX([$'Incertidumbre &amp; Holguras'.B$1:.B$1048576];MATCH([.I3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7]+([.G317]*INDEX([$'Incertidumbre &amp; Holguras'.B$1:.B$1048576];MATCH([.I3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8]+([.G318]*INDEX([$'Incertidumbre &amp; Holguras'.B$1:.B$1048576];MATCH([.I3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19]+([.G319]*INDEX([$'Incertidumbre &amp; Holguras'.B$1:.B$1048576];MATCH([.I3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0]+([.G320]*INDEX([$'Incertidumbre &amp; Holguras'.B$1:.B$1048576];MATCH([.I3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1]+([.G321]*INDEX([$'Incertidumbre &amp; Holguras'.B$1:.B$1048576];MATCH([.I3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2]+([.G322]*INDEX([$'Incertidumbre &amp; Holguras'.B$1:.B$1048576];MATCH([.I3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3]+([.G323]*INDEX([$'Incertidumbre &amp; Holguras'.B$1:.B$1048576];MATCH([.I3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4]+([.G324]*INDEX([$'Incertidumbre &amp; Holguras'.B$1:.B$1048576];MATCH([.I3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5]+([.G325]*INDEX([$'Incertidumbre &amp; Holguras'.B$1:.B$1048576];MATCH([.I3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6]+([.G326]*INDEX([$'Incertidumbre &amp; Holguras'.B$1:.B$1048576];MATCH([.I3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7]+([.G327]*INDEX([$'Incertidumbre &amp; Holguras'.B$1:.B$1048576];MATCH([.I3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8]+([.G328]*INDEX([$'Incertidumbre &amp; Holguras'.B$1:.B$1048576];MATCH([.I3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29]+([.G329]*INDEX([$'Incertidumbre &amp; Holguras'.B$1:.B$1048576];MATCH([.I3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0]+([.G330]*INDEX([$'Incertidumbre &amp; Holguras'.B$1:.B$1048576];MATCH([.I3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1]+([.G331]*INDEX([$'Incertidumbre &amp; Holguras'.B$1:.B$1048576];MATCH([.I3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2]+([.G332]*INDEX([$'Incertidumbre &amp; Holguras'.B$1:.B$1048576];MATCH([.I3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3]+([.G333]*INDEX([$'Incertidumbre &amp; Holguras'.B$1:.B$1048576];MATCH([.I3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4]+([.G334]*INDEX([$'Incertidumbre &amp; Holguras'.B$1:.B$1048576];MATCH([.I3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5]+([.G335]*INDEX([$'Incertidumbre &amp; Holguras'.B$1:.B$1048576];MATCH([.I3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6]+([.G336]*INDEX([$'Incertidumbre &amp; Holguras'.B$1:.B$1048576];MATCH([.I3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7]+([.G337]*INDEX([$'Incertidumbre &amp; Holguras'.B$1:.B$1048576];MATCH([.I3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8]+([.G338]*INDEX([$'Incertidumbre &amp; Holguras'.B$1:.B$1048576];MATCH([.I3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39]+([.G339]*INDEX([$'Incertidumbre &amp; Holguras'.B$1:.B$1048576];MATCH([.I3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0]+([.G340]*INDEX([$'Incertidumbre &amp; Holguras'.B$1:.B$1048576];MATCH([.I3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1]+([.G341]*INDEX([$'Incertidumbre &amp; Holguras'.B$1:.B$1048576];MATCH([.I3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2]+([.G342]*INDEX([$'Incertidumbre &amp; Holguras'.B$1:.B$1048576];MATCH([.I3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3]+([.G343]*INDEX([$'Incertidumbre &amp; Holguras'.B$1:.B$1048576];MATCH([.I3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4]+([.G344]*INDEX([$'Incertidumbre &amp; Holguras'.B$1:.B$1048576];MATCH([.I3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5]+([.G345]*INDEX([$'Incertidumbre &amp; Holguras'.B$1:.B$1048576];MATCH([.I3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6]+([.G346]*INDEX([$'Incertidumbre &amp; Holguras'.B$1:.B$1048576];MATCH([.I3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7]+([.G347]*INDEX([$'Incertidumbre &amp; Holguras'.B$1:.B$1048576];MATCH([.I3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8]+([.G348]*INDEX([$'Incertidumbre &amp; Holguras'.B$1:.B$1048576];MATCH([.I3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49]+([.G349]*INDEX([$'Incertidumbre &amp; Holguras'.B$1:.B$1048576];MATCH([.I3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0]+([.G350]*INDEX([$'Incertidumbre &amp; Holguras'.B$1:.B$1048576];MATCH([.I3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1]+([.G351]*INDEX([$'Incertidumbre &amp; Holguras'.B$1:.B$1048576];MATCH([.I3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2]+([.G352]*INDEX([$'Incertidumbre &amp; Holguras'.B$1:.B$1048576];MATCH([.I3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3]+([.G353]*INDEX([$'Incertidumbre &amp; Holguras'.B$1:.B$1048576];MATCH([.I3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4]+([.G354]*INDEX([$'Incertidumbre &amp; Holguras'.B$1:.B$1048576];MATCH([.I3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5]+([.G355]*INDEX([$'Incertidumbre &amp; Holguras'.B$1:.B$1048576];MATCH([.I3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6]+([.G356]*INDEX([$'Incertidumbre &amp; Holguras'.B$1:.B$1048576];MATCH([.I3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7]+([.G357]*INDEX([$'Incertidumbre &amp; Holguras'.B$1:.B$1048576];MATCH([.I3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8]+([.G358]*INDEX([$'Incertidumbre &amp; Holguras'.B$1:.B$1048576];MATCH([.I3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59]+([.G359]*INDEX([$'Incertidumbre &amp; Holguras'.B$1:.B$1048576];MATCH([.I3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0]+([.G360]*INDEX([$'Incertidumbre &amp; Holguras'.B$1:.B$1048576];MATCH([.I3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1]+([.G361]*INDEX([$'Incertidumbre &amp; Holguras'.B$1:.B$1048576];MATCH([.I3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2]+([.G362]*INDEX([$'Incertidumbre &amp; Holguras'.B$1:.B$1048576];MATCH([.I3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3]+([.G363]*INDEX([$'Incertidumbre &amp; Holguras'.B$1:.B$1048576];MATCH([.I3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4]+([.G364]*INDEX([$'Incertidumbre &amp; Holguras'.B$1:.B$1048576];MATCH([.I3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5]+([.G365]*INDEX([$'Incertidumbre &amp; Holguras'.B$1:.B$1048576];MATCH([.I3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6]+([.G366]*INDEX([$'Incertidumbre &amp; Holguras'.B$1:.B$1048576];MATCH([.I3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7]+([.G367]*INDEX([$'Incertidumbre &amp; Holguras'.B$1:.B$1048576];MATCH([.I3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8]+([.G368]*INDEX([$'Incertidumbre &amp; Holguras'.B$1:.B$1048576];MATCH([.I3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69]+([.G369]*INDEX([$'Incertidumbre &amp; Holguras'.B$1:.B$1048576];MATCH([.I3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0]+([.G370]*INDEX([$'Incertidumbre &amp; Holguras'.B$1:.B$1048576];MATCH([.I3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1]+([.G371]*INDEX([$'Incertidumbre &amp; Holguras'.B$1:.B$1048576];MATCH([.I3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2]+([.G372]*INDEX([$'Incertidumbre &amp; Holguras'.B$1:.B$1048576];MATCH([.I3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3]+([.G373]*INDEX([$'Incertidumbre &amp; Holguras'.B$1:.B$1048576];MATCH([.I3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4]+([.G374]*INDEX([$'Incertidumbre &amp; Holguras'.B$1:.B$1048576];MATCH([.I3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5]+([.G375]*INDEX([$'Incertidumbre &amp; Holguras'.B$1:.B$1048576];MATCH([.I3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6]+([.G376]*INDEX([$'Incertidumbre &amp; Holguras'.B$1:.B$1048576];MATCH([.I3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7]+([.G377]*INDEX([$'Incertidumbre &amp; Holguras'.B$1:.B$1048576];MATCH([.I3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8]+([.G378]*INDEX([$'Incertidumbre &amp; Holguras'.B$1:.B$1048576];MATCH([.I3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79]+([.G379]*INDEX([$'Incertidumbre &amp; Holguras'.B$1:.B$1048576];MATCH([.I3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0]+([.G380]*INDEX([$'Incertidumbre &amp; Holguras'.B$1:.B$1048576];MATCH([.I3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1]+([.G381]*INDEX([$'Incertidumbre &amp; Holguras'.B$1:.B$1048576];MATCH([.I3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2]+([.G382]*INDEX([$'Incertidumbre &amp; Holguras'.B$1:.B$1048576];MATCH([.I3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3]+([.G383]*INDEX([$'Incertidumbre &amp; Holguras'.B$1:.B$1048576];MATCH([.I3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4]+([.G384]*INDEX([$'Incertidumbre &amp; Holguras'.B$1:.B$1048576];MATCH([.I3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5]+([.G385]*INDEX([$'Incertidumbre &amp; Holguras'.B$1:.B$1048576];MATCH([.I3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6]+([.G386]*INDEX([$'Incertidumbre &amp; Holguras'.B$1:.B$1048576];MATCH([.I3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7]+([.G387]*INDEX([$'Incertidumbre &amp; Holguras'.B$1:.B$1048576];MATCH([.I3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8]+([.G388]*INDEX([$'Incertidumbre &amp; Holguras'.B$1:.B$1048576];MATCH([.I3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89]+([.G389]*INDEX([$'Incertidumbre &amp; Holguras'.B$1:.B$1048576];MATCH([.I3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0]+([.G390]*INDEX([$'Incertidumbre &amp; Holguras'.B$1:.B$1048576];MATCH([.I3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1]+([.G391]*INDEX([$'Incertidumbre &amp; Holguras'.B$1:.B$1048576];MATCH([.I3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2]+([.G392]*INDEX([$'Incertidumbre &amp; Holguras'.B$1:.B$1048576];MATCH([.I3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3]+([.G393]*INDEX([$'Incertidumbre &amp; Holguras'.B$1:.B$1048576];MATCH([.I3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4]+([.G394]*INDEX([$'Incertidumbre &amp; Holguras'.B$1:.B$1048576];MATCH([.I3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5]+([.G395]*INDEX([$'Incertidumbre &amp; Holguras'.B$1:.B$1048576];MATCH([.I3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6]+([.G396]*INDEX([$'Incertidumbre &amp; Holguras'.B$1:.B$1048576];MATCH([.I3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7]+([.G397]*INDEX([$'Incertidumbre &amp; Holguras'.B$1:.B$1048576];MATCH([.I3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8]+([.G398]*INDEX([$'Incertidumbre &amp; Holguras'.B$1:.B$1048576];MATCH([.I3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3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399]+([.G399]*INDEX([$'Incertidumbre &amp; Holguras'.B$1:.B$1048576];MATCH([.I3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0]+([.G400]*INDEX([$'Incertidumbre &amp; Holguras'.B$1:.B$1048576];MATCH([.I4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1]+([.G401]*INDEX([$'Incertidumbre &amp; Holguras'.B$1:.B$1048576];MATCH([.I4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2]+([.G402]*INDEX([$'Incertidumbre &amp; Holguras'.B$1:.B$1048576];MATCH([.I4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3]+([.G403]*INDEX([$'Incertidumbre &amp; Holguras'.B$1:.B$1048576];MATCH([.I4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4]+([.G404]*INDEX([$'Incertidumbre &amp; Holguras'.B$1:.B$1048576];MATCH([.I4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5]+([.G405]*INDEX([$'Incertidumbre &amp; Holguras'.B$1:.B$1048576];MATCH([.I4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6]+([.G406]*INDEX([$'Incertidumbre &amp; Holguras'.B$1:.B$1048576];MATCH([.I4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7]+([.G407]*INDEX([$'Incertidumbre &amp; Holguras'.B$1:.B$1048576];MATCH([.I4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8]+([.G408]*INDEX([$'Incertidumbre &amp; Holguras'.B$1:.B$1048576];MATCH([.I4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09]+([.G409]*INDEX([$'Incertidumbre &amp; Holguras'.B$1:.B$1048576];MATCH([.I4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0]+([.G410]*INDEX([$'Incertidumbre &amp; Holguras'.B$1:.B$1048576];MATCH([.I4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1]+([.G411]*INDEX([$'Incertidumbre &amp; Holguras'.B$1:.B$1048576];MATCH([.I4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2]+([.G412]*INDEX([$'Incertidumbre &amp; Holguras'.B$1:.B$1048576];MATCH([.I4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3]+([.G413]*INDEX([$'Incertidumbre &amp; Holguras'.B$1:.B$1048576];MATCH([.I4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4]+([.G414]*INDEX([$'Incertidumbre &amp; Holguras'.B$1:.B$1048576];MATCH([.I4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5]+([.G415]*INDEX([$'Incertidumbre &amp; Holguras'.B$1:.B$1048576];MATCH([.I4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6]+([.G416]*INDEX([$'Incertidumbre &amp; Holguras'.B$1:.B$1048576];MATCH([.I4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7]+([.G417]*INDEX([$'Incertidumbre &amp; Holguras'.B$1:.B$1048576];MATCH([.I4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8]+([.G418]*INDEX([$'Incertidumbre &amp; Holguras'.B$1:.B$1048576];MATCH([.I4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19]+([.G419]*INDEX([$'Incertidumbre &amp; Holguras'.B$1:.B$1048576];MATCH([.I4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0]+([.G420]*INDEX([$'Incertidumbre &amp; Holguras'.B$1:.B$1048576];MATCH([.I4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1]+([.G421]*INDEX([$'Incertidumbre &amp; Holguras'.B$1:.B$1048576];MATCH([.I4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2]+([.G422]*INDEX([$'Incertidumbre &amp; Holguras'.B$1:.B$1048576];MATCH([.I4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3]+([.G423]*INDEX([$'Incertidumbre &amp; Holguras'.B$1:.B$1048576];MATCH([.I4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4]+([.G424]*INDEX([$'Incertidumbre &amp; Holguras'.B$1:.B$1048576];MATCH([.I4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5]+([.G425]*INDEX([$'Incertidumbre &amp; Holguras'.B$1:.B$1048576];MATCH([.I4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6]+([.G426]*INDEX([$'Incertidumbre &amp; Holguras'.B$1:.B$1048576];MATCH([.I4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7]+([.G427]*INDEX([$'Incertidumbre &amp; Holguras'.B$1:.B$1048576];MATCH([.I4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8]+([.G428]*INDEX([$'Incertidumbre &amp; Holguras'.B$1:.B$1048576];MATCH([.I4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29]+([.G429]*INDEX([$'Incertidumbre &amp; Holguras'.B$1:.B$1048576];MATCH([.I4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0]+([.G430]*INDEX([$'Incertidumbre &amp; Holguras'.B$1:.B$1048576];MATCH([.I4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1]+([.G431]*INDEX([$'Incertidumbre &amp; Holguras'.B$1:.B$1048576];MATCH([.I4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2]+([.G432]*INDEX([$'Incertidumbre &amp; Holguras'.B$1:.B$1048576];MATCH([.I4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3]+([.G433]*INDEX([$'Incertidumbre &amp; Holguras'.B$1:.B$1048576];MATCH([.I4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4]+([.G434]*INDEX([$'Incertidumbre &amp; Holguras'.B$1:.B$1048576];MATCH([.I4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5]+([.G435]*INDEX([$'Incertidumbre &amp; Holguras'.B$1:.B$1048576];MATCH([.I4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6]+([.G436]*INDEX([$'Incertidumbre &amp; Holguras'.B$1:.B$1048576];MATCH([.I4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7]+([.G437]*INDEX([$'Incertidumbre &amp; Holguras'.B$1:.B$1048576];MATCH([.I4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8]+([.G438]*INDEX([$'Incertidumbre &amp; Holguras'.B$1:.B$1048576];MATCH([.I4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39]+([.G439]*INDEX([$'Incertidumbre &amp; Holguras'.B$1:.B$1048576];MATCH([.I4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0]+([.G440]*INDEX([$'Incertidumbre &amp; Holguras'.B$1:.B$1048576];MATCH([.I4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1]+([.G441]*INDEX([$'Incertidumbre &amp; Holguras'.B$1:.B$1048576];MATCH([.I4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2]+([.G442]*INDEX([$'Incertidumbre &amp; Holguras'.B$1:.B$1048576];MATCH([.I4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3]+([.G443]*INDEX([$'Incertidumbre &amp; Holguras'.B$1:.B$1048576];MATCH([.I4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4]+([.G444]*INDEX([$'Incertidumbre &amp; Holguras'.B$1:.B$1048576];MATCH([.I4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5]+([.G445]*INDEX([$'Incertidumbre &amp; Holguras'.B$1:.B$1048576];MATCH([.I4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6]+([.G446]*INDEX([$'Incertidumbre &amp; Holguras'.B$1:.B$1048576];MATCH([.I4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7]+([.G447]*INDEX([$'Incertidumbre &amp; Holguras'.B$1:.B$1048576];MATCH([.I4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8]+([.G448]*INDEX([$'Incertidumbre &amp; Holguras'.B$1:.B$1048576];MATCH([.I4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49]+([.G449]*INDEX([$'Incertidumbre &amp; Holguras'.B$1:.B$1048576];MATCH([.I4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0]+([.G450]*INDEX([$'Incertidumbre &amp; Holguras'.B$1:.B$1048576];MATCH([.I4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1]+([.G451]*INDEX([$'Incertidumbre &amp; Holguras'.B$1:.B$1048576];MATCH([.I4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2]+([.G452]*INDEX([$'Incertidumbre &amp; Holguras'.B$1:.B$1048576];MATCH([.I4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3]+([.G453]*INDEX([$'Incertidumbre &amp; Holguras'.B$1:.B$1048576];MATCH([.I4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4]+([.G454]*INDEX([$'Incertidumbre &amp; Holguras'.B$1:.B$1048576];MATCH([.I4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5]+([.G455]*INDEX([$'Incertidumbre &amp; Holguras'.B$1:.B$1048576];MATCH([.I4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6]+([.G456]*INDEX([$'Incertidumbre &amp; Holguras'.B$1:.B$1048576];MATCH([.I4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7]+([.G457]*INDEX([$'Incertidumbre &amp; Holguras'.B$1:.B$1048576];MATCH([.I4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8]+([.G458]*INDEX([$'Incertidumbre &amp; Holguras'.B$1:.B$1048576];MATCH([.I4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59]+([.G459]*INDEX([$'Incertidumbre &amp; Holguras'.B$1:.B$1048576];MATCH([.I4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0]+([.G460]*INDEX([$'Incertidumbre &amp; Holguras'.B$1:.B$1048576];MATCH([.I4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1]+([.G461]*INDEX([$'Incertidumbre &amp; Holguras'.B$1:.B$1048576];MATCH([.I4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2]+([.G462]*INDEX([$'Incertidumbre &amp; Holguras'.B$1:.B$1048576];MATCH([.I4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3]+([.G463]*INDEX([$'Incertidumbre &amp; Holguras'.B$1:.B$1048576];MATCH([.I4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4]+([.G464]*INDEX([$'Incertidumbre &amp; Holguras'.B$1:.B$1048576];MATCH([.I4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5]+([.G465]*INDEX([$'Incertidumbre &amp; Holguras'.B$1:.B$1048576];MATCH([.I4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6]+([.G466]*INDEX([$'Incertidumbre &amp; Holguras'.B$1:.B$1048576];MATCH([.I4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7]+([.G467]*INDEX([$'Incertidumbre &amp; Holguras'.B$1:.B$1048576];MATCH([.I4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8]+([.G468]*INDEX([$'Incertidumbre &amp; Holguras'.B$1:.B$1048576];MATCH([.I4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69]+([.G469]*INDEX([$'Incertidumbre &amp; Holguras'.B$1:.B$1048576];MATCH([.I4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0]+([.G470]*INDEX([$'Incertidumbre &amp; Holguras'.B$1:.B$1048576];MATCH([.I4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1]+([.G471]*INDEX([$'Incertidumbre &amp; Holguras'.B$1:.B$1048576];MATCH([.I4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2]+([.G472]*INDEX([$'Incertidumbre &amp; Holguras'.B$1:.B$1048576];MATCH([.I4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3]+([.G473]*INDEX([$'Incertidumbre &amp; Holguras'.B$1:.B$1048576];MATCH([.I4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4]+([.G474]*INDEX([$'Incertidumbre &amp; Holguras'.B$1:.B$1048576];MATCH([.I4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5]+([.G475]*INDEX([$'Incertidumbre &amp; Holguras'.B$1:.B$1048576];MATCH([.I4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6]+([.G476]*INDEX([$'Incertidumbre &amp; Holguras'.B$1:.B$1048576];MATCH([.I4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7]+([.G477]*INDEX([$'Incertidumbre &amp; Holguras'.B$1:.B$1048576];MATCH([.I4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8]+([.G478]*INDEX([$'Incertidumbre &amp; Holguras'.B$1:.B$1048576];MATCH([.I4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79]+([.G479]*INDEX([$'Incertidumbre &amp; Holguras'.B$1:.B$1048576];MATCH([.I4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0]+([.G480]*INDEX([$'Incertidumbre &amp; Holguras'.B$1:.B$1048576];MATCH([.I4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1]+([.G481]*INDEX([$'Incertidumbre &amp; Holguras'.B$1:.B$1048576];MATCH([.I4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2]+([.G482]*INDEX([$'Incertidumbre &amp; Holguras'.B$1:.B$1048576];MATCH([.I4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3]+([.G483]*INDEX([$'Incertidumbre &amp; Holguras'.B$1:.B$1048576];MATCH([.I4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4]+([.G484]*INDEX([$'Incertidumbre &amp; Holguras'.B$1:.B$1048576];MATCH([.I4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5]+([.G485]*INDEX([$'Incertidumbre &amp; Holguras'.B$1:.B$1048576];MATCH([.I4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6]+([.G486]*INDEX([$'Incertidumbre &amp; Holguras'.B$1:.B$1048576];MATCH([.I4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7]+([.G487]*INDEX([$'Incertidumbre &amp; Holguras'.B$1:.B$1048576];MATCH([.I4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8]+([.G488]*INDEX([$'Incertidumbre &amp; Holguras'.B$1:.B$1048576];MATCH([.I4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89]+([.G489]*INDEX([$'Incertidumbre &amp; Holguras'.B$1:.B$1048576];MATCH([.I4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0]+([.G490]*INDEX([$'Incertidumbre &amp; Holguras'.B$1:.B$1048576];MATCH([.I4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1]+([.G491]*INDEX([$'Incertidumbre &amp; Holguras'.B$1:.B$1048576];MATCH([.I4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2]+([.G492]*INDEX([$'Incertidumbre &amp; Holguras'.B$1:.B$1048576];MATCH([.I4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3]+([.G493]*INDEX([$'Incertidumbre &amp; Holguras'.B$1:.B$1048576];MATCH([.I4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4]+([.G494]*INDEX([$'Incertidumbre &amp; Holguras'.B$1:.B$1048576];MATCH([.I4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5]+([.G495]*INDEX([$'Incertidumbre &amp; Holguras'.B$1:.B$1048576];MATCH([.I4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6]+([.G496]*INDEX([$'Incertidumbre &amp; Holguras'.B$1:.B$1048576];MATCH([.I4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7]+([.G497]*INDEX([$'Incertidumbre &amp; Holguras'.B$1:.B$1048576];MATCH([.I4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8]+([.G498]*INDEX([$'Incertidumbre &amp; Holguras'.B$1:.B$1048576];MATCH([.I4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4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499]+([.G499]*INDEX([$'Incertidumbre &amp; Holguras'.B$1:.B$1048576];MATCH([.I4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0]+([.G500]*INDEX([$'Incertidumbre &amp; Holguras'.B$1:.B$1048576];MATCH([.I5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1]+([.G501]*INDEX([$'Incertidumbre &amp; Holguras'.B$1:.B$1048576];MATCH([.I5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2]+([.G502]*INDEX([$'Incertidumbre &amp; Holguras'.B$1:.B$1048576];MATCH([.I5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3]+([.G503]*INDEX([$'Incertidumbre &amp; Holguras'.B$1:.B$1048576];MATCH([.I5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4]+([.G504]*INDEX([$'Incertidumbre &amp; Holguras'.B$1:.B$1048576];MATCH([.I5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5]+([.G505]*INDEX([$'Incertidumbre &amp; Holguras'.B$1:.B$1048576];MATCH([.I5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6]+([.G506]*INDEX([$'Incertidumbre &amp; Holguras'.B$1:.B$1048576];MATCH([.I5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7]+([.G507]*INDEX([$'Incertidumbre &amp; Holguras'.B$1:.B$1048576];MATCH([.I5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8]+([.G508]*INDEX([$'Incertidumbre &amp; Holguras'.B$1:.B$1048576];MATCH([.I5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09]+([.G509]*INDEX([$'Incertidumbre &amp; Holguras'.B$1:.B$1048576];MATCH([.I5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0]+([.G510]*INDEX([$'Incertidumbre &amp; Holguras'.B$1:.B$1048576];MATCH([.I5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1]+([.G511]*INDEX([$'Incertidumbre &amp; Holguras'.B$1:.B$1048576];MATCH([.I5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2]+([.G512]*INDEX([$'Incertidumbre &amp; Holguras'.B$1:.B$1048576];MATCH([.I5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3]+([.G513]*INDEX([$'Incertidumbre &amp; Holguras'.B$1:.B$1048576];MATCH([.I5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4]+([.G514]*INDEX([$'Incertidumbre &amp; Holguras'.B$1:.B$1048576];MATCH([.I5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5]+([.G515]*INDEX([$'Incertidumbre &amp; Holguras'.B$1:.B$1048576];MATCH([.I5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6]+([.G516]*INDEX([$'Incertidumbre &amp; Holguras'.B$1:.B$1048576];MATCH([.I5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7]+([.G517]*INDEX([$'Incertidumbre &amp; Holguras'.B$1:.B$1048576];MATCH([.I5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8]+([.G518]*INDEX([$'Incertidumbre &amp; Holguras'.B$1:.B$1048576];MATCH([.I5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19]+([.G519]*INDEX([$'Incertidumbre &amp; Holguras'.B$1:.B$1048576];MATCH([.I5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0]+([.G520]*INDEX([$'Incertidumbre &amp; Holguras'.B$1:.B$1048576];MATCH([.I5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1]+([.G521]*INDEX([$'Incertidumbre &amp; Holguras'.B$1:.B$1048576];MATCH([.I5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2]+([.G522]*INDEX([$'Incertidumbre &amp; Holguras'.B$1:.B$1048576];MATCH([.I5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3]+([.G523]*INDEX([$'Incertidumbre &amp; Holguras'.B$1:.B$1048576];MATCH([.I5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4]+([.G524]*INDEX([$'Incertidumbre &amp; Holguras'.B$1:.B$1048576];MATCH([.I5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5]+([.G525]*INDEX([$'Incertidumbre &amp; Holguras'.B$1:.B$1048576];MATCH([.I5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6]+([.G526]*INDEX([$'Incertidumbre &amp; Holguras'.B$1:.B$1048576];MATCH([.I5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7]+([.G527]*INDEX([$'Incertidumbre &amp; Holguras'.B$1:.B$1048576];MATCH([.I5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8]+([.G528]*INDEX([$'Incertidumbre &amp; Holguras'.B$1:.B$1048576];MATCH([.I5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29]+([.G529]*INDEX([$'Incertidumbre &amp; Holguras'.B$1:.B$1048576];MATCH([.I5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0]+([.G530]*INDEX([$'Incertidumbre &amp; Holguras'.B$1:.B$1048576];MATCH([.I5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1]+([.G531]*INDEX([$'Incertidumbre &amp; Holguras'.B$1:.B$1048576];MATCH([.I5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2]+([.G532]*INDEX([$'Incertidumbre &amp; Holguras'.B$1:.B$1048576];MATCH([.I5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3]+([.G533]*INDEX([$'Incertidumbre &amp; Holguras'.B$1:.B$1048576];MATCH([.I5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4]+([.G534]*INDEX([$'Incertidumbre &amp; Holguras'.B$1:.B$1048576];MATCH([.I5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5]+([.G535]*INDEX([$'Incertidumbre &amp; Holguras'.B$1:.B$1048576];MATCH([.I5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6]+([.G536]*INDEX([$'Incertidumbre &amp; Holguras'.B$1:.B$1048576];MATCH([.I5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7]+([.G537]*INDEX([$'Incertidumbre &amp; Holguras'.B$1:.B$1048576];MATCH([.I5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8]+([.G538]*INDEX([$'Incertidumbre &amp; Holguras'.B$1:.B$1048576];MATCH([.I5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39]+([.G539]*INDEX([$'Incertidumbre &amp; Holguras'.B$1:.B$1048576];MATCH([.I5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0]+([.G540]*INDEX([$'Incertidumbre &amp; Holguras'.B$1:.B$1048576];MATCH([.I5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1]+([.G541]*INDEX([$'Incertidumbre &amp; Holguras'.B$1:.B$1048576];MATCH([.I5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2]+([.G542]*INDEX([$'Incertidumbre &amp; Holguras'.B$1:.B$1048576];MATCH([.I5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3]+([.G543]*INDEX([$'Incertidumbre &amp; Holguras'.B$1:.B$1048576];MATCH([.I5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4]+([.G544]*INDEX([$'Incertidumbre &amp; Holguras'.B$1:.B$1048576];MATCH([.I5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5]+([.G545]*INDEX([$'Incertidumbre &amp; Holguras'.B$1:.B$1048576];MATCH([.I5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6]+([.G546]*INDEX([$'Incertidumbre &amp; Holguras'.B$1:.B$1048576];MATCH([.I5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7]+([.G547]*INDEX([$'Incertidumbre &amp; Holguras'.B$1:.B$1048576];MATCH([.I5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8]+([.G548]*INDEX([$'Incertidumbre &amp; Holguras'.B$1:.B$1048576];MATCH([.I5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49]+([.G549]*INDEX([$'Incertidumbre &amp; Holguras'.B$1:.B$1048576];MATCH([.I5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0]+([.G550]*INDEX([$'Incertidumbre &amp; Holguras'.B$1:.B$1048576];MATCH([.I5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1]+([.G551]*INDEX([$'Incertidumbre &amp; Holguras'.B$1:.B$1048576];MATCH([.I5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2]+([.G552]*INDEX([$'Incertidumbre &amp; Holguras'.B$1:.B$1048576];MATCH([.I5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3]+([.G553]*INDEX([$'Incertidumbre &amp; Holguras'.B$1:.B$1048576];MATCH([.I5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4]+([.G554]*INDEX([$'Incertidumbre &amp; Holguras'.B$1:.B$1048576];MATCH([.I5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5]+([.G555]*INDEX([$'Incertidumbre &amp; Holguras'.B$1:.B$1048576];MATCH([.I5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6]+([.G556]*INDEX([$'Incertidumbre &amp; Holguras'.B$1:.B$1048576];MATCH([.I5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7]+([.G557]*INDEX([$'Incertidumbre &amp; Holguras'.B$1:.B$1048576];MATCH([.I5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8]+([.G558]*INDEX([$'Incertidumbre &amp; Holguras'.B$1:.B$1048576];MATCH([.I5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59]+([.G559]*INDEX([$'Incertidumbre &amp; Holguras'.B$1:.B$1048576];MATCH([.I5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0]+([.G560]*INDEX([$'Incertidumbre &amp; Holguras'.B$1:.B$1048576];MATCH([.I5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1]+([.G561]*INDEX([$'Incertidumbre &amp; Holguras'.B$1:.B$1048576];MATCH([.I5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2]+([.G562]*INDEX([$'Incertidumbre &amp; Holguras'.B$1:.B$1048576];MATCH([.I5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3]+([.G563]*INDEX([$'Incertidumbre &amp; Holguras'.B$1:.B$1048576];MATCH([.I5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4]+([.G564]*INDEX([$'Incertidumbre &amp; Holguras'.B$1:.B$1048576];MATCH([.I5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5]+([.G565]*INDEX([$'Incertidumbre &amp; Holguras'.B$1:.B$1048576];MATCH([.I5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6]+([.G566]*INDEX([$'Incertidumbre &amp; Holguras'.B$1:.B$1048576];MATCH([.I5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7]+([.G567]*INDEX([$'Incertidumbre &amp; Holguras'.B$1:.B$1048576];MATCH([.I5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8]+([.G568]*INDEX([$'Incertidumbre &amp; Holguras'.B$1:.B$1048576];MATCH([.I5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69]+([.G569]*INDEX([$'Incertidumbre &amp; Holguras'.B$1:.B$1048576];MATCH([.I5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0]+([.G570]*INDEX([$'Incertidumbre &amp; Holguras'.B$1:.B$1048576];MATCH([.I5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1]+([.G571]*INDEX([$'Incertidumbre &amp; Holguras'.B$1:.B$1048576];MATCH([.I5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2]+([.G572]*INDEX([$'Incertidumbre &amp; Holguras'.B$1:.B$1048576];MATCH([.I5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3]+([.G573]*INDEX([$'Incertidumbre &amp; Holguras'.B$1:.B$1048576];MATCH([.I5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4]+([.G574]*INDEX([$'Incertidumbre &amp; Holguras'.B$1:.B$1048576];MATCH([.I5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5]+([.G575]*INDEX([$'Incertidumbre &amp; Holguras'.B$1:.B$1048576];MATCH([.I5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6]+([.G576]*INDEX([$'Incertidumbre &amp; Holguras'.B$1:.B$1048576];MATCH([.I5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7]+([.G577]*INDEX([$'Incertidumbre &amp; Holguras'.B$1:.B$1048576];MATCH([.I5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8]+([.G578]*INDEX([$'Incertidumbre &amp; Holguras'.B$1:.B$1048576];MATCH([.I5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79]+([.G579]*INDEX([$'Incertidumbre &amp; Holguras'.B$1:.B$1048576];MATCH([.I5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0]+([.G580]*INDEX([$'Incertidumbre &amp; Holguras'.B$1:.B$1048576];MATCH([.I5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1]+([.G581]*INDEX([$'Incertidumbre &amp; Holguras'.B$1:.B$1048576];MATCH([.I5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2]+([.G582]*INDEX([$'Incertidumbre &amp; Holguras'.B$1:.B$1048576];MATCH([.I5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3]+([.G583]*INDEX([$'Incertidumbre &amp; Holguras'.B$1:.B$1048576];MATCH([.I5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4]+([.G584]*INDEX([$'Incertidumbre &amp; Holguras'.B$1:.B$1048576];MATCH([.I5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5]+([.G585]*INDEX([$'Incertidumbre &amp; Holguras'.B$1:.B$1048576];MATCH([.I5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6]+([.G586]*INDEX([$'Incertidumbre &amp; Holguras'.B$1:.B$1048576];MATCH([.I5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7]+([.G587]*INDEX([$'Incertidumbre &amp; Holguras'.B$1:.B$1048576];MATCH([.I5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8]+([.G588]*INDEX([$'Incertidumbre &amp; Holguras'.B$1:.B$1048576];MATCH([.I5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89]+([.G589]*INDEX([$'Incertidumbre &amp; Holguras'.B$1:.B$1048576];MATCH([.I5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0]+([.G590]*INDEX([$'Incertidumbre &amp; Holguras'.B$1:.B$1048576];MATCH([.I5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1]+([.G591]*INDEX([$'Incertidumbre &amp; Holguras'.B$1:.B$1048576];MATCH([.I5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2]+([.G592]*INDEX([$'Incertidumbre &amp; Holguras'.B$1:.B$1048576];MATCH([.I5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3]+([.G593]*INDEX([$'Incertidumbre &amp; Holguras'.B$1:.B$1048576];MATCH([.I5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4]+([.G594]*INDEX([$'Incertidumbre &amp; Holguras'.B$1:.B$1048576];MATCH([.I5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5]+([.G595]*INDEX([$'Incertidumbre &amp; Holguras'.B$1:.B$1048576];MATCH([.I5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6]+([.G596]*INDEX([$'Incertidumbre &amp; Holguras'.B$1:.B$1048576];MATCH([.I5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7]+([.G597]*INDEX([$'Incertidumbre &amp; Holguras'.B$1:.B$1048576];MATCH([.I5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8]+([.G598]*INDEX([$'Incertidumbre &amp; Holguras'.B$1:.B$1048576];MATCH([.I5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5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599]+([.G599]*INDEX([$'Incertidumbre &amp; Holguras'.B$1:.B$1048576];MATCH([.I5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0]+([.G600]*INDEX([$'Incertidumbre &amp; Holguras'.B$1:.B$1048576];MATCH([.I6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1]+([.G601]*INDEX([$'Incertidumbre &amp; Holguras'.B$1:.B$1048576];MATCH([.I6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2]+([.G602]*INDEX([$'Incertidumbre &amp; Holguras'.B$1:.B$1048576];MATCH([.I6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3]+([.G603]*INDEX([$'Incertidumbre &amp; Holguras'.B$1:.B$1048576];MATCH([.I6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4]+([.G604]*INDEX([$'Incertidumbre &amp; Holguras'.B$1:.B$1048576];MATCH([.I6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5]+([.G605]*INDEX([$'Incertidumbre &amp; Holguras'.B$1:.B$1048576];MATCH([.I6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6]+([.G606]*INDEX([$'Incertidumbre &amp; Holguras'.B$1:.B$1048576];MATCH([.I6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7]+([.G607]*INDEX([$'Incertidumbre &amp; Holguras'.B$1:.B$1048576];MATCH([.I6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8]+([.G608]*INDEX([$'Incertidumbre &amp; Holguras'.B$1:.B$1048576];MATCH([.I6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09]+([.G609]*INDEX([$'Incertidumbre &amp; Holguras'.B$1:.B$1048576];MATCH([.I6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0]+([.G610]*INDEX([$'Incertidumbre &amp; Holguras'.B$1:.B$1048576];MATCH([.I6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1]+([.G611]*INDEX([$'Incertidumbre &amp; Holguras'.B$1:.B$1048576];MATCH([.I6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2]+([.G612]*INDEX([$'Incertidumbre &amp; Holguras'.B$1:.B$1048576];MATCH([.I6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3]+([.G613]*INDEX([$'Incertidumbre &amp; Holguras'.B$1:.B$1048576];MATCH([.I6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4]+([.G614]*INDEX([$'Incertidumbre &amp; Holguras'.B$1:.B$1048576];MATCH([.I6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5]+([.G615]*INDEX([$'Incertidumbre &amp; Holguras'.B$1:.B$1048576];MATCH([.I6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6]+([.G616]*INDEX([$'Incertidumbre &amp; Holguras'.B$1:.B$1048576];MATCH([.I6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7]+([.G617]*INDEX([$'Incertidumbre &amp; Holguras'.B$1:.B$1048576];MATCH([.I6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8]+([.G618]*INDEX([$'Incertidumbre &amp; Holguras'.B$1:.B$1048576];MATCH([.I6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19]+([.G619]*INDEX([$'Incertidumbre &amp; Holguras'.B$1:.B$1048576];MATCH([.I6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0]+([.G620]*INDEX([$'Incertidumbre &amp; Holguras'.B$1:.B$1048576];MATCH([.I6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1]+([.G621]*INDEX([$'Incertidumbre &amp; Holguras'.B$1:.B$1048576];MATCH([.I6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2]+([.G622]*INDEX([$'Incertidumbre &amp; Holguras'.B$1:.B$1048576];MATCH([.I6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3]+([.G623]*INDEX([$'Incertidumbre &amp; Holguras'.B$1:.B$1048576];MATCH([.I6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4]+([.G624]*INDEX([$'Incertidumbre &amp; Holguras'.B$1:.B$1048576];MATCH([.I6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5]+([.G625]*INDEX([$'Incertidumbre &amp; Holguras'.B$1:.B$1048576];MATCH([.I6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6]+([.G626]*INDEX([$'Incertidumbre &amp; Holguras'.B$1:.B$1048576];MATCH([.I6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7]+([.G627]*INDEX([$'Incertidumbre &amp; Holguras'.B$1:.B$1048576];MATCH([.I6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8]+([.G628]*INDEX([$'Incertidumbre &amp; Holguras'.B$1:.B$1048576];MATCH([.I6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29]+([.G629]*INDEX([$'Incertidumbre &amp; Holguras'.B$1:.B$1048576];MATCH([.I6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0]+([.G630]*INDEX([$'Incertidumbre &amp; Holguras'.B$1:.B$1048576];MATCH([.I6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1]+([.G631]*INDEX([$'Incertidumbre &amp; Holguras'.B$1:.B$1048576];MATCH([.I6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2]+([.G632]*INDEX([$'Incertidumbre &amp; Holguras'.B$1:.B$1048576];MATCH([.I6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3]+([.G633]*INDEX([$'Incertidumbre &amp; Holguras'.B$1:.B$1048576];MATCH([.I6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4]+([.G634]*INDEX([$'Incertidumbre &amp; Holguras'.B$1:.B$1048576];MATCH([.I6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5]+([.G635]*INDEX([$'Incertidumbre &amp; Holguras'.B$1:.B$1048576];MATCH([.I6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6]+([.G636]*INDEX([$'Incertidumbre &amp; Holguras'.B$1:.B$1048576];MATCH([.I6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7]+([.G637]*INDEX([$'Incertidumbre &amp; Holguras'.B$1:.B$1048576];MATCH([.I6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8]+([.G638]*INDEX([$'Incertidumbre &amp; Holguras'.B$1:.B$1048576];MATCH([.I6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39]+([.G639]*INDEX([$'Incertidumbre &amp; Holguras'.B$1:.B$1048576];MATCH([.I6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0]+([.G640]*INDEX([$'Incertidumbre &amp; Holguras'.B$1:.B$1048576];MATCH([.I6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1]+([.G641]*INDEX([$'Incertidumbre &amp; Holguras'.B$1:.B$1048576];MATCH([.I6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2]+([.G642]*INDEX([$'Incertidumbre &amp; Holguras'.B$1:.B$1048576];MATCH([.I6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3]+([.G643]*INDEX([$'Incertidumbre &amp; Holguras'.B$1:.B$1048576];MATCH([.I6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4]+([.G644]*INDEX([$'Incertidumbre &amp; Holguras'.B$1:.B$1048576];MATCH([.I6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5]+([.G645]*INDEX([$'Incertidumbre &amp; Holguras'.B$1:.B$1048576];MATCH([.I6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6]+([.G646]*INDEX([$'Incertidumbre &amp; Holguras'.B$1:.B$1048576];MATCH([.I6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7]+([.G647]*INDEX([$'Incertidumbre &amp; Holguras'.B$1:.B$1048576];MATCH([.I6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8]+([.G648]*INDEX([$'Incertidumbre &amp; Holguras'.B$1:.B$1048576];MATCH([.I6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49]+([.G649]*INDEX([$'Incertidumbre &amp; Holguras'.B$1:.B$1048576];MATCH([.I6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0]+([.G650]*INDEX([$'Incertidumbre &amp; Holguras'.B$1:.B$1048576];MATCH([.I6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1]+([.G651]*INDEX([$'Incertidumbre &amp; Holguras'.B$1:.B$1048576];MATCH([.I6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2]+([.G652]*INDEX([$'Incertidumbre &amp; Holguras'.B$1:.B$1048576];MATCH([.I6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3]+([.G653]*INDEX([$'Incertidumbre &amp; Holguras'.B$1:.B$1048576];MATCH([.I6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4]+([.G654]*INDEX([$'Incertidumbre &amp; Holguras'.B$1:.B$1048576];MATCH([.I6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5]+([.G655]*INDEX([$'Incertidumbre &amp; Holguras'.B$1:.B$1048576];MATCH([.I6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6]+([.G656]*INDEX([$'Incertidumbre &amp; Holguras'.B$1:.B$1048576];MATCH([.I6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7]+([.G657]*INDEX([$'Incertidumbre &amp; Holguras'.B$1:.B$1048576];MATCH([.I6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8]+([.G658]*INDEX([$'Incertidumbre &amp; Holguras'.B$1:.B$1048576];MATCH([.I6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59]+([.G659]*INDEX([$'Incertidumbre &amp; Holguras'.B$1:.B$1048576];MATCH([.I6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0]+([.G660]*INDEX([$'Incertidumbre &amp; Holguras'.B$1:.B$1048576];MATCH([.I6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1]+([.G661]*INDEX([$'Incertidumbre &amp; Holguras'.B$1:.B$1048576];MATCH([.I6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2]+([.G662]*INDEX([$'Incertidumbre &amp; Holguras'.B$1:.B$1048576];MATCH([.I6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3]+([.G663]*INDEX([$'Incertidumbre &amp; Holguras'.B$1:.B$1048576];MATCH([.I6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4]+([.G664]*INDEX([$'Incertidumbre &amp; Holguras'.B$1:.B$1048576];MATCH([.I6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5]+([.G665]*INDEX([$'Incertidumbre &amp; Holguras'.B$1:.B$1048576];MATCH([.I6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6]+([.G666]*INDEX([$'Incertidumbre &amp; Holguras'.B$1:.B$1048576];MATCH([.I6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7]+([.G667]*INDEX([$'Incertidumbre &amp; Holguras'.B$1:.B$1048576];MATCH([.I6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8]+([.G668]*INDEX([$'Incertidumbre &amp; Holguras'.B$1:.B$1048576];MATCH([.I6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69]+([.G669]*INDEX([$'Incertidumbre &amp; Holguras'.B$1:.B$1048576];MATCH([.I6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0]+([.G670]*INDEX([$'Incertidumbre &amp; Holguras'.B$1:.B$1048576];MATCH([.I6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1]+([.G671]*INDEX([$'Incertidumbre &amp; Holguras'.B$1:.B$1048576];MATCH([.I6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2]+([.G672]*INDEX([$'Incertidumbre &amp; Holguras'.B$1:.B$1048576];MATCH([.I6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3]+([.G673]*INDEX([$'Incertidumbre &amp; Holguras'.B$1:.B$1048576];MATCH([.I6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4]+([.G674]*INDEX([$'Incertidumbre &amp; Holguras'.B$1:.B$1048576];MATCH([.I6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5]+([.G675]*INDEX([$'Incertidumbre &amp; Holguras'.B$1:.B$1048576];MATCH([.I6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6]+([.G676]*INDEX([$'Incertidumbre &amp; Holguras'.B$1:.B$1048576];MATCH([.I6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7]+([.G677]*INDEX([$'Incertidumbre &amp; Holguras'.B$1:.B$1048576];MATCH([.I6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8]+([.G678]*INDEX([$'Incertidumbre &amp; Holguras'.B$1:.B$1048576];MATCH([.I6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79]+([.G679]*INDEX([$'Incertidumbre &amp; Holguras'.B$1:.B$1048576];MATCH([.I6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0]+([.G680]*INDEX([$'Incertidumbre &amp; Holguras'.B$1:.B$1048576];MATCH([.I6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1]+([.G681]*INDEX([$'Incertidumbre &amp; Holguras'.B$1:.B$1048576];MATCH([.I6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2]+([.G682]*INDEX([$'Incertidumbre &amp; Holguras'.B$1:.B$1048576];MATCH([.I6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3]+([.G683]*INDEX([$'Incertidumbre &amp; Holguras'.B$1:.B$1048576];MATCH([.I6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4]+([.G684]*INDEX([$'Incertidumbre &amp; Holguras'.B$1:.B$1048576];MATCH([.I6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5]+([.G685]*INDEX([$'Incertidumbre &amp; Holguras'.B$1:.B$1048576];MATCH([.I6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6]+([.G686]*INDEX([$'Incertidumbre &amp; Holguras'.B$1:.B$1048576];MATCH([.I6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7]+([.G687]*INDEX([$'Incertidumbre &amp; Holguras'.B$1:.B$1048576];MATCH([.I6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8]+([.G688]*INDEX([$'Incertidumbre &amp; Holguras'.B$1:.B$1048576];MATCH([.I6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89]+([.G689]*INDEX([$'Incertidumbre &amp; Holguras'.B$1:.B$1048576];MATCH([.I6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0]+([.G690]*INDEX([$'Incertidumbre &amp; Holguras'.B$1:.B$1048576];MATCH([.I6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1]+([.G691]*INDEX([$'Incertidumbre &amp; Holguras'.B$1:.B$1048576];MATCH([.I6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2]+([.G692]*INDEX([$'Incertidumbre &amp; Holguras'.B$1:.B$1048576];MATCH([.I6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3]+([.G693]*INDEX([$'Incertidumbre &amp; Holguras'.B$1:.B$1048576];MATCH([.I6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4]+([.G694]*INDEX([$'Incertidumbre &amp; Holguras'.B$1:.B$1048576];MATCH([.I6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5]+([.G695]*INDEX([$'Incertidumbre &amp; Holguras'.B$1:.B$1048576];MATCH([.I6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6]+([.G696]*INDEX([$'Incertidumbre &amp; Holguras'.B$1:.B$1048576];MATCH([.I6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7]+([.G697]*INDEX([$'Incertidumbre &amp; Holguras'.B$1:.B$1048576];MATCH([.I6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8]+([.G698]*INDEX([$'Incertidumbre &amp; Holguras'.B$1:.B$1048576];MATCH([.I6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6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699]+([.G699]*INDEX([$'Incertidumbre &amp; Holguras'.B$1:.B$1048576];MATCH([.I6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0]+([.G700]*INDEX([$'Incertidumbre &amp; Holguras'.B$1:.B$1048576];MATCH([.I7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1]+([.G701]*INDEX([$'Incertidumbre &amp; Holguras'.B$1:.B$1048576];MATCH([.I7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2]+([.G702]*INDEX([$'Incertidumbre &amp; Holguras'.B$1:.B$1048576];MATCH([.I7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3]+([.G703]*INDEX([$'Incertidumbre &amp; Holguras'.B$1:.B$1048576];MATCH([.I7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4]+([.G704]*INDEX([$'Incertidumbre &amp; Holguras'.B$1:.B$1048576];MATCH([.I7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5]+([.G705]*INDEX([$'Incertidumbre &amp; Holguras'.B$1:.B$1048576];MATCH([.I7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6]+([.G706]*INDEX([$'Incertidumbre &amp; Holguras'.B$1:.B$1048576];MATCH([.I7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7]+([.G707]*INDEX([$'Incertidumbre &amp; Holguras'.B$1:.B$1048576];MATCH([.I7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8]+([.G708]*INDEX([$'Incertidumbre &amp; Holguras'.B$1:.B$1048576];MATCH([.I7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09]+([.G709]*INDEX([$'Incertidumbre &amp; Holguras'.B$1:.B$1048576];MATCH([.I7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0]+([.G710]*INDEX([$'Incertidumbre &amp; Holguras'.B$1:.B$1048576];MATCH([.I7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1]+([.G711]*INDEX([$'Incertidumbre &amp; Holguras'.B$1:.B$1048576];MATCH([.I7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2]+([.G712]*INDEX([$'Incertidumbre &amp; Holguras'.B$1:.B$1048576];MATCH([.I7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3]+([.G713]*INDEX([$'Incertidumbre &amp; Holguras'.B$1:.B$1048576];MATCH([.I7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4]+([.G714]*INDEX([$'Incertidumbre &amp; Holguras'.B$1:.B$1048576];MATCH([.I7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5]+([.G715]*INDEX([$'Incertidumbre &amp; Holguras'.B$1:.B$1048576];MATCH([.I7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6]+([.G716]*INDEX([$'Incertidumbre &amp; Holguras'.B$1:.B$1048576];MATCH([.I7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7]+([.G717]*INDEX([$'Incertidumbre &amp; Holguras'.B$1:.B$1048576];MATCH([.I7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8]+([.G718]*INDEX([$'Incertidumbre &amp; Holguras'.B$1:.B$1048576];MATCH([.I7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19]+([.G719]*INDEX([$'Incertidumbre &amp; Holguras'.B$1:.B$1048576];MATCH([.I7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0]+([.G720]*INDEX([$'Incertidumbre &amp; Holguras'.B$1:.B$1048576];MATCH([.I7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1]+([.G721]*INDEX([$'Incertidumbre &amp; Holguras'.B$1:.B$1048576];MATCH([.I7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2]+([.G722]*INDEX([$'Incertidumbre &amp; Holguras'.B$1:.B$1048576];MATCH([.I7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3]+([.G723]*INDEX([$'Incertidumbre &amp; Holguras'.B$1:.B$1048576];MATCH([.I7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4]+([.G724]*INDEX([$'Incertidumbre &amp; Holguras'.B$1:.B$1048576];MATCH([.I7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5]+([.G725]*INDEX([$'Incertidumbre &amp; Holguras'.B$1:.B$1048576];MATCH([.I7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6]+([.G726]*INDEX([$'Incertidumbre &amp; Holguras'.B$1:.B$1048576];MATCH([.I7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7]+([.G727]*INDEX([$'Incertidumbre &amp; Holguras'.B$1:.B$1048576];MATCH([.I7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8]+([.G728]*INDEX([$'Incertidumbre &amp; Holguras'.B$1:.B$1048576];MATCH([.I7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29]+([.G729]*INDEX([$'Incertidumbre &amp; Holguras'.B$1:.B$1048576];MATCH([.I7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0]+([.G730]*INDEX([$'Incertidumbre &amp; Holguras'.B$1:.B$1048576];MATCH([.I7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1]+([.G731]*INDEX([$'Incertidumbre &amp; Holguras'.B$1:.B$1048576];MATCH([.I7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2]+([.G732]*INDEX([$'Incertidumbre &amp; Holguras'.B$1:.B$1048576];MATCH([.I7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3]+([.G733]*INDEX([$'Incertidumbre &amp; Holguras'.B$1:.B$1048576];MATCH([.I7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4]+([.G734]*INDEX([$'Incertidumbre &amp; Holguras'.B$1:.B$1048576];MATCH([.I7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5]+([.G735]*INDEX([$'Incertidumbre &amp; Holguras'.B$1:.B$1048576];MATCH([.I7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6]+([.G736]*INDEX([$'Incertidumbre &amp; Holguras'.B$1:.B$1048576];MATCH([.I7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7]+([.G737]*INDEX([$'Incertidumbre &amp; Holguras'.B$1:.B$1048576];MATCH([.I7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8]+([.G738]*INDEX([$'Incertidumbre &amp; Holguras'.B$1:.B$1048576];MATCH([.I7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39]+([.G739]*INDEX([$'Incertidumbre &amp; Holguras'.B$1:.B$1048576];MATCH([.I7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0]+([.G740]*INDEX([$'Incertidumbre &amp; Holguras'.B$1:.B$1048576];MATCH([.I7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1]+([.G741]*INDEX([$'Incertidumbre &amp; Holguras'.B$1:.B$1048576];MATCH([.I7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2]+([.G742]*INDEX([$'Incertidumbre &amp; Holguras'.B$1:.B$1048576];MATCH([.I7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3]+([.G743]*INDEX([$'Incertidumbre &amp; Holguras'.B$1:.B$1048576];MATCH([.I7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4]+([.G744]*INDEX([$'Incertidumbre &amp; Holguras'.B$1:.B$1048576];MATCH([.I7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5]+([.G745]*INDEX([$'Incertidumbre &amp; Holguras'.B$1:.B$1048576];MATCH([.I7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6]+([.G746]*INDEX([$'Incertidumbre &amp; Holguras'.B$1:.B$1048576];MATCH([.I7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7]+([.G747]*INDEX([$'Incertidumbre &amp; Holguras'.B$1:.B$1048576];MATCH([.I7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8]+([.G748]*INDEX([$'Incertidumbre &amp; Holguras'.B$1:.B$1048576];MATCH([.I7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49]+([.G749]*INDEX([$'Incertidumbre &amp; Holguras'.B$1:.B$1048576];MATCH([.I7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0]+([.G750]*INDEX([$'Incertidumbre &amp; Holguras'.B$1:.B$1048576];MATCH([.I7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1]+([.G751]*INDEX([$'Incertidumbre &amp; Holguras'.B$1:.B$1048576];MATCH([.I7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2]+([.G752]*INDEX([$'Incertidumbre &amp; Holguras'.B$1:.B$1048576];MATCH([.I7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3]+([.G753]*INDEX([$'Incertidumbre &amp; Holguras'.B$1:.B$1048576];MATCH([.I7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4]+([.G754]*INDEX([$'Incertidumbre &amp; Holguras'.B$1:.B$1048576];MATCH([.I7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5]+([.G755]*INDEX([$'Incertidumbre &amp; Holguras'.B$1:.B$1048576];MATCH([.I7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6]+([.G756]*INDEX([$'Incertidumbre &amp; Holguras'.B$1:.B$1048576];MATCH([.I7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7]+([.G757]*INDEX([$'Incertidumbre &amp; Holguras'.B$1:.B$1048576];MATCH([.I7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8]+([.G758]*INDEX([$'Incertidumbre &amp; Holguras'.B$1:.B$1048576];MATCH([.I7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59]+([.G759]*INDEX([$'Incertidumbre &amp; Holguras'.B$1:.B$1048576];MATCH([.I7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0]+([.G760]*INDEX([$'Incertidumbre &amp; Holguras'.B$1:.B$1048576];MATCH([.I7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1]+([.G761]*INDEX([$'Incertidumbre &amp; Holguras'.B$1:.B$1048576];MATCH([.I7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2]+([.G762]*INDEX([$'Incertidumbre &amp; Holguras'.B$1:.B$1048576];MATCH([.I7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3]+([.G763]*INDEX([$'Incertidumbre &amp; Holguras'.B$1:.B$1048576];MATCH([.I7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4]+([.G764]*INDEX([$'Incertidumbre &amp; Holguras'.B$1:.B$1048576];MATCH([.I7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5]+([.G765]*INDEX([$'Incertidumbre &amp; Holguras'.B$1:.B$1048576];MATCH([.I7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6]+([.G766]*INDEX([$'Incertidumbre &amp; Holguras'.B$1:.B$1048576];MATCH([.I7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7]+([.G767]*INDEX([$'Incertidumbre &amp; Holguras'.B$1:.B$1048576];MATCH([.I7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8]+([.G768]*INDEX([$'Incertidumbre &amp; Holguras'.B$1:.B$1048576];MATCH([.I7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69]+([.G769]*INDEX([$'Incertidumbre &amp; Holguras'.B$1:.B$1048576];MATCH([.I7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0]+([.G770]*INDEX([$'Incertidumbre &amp; Holguras'.B$1:.B$1048576];MATCH([.I7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1]+([.G771]*INDEX([$'Incertidumbre &amp; Holguras'.B$1:.B$1048576];MATCH([.I7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2]+([.G772]*INDEX([$'Incertidumbre &amp; Holguras'.B$1:.B$1048576];MATCH([.I7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3]+([.G773]*INDEX([$'Incertidumbre &amp; Holguras'.B$1:.B$1048576];MATCH([.I7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4]+([.G774]*INDEX([$'Incertidumbre &amp; Holguras'.B$1:.B$1048576];MATCH([.I7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5]+([.G775]*INDEX([$'Incertidumbre &amp; Holguras'.B$1:.B$1048576];MATCH([.I7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6]+([.G776]*INDEX([$'Incertidumbre &amp; Holguras'.B$1:.B$1048576];MATCH([.I7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7]+([.G777]*INDEX([$'Incertidumbre &amp; Holguras'.B$1:.B$1048576];MATCH([.I7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8]+([.G778]*INDEX([$'Incertidumbre &amp; Holguras'.B$1:.B$1048576];MATCH([.I7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79]+([.G779]*INDEX([$'Incertidumbre &amp; Holguras'.B$1:.B$1048576];MATCH([.I7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0]+([.G780]*INDEX([$'Incertidumbre &amp; Holguras'.B$1:.B$1048576];MATCH([.I7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1]+([.G781]*INDEX([$'Incertidumbre &amp; Holguras'.B$1:.B$1048576];MATCH([.I7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2]+([.G782]*INDEX([$'Incertidumbre &amp; Holguras'.B$1:.B$1048576];MATCH([.I7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3]+([.G783]*INDEX([$'Incertidumbre &amp; Holguras'.B$1:.B$1048576];MATCH([.I7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4]+([.G784]*INDEX([$'Incertidumbre &amp; Holguras'.B$1:.B$1048576];MATCH([.I7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5]+([.G785]*INDEX([$'Incertidumbre &amp; Holguras'.B$1:.B$1048576];MATCH([.I7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6]+([.G786]*INDEX([$'Incertidumbre &amp; Holguras'.B$1:.B$1048576];MATCH([.I7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7]+([.G787]*INDEX([$'Incertidumbre &amp; Holguras'.B$1:.B$1048576];MATCH([.I7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8]+([.G788]*INDEX([$'Incertidumbre &amp; Holguras'.B$1:.B$1048576];MATCH([.I7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89]+([.G789]*INDEX([$'Incertidumbre &amp; Holguras'.B$1:.B$1048576];MATCH([.I7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0]+([.G790]*INDEX([$'Incertidumbre &amp; Holguras'.B$1:.B$1048576];MATCH([.I7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1]+([.G791]*INDEX([$'Incertidumbre &amp; Holguras'.B$1:.B$1048576];MATCH([.I7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2]+([.G792]*INDEX([$'Incertidumbre &amp; Holguras'.B$1:.B$1048576];MATCH([.I7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3]+([.G793]*INDEX([$'Incertidumbre &amp; Holguras'.B$1:.B$1048576];MATCH([.I7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4]+([.G794]*INDEX([$'Incertidumbre &amp; Holguras'.B$1:.B$1048576];MATCH([.I7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5]+([.G795]*INDEX([$'Incertidumbre &amp; Holguras'.B$1:.B$1048576];MATCH([.I7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6]+([.G796]*INDEX([$'Incertidumbre &amp; Holguras'.B$1:.B$1048576];MATCH([.I7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7]+([.G797]*INDEX([$'Incertidumbre &amp; Holguras'.B$1:.B$1048576];MATCH([.I7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8]+([.G798]*INDEX([$'Incertidumbre &amp; Holguras'.B$1:.B$1048576];MATCH([.I7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7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799]+([.G799]*INDEX([$'Incertidumbre &amp; Holguras'.B$1:.B$1048576];MATCH([.I7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0]+([.G800]*INDEX([$'Incertidumbre &amp; Holguras'.B$1:.B$1048576];MATCH([.I8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1]+([.G801]*INDEX([$'Incertidumbre &amp; Holguras'.B$1:.B$1048576];MATCH([.I8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2]+([.G802]*INDEX([$'Incertidumbre &amp; Holguras'.B$1:.B$1048576];MATCH([.I8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3]+([.G803]*INDEX([$'Incertidumbre &amp; Holguras'.B$1:.B$1048576];MATCH([.I8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4]+([.G804]*INDEX([$'Incertidumbre &amp; Holguras'.B$1:.B$1048576];MATCH([.I8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5]+([.G805]*INDEX([$'Incertidumbre &amp; Holguras'.B$1:.B$1048576];MATCH([.I8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6]+([.G806]*INDEX([$'Incertidumbre &amp; Holguras'.B$1:.B$1048576];MATCH([.I8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7]+([.G807]*INDEX([$'Incertidumbre &amp; Holguras'.B$1:.B$1048576];MATCH([.I8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8]+([.G808]*INDEX([$'Incertidumbre &amp; Holguras'.B$1:.B$1048576];MATCH([.I8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09]+([.G809]*INDEX([$'Incertidumbre &amp; Holguras'.B$1:.B$1048576];MATCH([.I8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0]+([.G810]*INDEX([$'Incertidumbre &amp; Holguras'.B$1:.B$1048576];MATCH([.I8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1]+([.G811]*INDEX([$'Incertidumbre &amp; Holguras'.B$1:.B$1048576];MATCH([.I8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2]+([.G812]*INDEX([$'Incertidumbre &amp; Holguras'.B$1:.B$1048576];MATCH([.I8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3]+([.G813]*INDEX([$'Incertidumbre &amp; Holguras'.B$1:.B$1048576];MATCH([.I8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4]+([.G814]*INDEX([$'Incertidumbre &amp; Holguras'.B$1:.B$1048576];MATCH([.I8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5]+([.G815]*INDEX([$'Incertidumbre &amp; Holguras'.B$1:.B$1048576];MATCH([.I8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6]+([.G816]*INDEX([$'Incertidumbre &amp; Holguras'.B$1:.B$1048576];MATCH([.I8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7]+([.G817]*INDEX([$'Incertidumbre &amp; Holguras'.B$1:.B$1048576];MATCH([.I8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8]+([.G818]*INDEX([$'Incertidumbre &amp; Holguras'.B$1:.B$1048576];MATCH([.I8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19]+([.G819]*INDEX([$'Incertidumbre &amp; Holguras'.B$1:.B$1048576];MATCH([.I8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0]+([.G820]*INDEX([$'Incertidumbre &amp; Holguras'.B$1:.B$1048576];MATCH([.I8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1]+([.G821]*INDEX([$'Incertidumbre &amp; Holguras'.B$1:.B$1048576];MATCH([.I8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2]+([.G822]*INDEX([$'Incertidumbre &amp; Holguras'.B$1:.B$1048576];MATCH([.I8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3]+([.G823]*INDEX([$'Incertidumbre &amp; Holguras'.B$1:.B$1048576];MATCH([.I8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4]+([.G824]*INDEX([$'Incertidumbre &amp; Holguras'.B$1:.B$1048576];MATCH([.I8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5]+([.G825]*INDEX([$'Incertidumbre &amp; Holguras'.B$1:.B$1048576];MATCH([.I8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6]+([.G826]*INDEX([$'Incertidumbre &amp; Holguras'.B$1:.B$1048576];MATCH([.I8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7]+([.G827]*INDEX([$'Incertidumbre &amp; Holguras'.B$1:.B$1048576];MATCH([.I8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8]+([.G828]*INDEX([$'Incertidumbre &amp; Holguras'.B$1:.B$1048576];MATCH([.I8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29]+([.G829]*INDEX([$'Incertidumbre &amp; Holguras'.B$1:.B$1048576];MATCH([.I8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0]+([.G830]*INDEX([$'Incertidumbre &amp; Holguras'.B$1:.B$1048576];MATCH([.I8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1]+([.G831]*INDEX([$'Incertidumbre &amp; Holguras'.B$1:.B$1048576];MATCH([.I8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2]+([.G832]*INDEX([$'Incertidumbre &amp; Holguras'.B$1:.B$1048576];MATCH([.I8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3]+([.G833]*INDEX([$'Incertidumbre &amp; Holguras'.B$1:.B$1048576];MATCH([.I8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4]+([.G834]*INDEX([$'Incertidumbre &amp; Holguras'.B$1:.B$1048576];MATCH([.I8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5]+([.G835]*INDEX([$'Incertidumbre &amp; Holguras'.B$1:.B$1048576];MATCH([.I8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6]+([.G836]*INDEX([$'Incertidumbre &amp; Holguras'.B$1:.B$1048576];MATCH([.I8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7]+([.G837]*INDEX([$'Incertidumbre &amp; Holguras'.B$1:.B$1048576];MATCH([.I8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8]+([.G838]*INDEX([$'Incertidumbre &amp; Holguras'.B$1:.B$1048576];MATCH([.I8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39]+([.G839]*INDEX([$'Incertidumbre &amp; Holguras'.B$1:.B$1048576];MATCH([.I8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0]+([.G840]*INDEX([$'Incertidumbre &amp; Holguras'.B$1:.B$1048576];MATCH([.I8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1]+([.G841]*INDEX([$'Incertidumbre &amp; Holguras'.B$1:.B$1048576];MATCH([.I8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2]+([.G842]*INDEX([$'Incertidumbre &amp; Holguras'.B$1:.B$1048576];MATCH([.I8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3]+([.G843]*INDEX([$'Incertidumbre &amp; Holguras'.B$1:.B$1048576];MATCH([.I8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4]+([.G844]*INDEX([$'Incertidumbre &amp; Holguras'.B$1:.B$1048576];MATCH([.I8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5]+([.G845]*INDEX([$'Incertidumbre &amp; Holguras'.B$1:.B$1048576];MATCH([.I8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6]+([.G846]*INDEX([$'Incertidumbre &amp; Holguras'.B$1:.B$1048576];MATCH([.I8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7]+([.G847]*INDEX([$'Incertidumbre &amp; Holguras'.B$1:.B$1048576];MATCH([.I8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8]+([.G848]*INDEX([$'Incertidumbre &amp; Holguras'.B$1:.B$1048576];MATCH([.I8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49]+([.G849]*INDEX([$'Incertidumbre &amp; Holguras'.B$1:.B$1048576];MATCH([.I8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0]+([.G850]*INDEX([$'Incertidumbre &amp; Holguras'.B$1:.B$1048576];MATCH([.I8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1]+([.G851]*INDEX([$'Incertidumbre &amp; Holguras'.B$1:.B$1048576];MATCH([.I8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2]+([.G852]*INDEX([$'Incertidumbre &amp; Holguras'.B$1:.B$1048576];MATCH([.I8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3]+([.G853]*INDEX([$'Incertidumbre &amp; Holguras'.B$1:.B$1048576];MATCH([.I8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4]+([.G854]*INDEX([$'Incertidumbre &amp; Holguras'.B$1:.B$1048576];MATCH([.I8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5]+([.G855]*INDEX([$'Incertidumbre &amp; Holguras'.B$1:.B$1048576];MATCH([.I8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6]+([.G856]*INDEX([$'Incertidumbre &amp; Holguras'.B$1:.B$1048576];MATCH([.I8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7]+([.G857]*INDEX([$'Incertidumbre &amp; Holguras'.B$1:.B$1048576];MATCH([.I8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8]+([.G858]*INDEX([$'Incertidumbre &amp; Holguras'.B$1:.B$1048576];MATCH([.I8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59]+([.G859]*INDEX([$'Incertidumbre &amp; Holguras'.B$1:.B$1048576];MATCH([.I8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0]+([.G860]*INDEX([$'Incertidumbre &amp; Holguras'.B$1:.B$1048576];MATCH([.I8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1]+([.G861]*INDEX([$'Incertidumbre &amp; Holguras'.B$1:.B$1048576];MATCH([.I8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2]+([.G862]*INDEX([$'Incertidumbre &amp; Holguras'.B$1:.B$1048576];MATCH([.I8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3]+([.G863]*INDEX([$'Incertidumbre &amp; Holguras'.B$1:.B$1048576];MATCH([.I8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4]+([.G864]*INDEX([$'Incertidumbre &amp; Holguras'.B$1:.B$1048576];MATCH([.I8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5]+([.G865]*INDEX([$'Incertidumbre &amp; Holguras'.B$1:.B$1048576];MATCH([.I8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6]+([.G866]*INDEX([$'Incertidumbre &amp; Holguras'.B$1:.B$1048576];MATCH([.I8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7]+([.G867]*INDEX([$'Incertidumbre &amp; Holguras'.B$1:.B$1048576];MATCH([.I8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8]+([.G868]*INDEX([$'Incertidumbre &amp; Holguras'.B$1:.B$1048576];MATCH([.I8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69]+([.G869]*INDEX([$'Incertidumbre &amp; Holguras'.B$1:.B$1048576];MATCH([.I8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0]+([.G870]*INDEX([$'Incertidumbre &amp; Holguras'.B$1:.B$1048576];MATCH([.I8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1]+([.G871]*INDEX([$'Incertidumbre &amp; Holguras'.B$1:.B$1048576];MATCH([.I8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2]+([.G872]*INDEX([$'Incertidumbre &amp; Holguras'.B$1:.B$1048576];MATCH([.I8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3]+([.G873]*INDEX([$'Incertidumbre &amp; Holguras'.B$1:.B$1048576];MATCH([.I8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4]+([.G874]*INDEX([$'Incertidumbre &amp; Holguras'.B$1:.B$1048576];MATCH([.I8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5]+([.G875]*INDEX([$'Incertidumbre &amp; Holguras'.B$1:.B$1048576];MATCH([.I8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6]+([.G876]*INDEX([$'Incertidumbre &amp; Holguras'.B$1:.B$1048576];MATCH([.I8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7]+([.G877]*INDEX([$'Incertidumbre &amp; Holguras'.B$1:.B$1048576];MATCH([.I8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8]+([.G878]*INDEX([$'Incertidumbre &amp; Holguras'.B$1:.B$1048576];MATCH([.I8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79]+([.G879]*INDEX([$'Incertidumbre &amp; Holguras'.B$1:.B$1048576];MATCH([.I8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0]+([.G880]*INDEX([$'Incertidumbre &amp; Holguras'.B$1:.B$1048576];MATCH([.I8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1]+([.G881]*INDEX([$'Incertidumbre &amp; Holguras'.B$1:.B$1048576];MATCH([.I8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2]+([.G882]*INDEX([$'Incertidumbre &amp; Holguras'.B$1:.B$1048576];MATCH([.I8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3]+([.G883]*INDEX([$'Incertidumbre &amp; Holguras'.B$1:.B$1048576];MATCH([.I8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4]+([.G884]*INDEX([$'Incertidumbre &amp; Holguras'.B$1:.B$1048576];MATCH([.I8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5]+([.G885]*INDEX([$'Incertidumbre &amp; Holguras'.B$1:.B$1048576];MATCH([.I8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6]+([.G886]*INDEX([$'Incertidumbre &amp; Holguras'.B$1:.B$1048576];MATCH([.I8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7]+([.G887]*INDEX([$'Incertidumbre &amp; Holguras'.B$1:.B$1048576];MATCH([.I8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8]+([.G888]*INDEX([$'Incertidumbre &amp; Holguras'.B$1:.B$1048576];MATCH([.I8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89]+([.G889]*INDEX([$'Incertidumbre &amp; Holguras'.B$1:.B$1048576];MATCH([.I8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0]+([.G890]*INDEX([$'Incertidumbre &amp; Holguras'.B$1:.B$1048576];MATCH([.I8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1]+([.G891]*INDEX([$'Incertidumbre &amp; Holguras'.B$1:.B$1048576];MATCH([.I8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2]+([.G892]*INDEX([$'Incertidumbre &amp; Holguras'.B$1:.B$1048576];MATCH([.I8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3]+([.G893]*INDEX([$'Incertidumbre &amp; Holguras'.B$1:.B$1048576];MATCH([.I8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4]+([.G894]*INDEX([$'Incertidumbre &amp; Holguras'.B$1:.B$1048576];MATCH([.I8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5]+([.G895]*INDEX([$'Incertidumbre &amp; Holguras'.B$1:.B$1048576];MATCH([.I8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6]+([.G896]*INDEX([$'Incertidumbre &amp; Holguras'.B$1:.B$1048576];MATCH([.I8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7]+([.G897]*INDEX([$'Incertidumbre &amp; Holguras'.B$1:.B$1048576];MATCH([.I8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8]+([.G898]*INDEX([$'Incertidumbre &amp; Holguras'.B$1:.B$1048576];MATCH([.I8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8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899]+([.G899]*INDEX([$'Incertidumbre &amp; Holguras'.B$1:.B$1048576];MATCH([.I8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0]+([.G900]*INDEX([$'Incertidumbre &amp; Holguras'.B$1:.B$1048576];MATCH([.I9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1]+([.G901]*INDEX([$'Incertidumbre &amp; Holguras'.B$1:.B$1048576];MATCH([.I9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2]+([.G902]*INDEX([$'Incertidumbre &amp; Holguras'.B$1:.B$1048576];MATCH([.I9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3]+([.G903]*INDEX([$'Incertidumbre &amp; Holguras'.B$1:.B$1048576];MATCH([.I9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4]+([.G904]*INDEX([$'Incertidumbre &amp; Holguras'.B$1:.B$1048576];MATCH([.I90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5]+([.G905]*INDEX([$'Incertidumbre &amp; Holguras'.B$1:.B$1048576];MATCH([.I90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6]+([.G906]*INDEX([$'Incertidumbre &amp; Holguras'.B$1:.B$1048576];MATCH([.I90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7]+([.G907]*INDEX([$'Incertidumbre &amp; Holguras'.B$1:.B$1048576];MATCH([.I90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8]+([.G908]*INDEX([$'Incertidumbre &amp; Holguras'.B$1:.B$1048576];MATCH([.I90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0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09]+([.G909]*INDEX([$'Incertidumbre &amp; Holguras'.B$1:.B$1048576];MATCH([.I90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0]+([.G910]*INDEX([$'Incertidumbre &amp; Holguras'.B$1:.B$1048576];MATCH([.I91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1]+([.G911]*INDEX([$'Incertidumbre &amp; Holguras'.B$1:.B$1048576];MATCH([.I91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2]+([.G912]*INDEX([$'Incertidumbre &amp; Holguras'.B$1:.B$1048576];MATCH([.I91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3]+([.G913]*INDEX([$'Incertidumbre &amp; Holguras'.B$1:.B$1048576];MATCH([.I91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4]+([.G914]*INDEX([$'Incertidumbre &amp; Holguras'.B$1:.B$1048576];MATCH([.I91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5]+([.G915]*INDEX([$'Incertidumbre &amp; Holguras'.B$1:.B$1048576];MATCH([.I91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6]+([.G916]*INDEX([$'Incertidumbre &amp; Holguras'.B$1:.B$1048576];MATCH([.I91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7]+([.G917]*INDEX([$'Incertidumbre &amp; Holguras'.B$1:.B$1048576];MATCH([.I91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8]+([.G918]*INDEX([$'Incertidumbre &amp; Holguras'.B$1:.B$1048576];MATCH([.I91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1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19]+([.G919]*INDEX([$'Incertidumbre &amp; Holguras'.B$1:.B$1048576];MATCH([.I91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0]+([.G920]*INDEX([$'Incertidumbre &amp; Holguras'.B$1:.B$1048576];MATCH([.I92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1]+([.G921]*INDEX([$'Incertidumbre &amp; Holguras'.B$1:.B$1048576];MATCH([.I92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2]+([.G922]*INDEX([$'Incertidumbre &amp; Holguras'.B$1:.B$1048576];MATCH([.I92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3]+([.G923]*INDEX([$'Incertidumbre &amp; Holguras'.B$1:.B$1048576];MATCH([.I92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4]+([.G924]*INDEX([$'Incertidumbre &amp; Holguras'.B$1:.B$1048576];MATCH([.I92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5]+([.G925]*INDEX([$'Incertidumbre &amp; Holguras'.B$1:.B$1048576];MATCH([.I92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6]+([.G926]*INDEX([$'Incertidumbre &amp; Holguras'.B$1:.B$1048576];MATCH([.I92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7]+([.G927]*INDEX([$'Incertidumbre &amp; Holguras'.B$1:.B$1048576];MATCH([.I92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8]+([.G928]*INDEX([$'Incertidumbre &amp; Holguras'.B$1:.B$1048576];MATCH([.I92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2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29]+([.G929]*INDEX([$'Incertidumbre &amp; Holguras'.B$1:.B$1048576];MATCH([.I92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0]+([.G930]*INDEX([$'Incertidumbre &amp; Holguras'.B$1:.B$1048576];MATCH([.I93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1]+([.G931]*INDEX([$'Incertidumbre &amp; Holguras'.B$1:.B$1048576];MATCH([.I93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2]+([.G932]*INDEX([$'Incertidumbre &amp; Holguras'.B$1:.B$1048576];MATCH([.I93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3]+([.G933]*INDEX([$'Incertidumbre &amp; Holguras'.B$1:.B$1048576];MATCH([.I93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4]+([.G934]*INDEX([$'Incertidumbre &amp; Holguras'.B$1:.B$1048576];MATCH([.I93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5]+([.G935]*INDEX([$'Incertidumbre &amp; Holguras'.B$1:.B$1048576];MATCH([.I93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6]+([.G936]*INDEX([$'Incertidumbre &amp; Holguras'.B$1:.B$1048576];MATCH([.I93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7]+([.G937]*INDEX([$'Incertidumbre &amp; Holguras'.B$1:.B$1048576];MATCH([.I93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8]+([.G938]*INDEX([$'Incertidumbre &amp; Holguras'.B$1:.B$1048576];MATCH([.I93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3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39]+([.G939]*INDEX([$'Incertidumbre &amp; Holguras'.B$1:.B$1048576];MATCH([.I93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0]+([.G940]*INDEX([$'Incertidumbre &amp; Holguras'.B$1:.B$1048576];MATCH([.I94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1]+([.G941]*INDEX([$'Incertidumbre &amp; Holguras'.B$1:.B$1048576];MATCH([.I94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2]+([.G942]*INDEX([$'Incertidumbre &amp; Holguras'.B$1:.B$1048576];MATCH([.I94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3]+([.G943]*INDEX([$'Incertidumbre &amp; Holguras'.B$1:.B$1048576];MATCH([.I94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4]+([.G944]*INDEX([$'Incertidumbre &amp; Holguras'.B$1:.B$1048576];MATCH([.I94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5]+([.G945]*INDEX([$'Incertidumbre &amp; Holguras'.B$1:.B$1048576];MATCH([.I94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6]+([.G946]*INDEX([$'Incertidumbre &amp; Holguras'.B$1:.B$1048576];MATCH([.I94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7]+([.G947]*INDEX([$'Incertidumbre &amp; Holguras'.B$1:.B$1048576];MATCH([.I94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8]+([.G948]*INDEX([$'Incertidumbre &amp; Holguras'.B$1:.B$1048576];MATCH([.I94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4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49]+([.G949]*INDEX([$'Incertidumbre &amp; Holguras'.B$1:.B$1048576];MATCH([.I94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0]+([.G950]*INDEX([$'Incertidumbre &amp; Holguras'.B$1:.B$1048576];MATCH([.I95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1]+([.G951]*INDEX([$'Incertidumbre &amp; Holguras'.B$1:.B$1048576];MATCH([.I95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2]+([.G952]*INDEX([$'Incertidumbre &amp; Holguras'.B$1:.B$1048576];MATCH([.I95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3]+([.G953]*INDEX([$'Incertidumbre &amp; Holguras'.B$1:.B$1048576];MATCH([.I95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4]+([.G954]*INDEX([$'Incertidumbre &amp; Holguras'.B$1:.B$1048576];MATCH([.I95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5]+([.G955]*INDEX([$'Incertidumbre &amp; Holguras'.B$1:.B$1048576];MATCH([.I95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6]+([.G956]*INDEX([$'Incertidumbre &amp; Holguras'.B$1:.B$1048576];MATCH([.I95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7]+([.G957]*INDEX([$'Incertidumbre &amp; Holguras'.B$1:.B$1048576];MATCH([.I95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8]+([.G958]*INDEX([$'Incertidumbre &amp; Holguras'.B$1:.B$1048576];MATCH([.I95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5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59]+([.G959]*INDEX([$'Incertidumbre &amp; Holguras'.B$1:.B$1048576];MATCH([.I95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0]+([.G960]*INDEX([$'Incertidumbre &amp; Holguras'.B$1:.B$1048576];MATCH([.I96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1]+([.G961]*INDEX([$'Incertidumbre &amp; Holguras'.B$1:.B$1048576];MATCH([.I96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2]+([.G962]*INDEX([$'Incertidumbre &amp; Holguras'.B$1:.B$1048576];MATCH([.I96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3]+([.G963]*INDEX([$'Incertidumbre &amp; Holguras'.B$1:.B$1048576];MATCH([.I96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4]+([.G964]*INDEX([$'Incertidumbre &amp; Holguras'.B$1:.B$1048576];MATCH([.I96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5]+([.G965]*INDEX([$'Incertidumbre &amp; Holguras'.B$1:.B$1048576];MATCH([.I96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6]+([.G966]*INDEX([$'Incertidumbre &amp; Holguras'.B$1:.B$1048576];MATCH([.I96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7]+([.G967]*INDEX([$'Incertidumbre &amp; Holguras'.B$1:.B$1048576];MATCH([.I96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8]+([.G968]*INDEX([$'Incertidumbre &amp; Holguras'.B$1:.B$1048576];MATCH([.I96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6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69]+([.G969]*INDEX([$'Incertidumbre &amp; Holguras'.B$1:.B$1048576];MATCH([.I96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0]+([.G970]*INDEX([$'Incertidumbre &amp; Holguras'.B$1:.B$1048576];MATCH([.I97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1]+([.G971]*INDEX([$'Incertidumbre &amp; Holguras'.B$1:.B$1048576];MATCH([.I97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2]+([.G972]*INDEX([$'Incertidumbre &amp; Holguras'.B$1:.B$1048576];MATCH([.I97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3]+([.G973]*INDEX([$'Incertidumbre &amp; Holguras'.B$1:.B$1048576];MATCH([.I97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4]+([.G974]*INDEX([$'Incertidumbre &amp; Holguras'.B$1:.B$1048576];MATCH([.I97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5]+([.G975]*INDEX([$'Incertidumbre &amp; Holguras'.B$1:.B$1048576];MATCH([.I97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6]+([.G976]*INDEX([$'Incertidumbre &amp; Holguras'.B$1:.B$1048576];MATCH([.I97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7]+([.G977]*INDEX([$'Incertidumbre &amp; Holguras'.B$1:.B$1048576];MATCH([.I97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8]+([.G978]*INDEX([$'Incertidumbre &amp; Holguras'.B$1:.B$1048576];MATCH([.I97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7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79]+([.G979]*INDEX([$'Incertidumbre &amp; Holguras'.B$1:.B$1048576];MATCH([.I97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0]+([.G980]*INDEX([$'Incertidumbre &amp; Holguras'.B$1:.B$1048576];MATCH([.I98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1]+([.G981]*INDEX([$'Incertidumbre &amp; Holguras'.B$1:.B$1048576];MATCH([.I98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2]+([.G982]*INDEX([$'Incertidumbre &amp; Holguras'.B$1:.B$1048576];MATCH([.I98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3]+([.G983]*INDEX([$'Incertidumbre &amp; Holguras'.B$1:.B$1048576];MATCH([.I98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4]+([.G984]*INDEX([$'Incertidumbre &amp; Holguras'.B$1:.B$1048576];MATCH([.I98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5]+([.G985]*INDEX([$'Incertidumbre &amp; Holguras'.B$1:.B$1048576];MATCH([.I98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6]+([.G986]*INDEX([$'Incertidumbre &amp; Holguras'.B$1:.B$1048576];MATCH([.I98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7]+([.G987]*INDEX([$'Incertidumbre &amp; Holguras'.B$1:.B$1048576];MATCH([.I98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8]+([.G988]*INDEX([$'Incertidumbre &amp; Holguras'.B$1:.B$1048576];MATCH([.I98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8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89]+([.G989]*INDEX([$'Incertidumbre &amp; Holguras'.B$1:.B$1048576];MATCH([.I98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0]+([.G990]*INDEX([$'Incertidumbre &amp; Holguras'.B$1:.B$1048576];MATCH([.I99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1]+([.G991]*INDEX([$'Incertidumbre &amp; Holguras'.B$1:.B$1048576];MATCH([.I99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2]+([.G992]*INDEX([$'Incertidumbre &amp; Holguras'.B$1:.B$1048576];MATCH([.I99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3]+([.G993]*INDEX([$'Incertidumbre &amp; Holguras'.B$1:.B$1048576];MATCH([.I99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4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4]+([.G994]*INDEX([$'Incertidumbre &amp; Holguras'.B$1:.B$1048576];MATCH([.I994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5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5]+([.G995]*INDEX([$'Incertidumbre &amp; Holguras'.B$1:.B$1048576];MATCH([.I995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6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6]+([.G996]*INDEX([$'Incertidumbre &amp; Holguras'.B$1:.B$1048576];MATCH([.I996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7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7]+([.G997]*INDEX([$'Incertidumbre &amp; Holguras'.B$1:.B$1048576];MATCH([.I997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8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8]+([.G998]*INDEX([$'Incertidumbre &amp; Holguras'.B$1:.B$1048576];MATCH([.I998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999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999]+([.G999]*INDEX([$'Incertidumbre &amp; Holguras'.B$1:.B$1048576];MATCH([.I999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00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00]+([.G1000]*INDEX([$'Incertidumbre &amp; Holguras'.B$1:.B$1048576];MATCH([.I1000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01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01]+([.G1001]*INDEX([$'Incertidumbre &amp; Holguras'.B$1:.B$1048576];MATCH([.I1001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02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02]+([.G1002]*INDEX([$'Incertidumbre &amp; Holguras'.B$1:.B$1048576];MATCH([.I1002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28" table:content-validation-name="val1"/>
          <table:table-cell table:style-name="ce28" table:content-validation-name="val2"/>
          <table:table-cell table:style-name="ce28" table:content-validation-name="val3"/>
          <table:table-cell table:style-name="ce29" table:formula="of:=INDEX([$Dificultades.B$1:.B$1048576];MATCH([.F1003];[$Dificultades.A$1:.A$1048576];0);1)" office:value-type="string" office:string-value="" calcext:value-type="error">
            <text:p>#N/D</text:p>
          </table:table-cell>
          <table:table-cell table:style-name="ce28"/>
          <table:table-cell table:style-name="ce28" table:content-validation-name="val4"/>
          <table:table-cell table:style-name="ce29" table:formula="of:=[.G1003]+([.G1003]*INDEX([$'Incertidumbre &amp; Holguras'.B$1:.B$1048576];MATCH([.I1003];[$'Incertidumbre &amp; Holguras'.A$1:.A$1048576];0);1)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3">
          <table:table-cell table:style-name="ce28"/>
          <table:table-cell table:number-columns-repeated="1023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stimados.G2:Estimados.G1003 Estimados.J2:Estimados.J1003">
            <calcext:condition calcext:apply-style-name="ConditionalStyle_1" calcext:value="formula-is(LEN(TRIM([.G2]))&gt;0)" calcext:base-cell-address="Estimados.G2"/>
          </calcext:conditional-format>
        </calcext:conditional-formats>
      </table:table>
      <table:table table:name="Departamentos" table:style-name="ta3">
        <office:forms form:automatic-focus="false" form:apply-design-mode="false"/>
        <table:table-column table:style-name="co2" table:number-columns-repeated="26" table:default-cell-style-name="Default"/>
        <table:table-column table:style-name="co5" table:number-columns-repeated="998" table:default-cell-style-name="Default"/>
        <table:table-row table:style-name="ro1">
          <table:table-cell table:style-name="ce31" office:value-type="string" calcext:value-type="string">
            <text:p>Cod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Art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Game Design</text:p>
          </table:table-cell>
          <table:table-cell table:number-columns-repeated="1023"/>
        </table:table-row>
        <table:table-row table:style-name="ro1" table:number-rows-repeated="2">
          <table:table-cell table:style-name="ce31"/>
          <table:table-cell table:number-columns-repeated="1023"/>
        </table:table-row>
        <table:table-row table:style-name="ro1" table:number-rows-repeated="99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icultades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ce31" office:value-type="string" calcext:value-type="string">
            <text:p>XS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L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XL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XXL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hrs</text:p>
          </table:table-cell>
          <table:table-cell table:number-columns-repeated="1021"/>
        </table:table-row>
        <table:table-row table:style-name="ro1" table:number-rows-repeated="99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ponsables" table:style-name="ta5">
        <office:forms form:automatic-focus="false" form:apply-design-mode="false"/>
        <table:table-column table:style-name="co12" table:default-cell-style-name="Default"/>
        <table:table-column table:style-name="co2" table:number-columns-repeated="25" table:default-cell-style-name="Default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Cri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023"/>
        </table:table-row>
        <table:table-row table:style-name="ro1" table:number-rows-repeated="7">
          <table:table-cell table:style-name="ce31"/>
          <table:table-cell table:number-columns-repeated="1023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ertidumbre &amp; Holguras" table:style-name="ta6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ce31" office:value-type="string" calcext:value-type="string">
            <text:p>Baja</text:p>
          </table:table-cell>
          <table:table-cell table:style-name="ce32" office:value-type="percentage" office:value="0.3" calcext:value-type="percentage">
            <text:p>30%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Media</text:p>
          </table:table-cell>
          <table:table-cell table:style-name="ce32" office:value-type="percentage" office:value="0.5" calcext:value-type="percentage">
            <text:p>50%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Alta</text:p>
          </table:table-cell>
          <table:table-cell table:style-name="ce32" office:value-type="percentage" office:value="0.8" calcext:value-type="percentage">
            <text:p>80%</text:p>
          </table:table-cell>
          <table:table-cell table:number-columns-repeated="1022"/>
        </table:table-row>
        <table:table-row table:style-name="ro1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2:50:37.825113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dos" style:display-name="PageStyle_Estim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amentos" style:display-name="PageStyle_Departa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icultades" style:display-name="PageStyle_Dificult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onsables" style:display-name="PageStyle_Respons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ertidumbre_20__26__20_Holguras" style:display-name="PageStyle_Incertidumbre &amp; Holgu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7T13:33:34.796197906</dc:date>
    <meta:editing-duration>PT21S</meta:editing-duration>
    <meta:editing-cycles>1</meta:editing-cycles>
    <meta:document-statistic meta:table-count="6" meta:cell-count="2467" meta:object-count="0"/>
  </office:meta>
</office:document-meta>
</file>